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5.207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3102in"/>
    </style:style>
    <style:style style:name="co6" style:family="table-column">
      <style:table-column-properties fo:break-before="auto" style:column-width="1.2638in"/>
    </style:style>
    <style:style style:name="co7" style:family="table-column">
      <style:table-column-properties fo:break-before="auto" style:column-width="1.0925in"/>
    </style:style>
    <style:style style:name="co8" style:family="table-column">
      <style:table-column-properties fo:break-before="auto" style:column-width="11.7217in"/>
    </style:style>
    <style:style style:name="co9" style:family="table-column">
      <style:table-column-properties fo:break-before="auto" style:column-width="1.6563in"/>
    </style:style>
    <style:style style:name="co10" style:family="table-column">
      <style:table-column-properties fo:break-before="auto" style:column-width="0.952in"/>
    </style:style>
    <style:style style:name="co11" style:family="table-column">
      <style:table-column-properties fo:break-before="auto" style:column-width="4.0055in"/>
    </style:style>
    <style:style style:name="co12" style:family="table-column">
      <style:table-column-properties fo:break-before="auto" style:column-width="2.9008in"/>
    </style:style>
    <style:style style:name="co13" style:family="table-column">
      <style:table-column-properties fo:break-before="auto" style:column-width="0.3035in"/>
    </style:style>
    <style:style style:name="co14" style:family="table-column">
      <style:table-column-properties fo:break-before="auto" style:column-width="1.3957in"/>
    </style:style>
    <style:style style:name="co15" style:family="table-column">
      <style:table-column-properties fo:break-before="auto" style:column-width="1.5535in"/>
    </style:style>
    <style:style style:name="co16" style:family="table-column">
      <style:table-column-properties fo:break-before="auto" style:column-width="1.2744in"/>
    </style:style>
    <style:style style:name="co17" style:family="table-column">
      <style:table-column-properties fo:break-before="auto" style:column-width="2.2398in"/>
    </style:style>
    <style:style style:name="co18" style:family="table-column">
      <style:table-column-properties fo:break-before="auto" style:column-width="5.65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47in" fo:break-before="auto" style:use-optimal-row-height="true"/>
    </style:style>
    <style:style style:name="ro3" style:family="table-row">
      <style:table-row-properties style:row-height="0.5327in" fo:break-before="auto" style:use-optimal-row-height="true"/>
    </style:style>
    <style:style style:name="ro4" style:family="table-row">
      <style:table-row-properties style:row-height="0.8882in" fo:break-before="auto" style:use-optimal-row-height="true"/>
    </style:style>
    <style:style style:name="ro5" style:family="table-row">
      <style:table-row-properties style:row-height="1.0362in" fo:break-before="auto" style:use-optimal-row-height="true"/>
    </style:style>
    <style:style style:name="ro6" style:family="table-row">
      <style:table-row-properties style:row-height="0.7102in" fo:break-before="auto" style:use-optimal-row-height="true"/>
    </style:style>
    <style:style style:name="ro7" style:family="table-row">
      <style:table-row-properties style:row-height="6.3965in" fo:break-before="auto" style:use-optimal-row-height="true"/>
    </style:style>
    <style:style style:name="ro8" style:family="table-row">
      <style:table-row-properties style:row-height="6.0409in" fo:break-before="auto" style:use-optimal-row-height="true"/>
    </style:style>
    <style:style style:name="ro9" style:family="table-row">
      <style:table-row-properties style:row-height="2.4874in" fo:break-before="auto" style:use-optimal-row-height="true"/>
    </style:style>
    <style:style style:name="ro10" style:family="table-row">
      <style:table-row-properties style:row-height="1.0661in" fo:break-before="auto" style:use-optimal-row-height="true"/>
    </style:style>
    <style:style style:name="ro11" style:family="table-row">
      <style:table-row-properties style:row-height="1.2437in" fo:break-before="auto" style:use-optimal-row-height="true"/>
    </style:style>
    <style:style style:name="ro12" style:family="table-row">
      <style:table-row-properties style:row-height="0.2118in" fo:break-before="auto" style:use-optimal-row-height="true"/>
    </style:style>
    <style:style style:name="ro13" style:family="table-row">
      <style:table-row-properties style:row-height="2.3098in" fo:break-before="auto" style:use-optimal-row-height="true"/>
    </style:style>
    <style:style style:name="ro14" style:family="table-row">
      <style:table-row-properties style:row-height="0.1862in" fo:break-before="auto" style:use-optimal-row-height="true"/>
    </style:style>
    <style:style style:name="ro15" style:family="table-row">
      <style:table-row-properties style:row-height="0.898in" fo:break-before="auto" style:use-optimal-row-height="false"/>
    </style:style>
    <style:style style:name="ro16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1.6811in" fo:break-before="auto" style:use-optimal-row-height="false"/>
    </style:style>
    <style:style style:name="ro18" style:family="table-row">
      <style:table-row-properties style:row-height="1.0709in" fo:break-before="auto" style:use-optimal-row-height="fals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5.3272in" fo:break-before="auto" style:use-optimal-row-height="true"/>
    </style:style>
    <style:style style:name="ro22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4c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fe7f5" fo:border="0.0008in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08in solid #000000" style:vertical-align="middl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#e6e64c" fo:border="0.0008in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4c"/>
    </style:style>
    <style:style style:name="ce8" style:family="table-cell" style:parent-style-name="Default">
      <style:table-cell-properties fo:background-color="#cfe7f5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e6e64c" fo:border="0.0008in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e6e64c" style:vertical-align="middle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</style:style>
    <style:style style:name="ce16" style:family="table-cell" style:parent-style-name="Default">
      <style:table-cell-properties fo:background-color="#e6e64c" fo:border="0.0008in solid #000000" style:vertical-align="middle"/>
    </style:style>
    <style:style style:name="ce17" style:family="table-cell" style:parent-style-name="Default">
      <style:table-cell-properties fo:background-color="#00ffff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66ff66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99ccff" fo:border="0.0008in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transparent" fo:border="0.0008in solid #000000"/>
    </style:style>
    <style:style style:name="ce23" style:family="table-cell" style:parent-style-name="Default">
      <style:text-properties style:font-name="F" fo:font-size="12pt" fo:language="en" fo:country="US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24" style:family="table-cell" style:parent-style-name="Default">
      <style:text-properties fo:language="en" fo:country="US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25" style:family="table-cell" style:parent-style-name="Default">
      <style:table-cell-properties fo:background-color="#66ff00" fo:border="0.0008in solid #000000"/>
    </style:style>
    <style:style style:name="ce26" style:family="table-cell" style:parent-style-name="Default">
      <style:table-cell-properties fo:background-color="#ffff00" fo:border="0.0008in solid #000000"/>
    </style:style>
    <style:style style:name="ce27" style:family="table-cell" style:parent-style-name="Default" style:data-style-name="N118"/>
    <style:style style:name="ce28" style:family="table-cell" style:parent-style-name="Default" style:data-style-name="N0">
      <style:table-cell-properties fo:border="0.0008in solid #000000"/>
    </style:style>
    <style:style style:name="ce29" style:family="table-cell" style:parent-style-name="Default" style:data-style-name="N11">
      <style:table-cell-properties fo:border="0.0008in solid #000000"/>
    </style:style>
    <style:style style:name="ce30" style:family="table-cell" style:parent-style-name="Default">
      <style:table-cell-properties fo:border="0.0008in solid #000000"/>
      <style:text-properties fo:font-size="12pt" fo:language="en" fo:country="US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31" style:family="table-cell" style:parent-style-name="Default">
      <style:table-cell-properties fo:background-color="transparent" fo:border="0.0008in solid #000000" style:vertical-align="top"/>
    </style:style>
    <style:style style:name="ce32" style:family="table-cell" style:parent-style-name="Default">
      <style:table-cell-properties fo:background-color="#66ff00" fo:border="0.0008in solid #000000" style:vertical-align="top"/>
    </style:style>
    <style:style style:name="ce33" style:family="table-cell" style:parent-style-name="Default">
      <style:table-cell-properties fo:background-color="#99ccff" fo:border="0.0008in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e6e64c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37" style:family="table-cell" style:parent-style-name="Default">
      <style:table-cell-properties fo:background-color="#cfe7f5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ext-properties fo:font-size="12pt"/>
    </style:style>
    <style:style style:name="ce39" style:family="table-cell" style:parent-style-name="Default">
      <style:table-cell-properties fo:background-color="#cfe7f5" style:text-align-source="fix" style:repeat-content="false" fo:border="0.0008in solid #000000"/>
      <style:paragraph-properties fo:text-align="justify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wrap-option="wrap" fo:border="0.0008in solid #000000" style:vertical-align="top"/>
      <style:text-properties fo:font-size="12pt" fo:language="en" fo:country="US" style:font-name-asian="Microsoft YaHei" style:font-size-asian="10pt" style:language-asian="zh" style:country-asian="CN" style:font-size-complex="10pt" style:language-complex="th" style:country-complex="TH"/>
    </style:style>
    <style:style style:name="ce41" style:family="table-cell" style:parent-style-name="Default">
      <style:table-cell-properties fo:border="0.0008in solid #000000"/>
      <style:text-properties fo:font-size="12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4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gr1" style:family="graphic">
      <style:graphic-properties draw:textarea-horizontal-align="justify" draw:textarea-vertical-align="middle" draw:auto-grow-height="false"/>
    </style:style>
    <style:style style:name="T1" style:family="text">
      <style:text-properties style:font-name="F" fo:font-size="12pt"/>
    </style:style>
    <style:style style:name="T2" style:family="text">
      <style:text-properties fo:font-size="12pt"/>
    </style:style>
    <style:style style:name="T3" style:family="text">
      <style:text-properties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T4" style:family="text">
      <style:text-properties fo:font-size="10pt" fo:language="en" fo:country="US" style:font-name-asian="Microsoft YaHei" style:font-size-asian="10pt" style:language-asian="zh" style:country-asian="CN" style:font-size-complex="10pt" style:language-complex="th" style:country-complex="TH"/>
    </style:style>
    <style:style style:name="T5" style:family="text">
      <style:text-properties style:font-name="Arial" fo:font-size="10pt"/>
    </style:style>
  </office:automatic-styles>
  <office:body>
    <office:spreadsheet>
      <table:table table:name="FI" table:style-name="ta1" table:print="false">
        <table:table-column table:style-name="co1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9" table:default-cell-style-name="Default"/>
        <table:table-row table:style-name="ro1">
          <table:table-cell table:style-name="ce1" office:value-type="string">
            <text:p>DS_PTX</text:p>
          </table:table-cell>
          <table:table-cell table:number-columns-repeated="18"/>
        </table:table-row>
        <table:table-row table:style-name="ro1">
          <table:table-cell table:style-name="ce2" office:value-type="string">
            <text:p>Function PTX_FI_1(sDate)</text:p>
          </table:table-cell>
          <table:table-cell table:style-name="ce7"/>
          <table:table-cell table:style-name="ce14"/>
          <table:table-cell table:style-name="ce7" table:number-columns-repeated="7"/>
          <table:table-cell table:number-columns-repeated="9"/>
        </table:table-row>
        <table:table-row table:style-name="ro1">
          <table:table-cell table:style-name="ce3" office:value-type="string">
            <text:p>Field Name</text:p>
          </table:table-cell>
          <table:table-cell table:style-name="ce8" office:value-type="string">
            <text:p>Value</text:p>
          </table:table-cell>
          <table:table-cell table:style-name="ce3" office:value-type="string">
            <text:p>Condition</text:p>
          </table:table-cell>
          <table:table-cell table:number-columns-repeated="16"/>
        </table:table-row>
        <table:table-row table:style-name="ro2">
          <table:table-cell table:style-name="ce4" office:value-type="string">
            <text:p>ARR_TYPE_CD</text:p>
          </table:table-cell>
          <table:table-cell table:style-name="ce9" office:value-type="string">
            <text:p><text:s/>'999999'</text:p>
          </table:table-cell>
          <table:table-cell table:style-name="ce4" office:value-type="string">
            <text:p>Fixed by DMS</text:p>
          </table:table-cell>
          <table:table-cell/>
          <table:table-cell office:value-type="string">
            <text:p>SELECT COALESCE(MAX(TRAN_SEQ), 0) <text:s/>AS TRAN_SEQ "</text:p>
            <text:p>FROM DS_PTX WHERE DATA_SET_DATE = <text:s/>'" &amp; sDate &amp; "' AND DATA_SYSTEM_CD = 'HIPO' <text:s text:c="3"/>WITH UR; "</text:p>
          </table:table-cell>
          <table:table-cell table:number-columns-repeated="8"/>
          <table:table-cell office:value-type="string">
            <text:p><text:s text:c="2"/>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RR_NUMBER</text:p>
          </table:table-cell>
          <table:table-cell table:style-name="ce10"/>
          <table:table-cell table:style-name="ce4" office:value-type="string">
            <text:p>Trim(rs("TRANS_NUM"))</text:p>
          </table:table-cell>
          <table:table-cell table:number-columns-repeated="16"/>
        </table:table-row>
        <table:table-row table:style-name="ro2">
          <table:table-cell table:style-name="ce4" office:value-type="string">
            <text:p>TRAN_DTE</text:p>
          </table:table-cell>
          <table:table-cell table:style-name="ce10"/>
          <table:table-cell table:style-name="ce4" office:value-type="string">
            <text:p>dateInsert = Format(Trim(rs("SETTLE_DATE")), "YYYY") &amp; "-" &amp; Format(Trim</text:p>
            <text:p>(rs("SETTLE_DATE")), "MM") &amp; "-" &amp; Format(Trim(rs("SETTLE_DATE")), "DD")</text:p>
          </table:table-cell>
          <table:table-cell table:number-columns-repeated="16"/>
        </table:table-row>
        <table:table-row table:style-name="ro3">
          <table:table-cell table:style-name="ce4" office:value-type="string">
            <text:p>TRAN_TYPE_CD</text:p>
          </table:table-cell>
          <table:table-cell table:style-name="ce9" office:value-type="string">
            <text:p>270003</text:p>
            <text:p>270001</text:p>
            <text:p>270002</text:p>
          </table:table-cell>
          <table:table-cell table:style-name="ce4" office:value-type="string">
            <text:p>If Trim(rs("PROFIT")) &lt;&gt; "0" Then <text:s text:c="2"/>270001</text:p>
            <text:p>If Trim(rs("LOSS")) &lt;&gt; "0" Then <text:s/>270002</text:p>
            <text:p>If Trim(rs("CHG_WAV")) &lt;&gt; "0" <text:s/>Then 270003</text:p>
          </table:table-cell>
          <table:table-cell table:number-columns-repeated="16"/>
        </table:table-row>
        <table:table-row table:style-name="ro4">
          <table:table-cell table:style-name="ce4" office:value-type="string">
            <text:p>ITEM_TYPE_CD</text:p>
          </table:table-cell>
          <table:table-cell table:style-name="ce9" office:value-type="string">
            <text:p>268027</text:p>
            <text:p>268022</text:p>
            <text:p>268017</text:p>
          </table:table-cell>
          <table:table-cell table:style-name="ce4" office:value-type="string">
            <text:p>If Trim(rs("CHG_WAV")) &lt;&gt; "0" Then</text:p>
            <text:p><text:s text:c="3"/>If Trim(rs("CHG_WAV")) &lt; "0" Then 268027</text:p>
            <text:p>Else (CHG_WAV &gt; 0) <text:s/>268022</text:p>
            <text:p>If Trim(rs("PROFIT")) &lt;&gt; "0" Then 268017</text:p>
            <text:p>If Trim(rs("LOSS")) &lt;&gt; "0" Then 268017</text:p>
          </table:table-cell>
          <table:table-cell table:number-columns-repeated="16"/>
        </table:table-row>
        <table:table-row table:style-name="ro2">
          <table:table-cell table:style-name="ce4" office:value-type="string">
            <text:p>TRAN_SEQ</text:p>
          </table:table-cell>
          <table:table-cell table:style-name="ce10"/>
          <table:table-cell table:style-name="ce4" office:value-type="string">
            <text:p>SELECT COALESCE(MAX(TRAN_SEQ), 0) <text:s/>AS TRAN_SEQ FROM DS_PTX </text:p>
            <text:p>WHERE DATA_SET_DATE = <text:s/>'" &amp; sDate &amp; "' AND DATA_SYSTEM_CD = 'HIPO' </text:p>
          </table:table-cell>
          <table:table-cell/>
          <table:table-cell office:value-type="string">
            <text:p>SELECT * FROM TMS_FI_WAV</text:p>
          </table:table-cell>
          <table:table-cell table:number-columns-repeated="14"/>
        </table:table-row>
        <table:table-row table:style-name="ro1">
          <table:table-cell table:style-name="ce4" office:value-type="string">
            <text:p>REC_PAY_ITEM_DSC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/>
          <table:table-cell office:value-type="string">
            <text:p>WHERE <text:s/>SETTLE_DATE ='" &amp; sDate &amp; "' "</text:p>
          </table:table-cell>
          <table:table-cell table:number-columns-repeated="14"/>
        </table:table-row>
        <table:table-row table:style-name="ro2">
          <table:table-cell table:style-name="ce4" office:value-type="string">
            <text:p>DATA_SET_DATE</text:p>
          </table:table-cell>
          <table:table-cell table:style-name="ce10"/>
          <table:table-cell table:style-name="ce4" office:value-type="string">
            <text:p>dateInsert = Format(Trim(rs("SETTLE_DATE")), "YYYY") &amp; "-" &amp; Format(Trim</text:p>
            <text:p>(rs("SETTLE_DATE")), "MM") &amp; "-" &amp; Format(Trim(rs("SETTLE_DATE")), "DD")</text:p>
          </table:table-cell>
          <table:table-cell/>
          <table:table-cell office:value-type="string">
            <text:p><text:s/>AND <text:s/>TYPE ='T' </text:p>
          </table:table-cell>
          <table:table-cell table:number-columns-repeated="14"/>
        </table:table-row>
        <table:table-row table:style-name="ro1">
          <table:table-cell table:style-name="ce4" office:value-type="string">
            <text:p>PROVIDER_BR_NO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/>
          <table:table-cell office:value-type="string">
            <text:p><text:s/>WITH UR; "</text:p>
          </table:table-cell>
          <table:table-cell table:number-columns-repeated="14"/>
        </table:table-row>
        <table:table-row table:style-name="ro1">
          <table:table-cell table:style-name="ce4" office:value-type="string">
            <text:p>IBF_IND_C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3">
          <table:table-cell table:style-name="ce4" office:value-type="string">
            <text:p>PAY_METHOD_CD</text:p>
          </table:table-cell>
          <table:table-cell table:style-name="ce11" office:value-type="string">
            <text:p>234005</text:p>
            <text:p>Space</text:p>
          </table:table-cell>
          <table:table-cell table:style-name="ce4" office:value-type="string">
            <text:p>If Trim(rs("CHG_WAV")) &lt;&gt; "0" Then 234005</text:p>
            <text:p>If Trim(rs("PROFIT")) &lt;&gt; "0" Then Space</text:p>
            <text:p>If Trim(rs("LOSS")) &lt;&gt; "0" Then Space</text:p>
          </table:table-cell>
          <table:table-cell/>
          <table:table-cell office:value-type="string">
            <text:p><text:s/>SELECT <text:s/>SEC_FEATURE.ISIN_CODE AS ISIN_CODE , <text:s/>SEC_FEATURE.INST_DESC AS DEBT_INS_NAME, SEC_FEATURE.ISSUE_DATE AS ISSUE_DTE <text:s/>"</text:p>
          </table:table-cell>
          <table:table-cell table:number-columns-repeated="14"/>
        </table:table-row>
        <table:table-row table:style-name="ro1">
          <table:table-cell table:style-name="ce4" office:value-type="string">
            <text:p>CURR_CD</text:p>
          </table:table-cell>
          <table:table-cell table:style-name="ce10"/>
          <table:table-cell table:style-name="ce4" office:value-type="string">
            <text:p>Trim(rs("CURRENCY"))</text:p>
          </table:table-cell>
          <table:table-cell/>
          <table:table-cell office:value-type="string">
            <text:p><text:s/>,SEC_FEATURE.MAT_DATE AS MATURITY_DTE ,SEC_FEATURE.COUPON_RATE AS COUPON_RATE, "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"/>
        </table:table-row>
        <table:table-row table:style-name="ro3">
          <table:table-cell table:style-name="ce4" office:value-type="string">
            <text:p>TRAN_AMT_CURR</text:p>
          </table:table-cell>
          <table:table-cell table:style-name="ce10"/>
          <table:table-cell table:style-name="ce4" office:value-type="string">
            <text:p>If Trim(rs("CHG_WAV")) &lt;&gt; "0" Then <text:s/>Abs(rs("CHG_WAV"))</text:p>
            <text:p>If Trim(rs("PROFIT")) &lt;&gt; "0" Then <text:s text:c="2"/>Abs(rs("PROFIT"))</text:p>
            <text:p>If Trim(rs("LOSS")) &lt;&gt; "0" Then <text:s text:c="2"/>Abs(rs("LOSS"))</text:p>
          </table:table-cell>
          <table:table-cell/>
          <table:table-cell office:value-type="string">
            <text:p><text:s text:c="3"/>MONTH(SEC_FEATURE.MAT_DATE - <text:s/>SEC_FEATURE.ISSUE_DATE ) AS DIFF_MONTH ,YEAR(SEC_FEATURE.MAT_DATE - <text:s/>SEC_FEATURE.ISSUE_DATE ) AS DIFF_YEAR <text:s/>"</text:p>
          </table:table-cell>
          <table:table-cell table:number-columns-repeated="14"/>
        </table:table-row>
        <table:table-row table:style-name="ro3">
          <table:table-cell table:style-name="ce4" office:value-type="string">
            <text:p>DEBT_ARR_TYPE_CD</text:p>
          </table:table-cell>
          <table:table-cell table:style-name="ce10"/>
          <table:table-cell table:style-name="ce4" office:value-type="string">
            <text:p>If Trim(rs("CHG_WAV")) &lt;&gt; "0" Then <text:s/>DEBT_ARR_TYPE_CD</text:p>
            <text:p>If Trim(rs("PROFIT")) &lt;&gt; "0" Then <text:s text:c="2"/>Space</text:p>
            <text:p>If Trim(rs("LOSS")) &lt;&gt; "0" Then <text:s/>Space</text:p>
          </table:table-cell>
          <table:table-cell/>
          <table:table-cell office:value-type="string">
            <text:p><text:s text:c="2"/>FROM ESL_SEC_FEATURE AS SEC_FEATURE <text:s/>WHERE SEC_FEATURE.SECURITY_ID ='" &amp; Trim(rs("BOND_ID")) &amp; "' <text:s text:c="2"/>WITH UR; <text:s text:c="2"/>"</text:p>
          </table:table-cell>
          <table:table-cell table:number-columns-repeated="6"/>
          <table:table-cell table:style-name="ce10"/>
          <table:table-cell table:number-columns-repeated="7"/>
        </table:table-row>
        <table:table-row table:style-name="ro4">
          <table:table-cell table:style-name="ce4" office:value-type="string">
            <text:p>ISIN_CODE</text:p>
          </table:table-cell>
          <table:table-cell table:style-name="ce10"/>
          <table:table-cell table:style-name="ce4" office:value-type="string">
            <text:p>Do While Not rs.EOF</text:p>
            <text:p><text:s text:c="3"/>ISIN_CODE = ""</text:p>
            <text:p><text:s text:c="2"/>If Not rsSub1.EOF Then <text:s text:c="2"/></text:p>
            <text:p><text:s text:c="6"/>If Not IsNull(rsSub1("ISIN_CODE")) Then</text:p>
            <text:p><text:s text:c="9"/>ISIN_CODE = Replace(Trim(rsSub1("ISIN_CODE")), "&amp;", " AND ")</text:p>
          </table:table-cell>
          <table:table-cell table:style-name="ce17"/>
          <table:table-cell table:number-columns-repeated="15"/>
        </table:table-row>
        <table:table-row table:style-name="ro4">
          <table:table-cell table:style-name="ce4" office:value-type="string">
            <text:p>DEBT_INS_NAME</text:p>
          </table:table-cell>
          <table:table-cell table:style-name="ce10"/>
          <table:table-cell table:style-name="ce4" office:value-type="string">
            <text:p>Do While Not rs.EOF</text:p>
            <text:p><text:s text:c="3"/>DEBT_INS_NAME = ""</text:p>
            <text:p><text:s text:c="2"/>If Not rsSub1.EOF Then <text:s text:c="2"/></text:p>
            <text:p><text:s text:c="6"/>If Not IsNull(rsSub1("DEBT_INS_NAME")) Then</text:p>
            <text:p><text:s text:c="8"/>DEBT_INS_NAME = Replace(Trim(rsSub1("DEBT_INS_NAME")), "&amp;", " AND ")</text:p>
          </table:table-cell>
          <table:table-cell table:style-name="ce17"/>
          <table:table-cell table:style-name="ce21" office:value-type="string">
            <text:p>TMS_FI_WAV</text:p>
          </table:table-cell>
          <table:table-cell table:style-name="ce21" table:number-columns-repeated="4"/>
          <table:table-cell table:style-name="ce21" office:value-type="string">
            <text:p>Condition</text:p>
          </table:table-cell>
          <table:table-cell table:style-name="ce33" table:number-columns-repeated="9"/>
        </table:table-row>
        <table:table-row table:style-name="ro5">
          <table:table-cell table:style-name="ce4" office:value-type="string">
            <text:p>ISSUER_NAME</text:p>
          </table:table-cell>
          <table:table-cell table:style-name="ce4"/>
          <table:table-cell table:style-name="ce4" office:value-type="string">
            <text:p>Do While Not rs.EOF</text:p>
            <text:p><text:s text:c="3"/>ISSUER_NAME = "" <text:s/></text:p>
            <text:p><text:s text:c="6"/>If Not rsSub1.EOF And Not IsNull(rsSub1("ISSUER_NAME")) Then</text:p>
            <text:p><text:s text:c="7"/>ISSUER_NAME = Replace(Trim(rsSub1("ISSUER_NAME")), "&amp;", " AND ")</text:p>
          </table:table-cell>
          <table:table-cell table:style-name="ce18"/>
          <table:table-cell table:style-name="ce10" office:value-type="string">
            <text:p>DATA_DATE</text:p>
          </table:table-cell>
          <table:table-cell table:style-name="ce10" table:number-columns-repeated="4"/>
          <table:table-cell table:style-name="ce30" office:value-type="string">
            <text:p><text:span text:style-name="T2">SELECT * FROM TMS_FI_WAV</text:span></text:p>
            <text:p><text:span text:style-name="T2">WHERE <text:s/>SETTLE_DATE ='" &amp; sDate &amp; "' "</text:span></text:p>
            <text:p><text:span text:style-name="T2"><text:s/></text:span><text:span text:style-name="T2">AND <text:s/>TYPE ='T' </text:span></text:p>
            <text:p><text:span text:style-name="T2"><text:s/></text:span><text:span text:style-name="T2">WITH UR; "</text:span></text:p>
            <text:p><text:span text:style-name="T2"/></text:p>
          </table:table-cell>
          <table:table-cell table:number-columns-repeated="9"/>
        </table:table-row>
        <table:table-row table:style-name="ro6">
          <table:table-cell table:style-name="ce4" office:value-type="string">
            <text:p>COUNTRY_CD_ISS</text:p>
          </table:table-cell>
          <table:table-cell table:style-name="ce4"/>
          <table:table-cell table:style-name="ce4" office:value-type="string">
            <text:p>Do While Not rs.EOF</text:p>
            <text:p><text:s text:c="3"/>COUNTRY_CD_ISS = ""</text:p>
            <text:p><text:s text:c="2"/>If Not rsSub1.EOF Then <text:s text:c="2"/></text:p>
            <text:p><text:s text:c="7"/>COUNTRY_CD_ISS = Trim(rsSub1("COUNTRY_CD_ISS"))</text:p>
          </table:table-cell>
          <table:table-cell table:style-name="ce19"/>
          <table:table-cell table:style-name="ce22" office:value-type="string">
            <text:p>BOND_ID</text:p>
          </table:table-cell>
          <table:table-cell table:style-name="ce10"/>
          <table:table-cell table:style-name="ce22" table:number-columns-repeated="3"/>
          <table:table-cell table:style-name="ce31"/>
          <table:table-cell table:number-columns-repeated="9"/>
        </table:table-row>
        <table:table-row table:style-name="ro3">
          <table:table-cell table:style-name="ce4" office:value-type="string">
            <text:p>ISSUE_DTE</text:p>
          </table:table-cell>
          <table:table-cell table:style-name="ce4"/>
          <table:table-cell table:style-name="ce4" office:value-type="string">
            <text:p>If Trim(rs("CHG_WAV")) &lt;&gt; "0" Then ISSUE_DTE</text:p>
            <text:p>If Trim(rs("PROFIT")) &lt;&gt; "0" Then <text:s text:c="2"/>NULL</text:p>
            <text:p>If Trim(rs("LOSS")) &lt;&gt; "0" Then <text:s/>NULL</text:p>
          </table:table-cell>
          <table:table-cell/>
          <table:table-cell table:style-name="ce22" office:value-type="string">
            <text:p>LINE_NO</text:p>
          </table:table-cell>
          <table:table-cell table:style-name="ce22" table:number-columns-repeated="5"/>
          <table:table-cell table:style-name="ce20"/>
          <table:table-cell table:number-columns-repeated="8"/>
        </table:table-row>
        <table:table-row table:style-name="ro3">
          <table:table-cell table:style-name="ce4" office:value-type="string">
            <text:p>MATURITY_DTE</text:p>
          </table:table-cell>
          <table:table-cell table:style-name="ce10"/>
          <table:table-cell table:style-name="ce4" office:value-type="string">
            <text:p>If Trim(rs("CHG_WAV")) &lt;&gt; "0" Then MATURITY_DTE</text:p>
            <text:p>If Trim(rs("PROFIT")) &lt;&gt; "0" Then <text:s text:c="2"/>NULL</text:p>
            <text:p>If Trim(rs("LOSS")) &lt;&gt; "0" Then <text:s/>NULL</text:p>
          </table:table-cell>
          <table:table-cell/>
          <table:table-cell table:style-name="ce22" office:value-type="string">
            <text:p>TRANS_NUM</text:p>
          </table:table-cell>
          <table:table-cell table:style-name="ce22" table:number-columns-repeated="5"/>
          <table:table-cell table:number-columns-repeated="9"/>
        </table:table-row>
        <table:table-row table:style-name="ro3">
          <table:table-cell table:style-name="ce4" office:value-type="string">
            <text:p>ORG_TRM</text:p>
          </table:table-cell>
          <table:table-cell table:style-name="ce10"/>
          <table:table-cell table:style-name="ce4" office:value-type="string">
            <text:p>If Trim(rs("CHG_WAV")) &lt;&gt; "0" Then ORG_TRM</text:p>
            <text:p>If Trim(rs("PROFIT")) &lt;&gt; "0" Then <text:s text:c="2"/>NULL</text:p>
            <text:p>If Trim(rs("LOSS")) &lt;&gt; "0" Then <text:s/>NULL</text:p>
          </table:table-cell>
          <table:table-cell/>
          <table:table-cell table:style-name="ce22" office:value-type="string">
            <text:p>TRANS_DATE</text:p>
          </table:table-cell>
          <table:table-cell table:style-name="ce10"/>
          <table:table-cell table:style-name="ce22" table:number-columns-repeated="4"/>
          <table:table-cell table:number-columns-repeated="9"/>
        </table:table-row>
        <table:table-row table:style-name="ro3">
          <table:table-cell table:style-name="ce4" office:value-type="string">
            <text:p>ORG_TRM_U</text:p>
          </table:table-cell>
          <table:table-cell table:style-name="ce10"/>
          <table:table-cell table:style-name="ce4" office:value-type="string">
            <text:p>If Trim(rs("CHG_WAV")) &lt;&gt; "0" Then ORG_TRM_U</text:p>
            <text:p>If Trim(rs("PROFIT")) &lt;&gt; "0" Then <text:s text:c="2"/>Space</text:p>
            <text:p>If Trim(rs("LOSS")) &lt;&gt; "0" Then <text:s/>Space</text:p>
          </table:table-cell>
          <table:table-cell/>
          <table:table-cell table:style-name="ce22" office:value-type="string">
            <text:p>SETTLE_DATE</text:p>
          </table:table-cell>
          <table:table-cell table:style-name="ce10" table:number-columns-repeated="5"/>
          <table:table-cell table:number-columns-repeated="9"/>
        </table:table-row>
        <table:table-row table:style-name="ro3">
          <table:table-cell table:style-name="ce4" office:value-type="string">
            <text:p>COUPON_RATE</text:p>
          </table:table-cell>
          <table:table-cell table:style-name="ce10"/>
          <table:table-cell table:style-name="ce4" office:value-type="string">
            <text:p>If Trim(rs("CHG_WAV")) &lt;&gt; "0" Then COUPON_RATE</text:p>
            <text:p>If Trim(rs("PROFIT")) &lt;&gt; "0" Then <text:s text:c="2"/>NULL</text:p>
            <text:p>If Trim(rs("LOSS")) &lt;&gt; "0" Then <text:s/>NULL</text:p>
          </table:table-cell>
          <table:table-cell/>
          <table:table-cell table:style-name="ce22" office:value-type="string">
            <text:p>TYPE</text:p>
          </table:table-cell>
          <table:table-cell table:style-name="ce10" table:number-columns-repeated="4"/>
          <table:table-cell table:style-name="ce10" office:value-type="string">
            <text:p>PTX_FI_1</text:p>
            <text:p>Type ='T'</text:p>
          </table:table-cell>
          <table:table-cell table:number-columns-repeated="9"/>
        </table:table-row>
        <table:table-row table:style-name="ro3">
          <table:table-cell table:style-name="ce4" office:value-type="string">
            <text:p>INT_COUNTRY_CD</text:p>
          </table:table-cell>
          <table:table-cell table:style-name="ce10"/>
          <table:table-cell table:style-name="ce4" office:value-type="string">
            <text:p>If Trim(rs("CHG_WAV")) &lt;&gt; "0" Then INT_COUNTRY_CD</text:p>
            <text:p>If Trim(rs("PROFIT")) &lt;&gt; "0" Then <text:s text:c="2"/>Space</text:p>
            <text:p>If Trim(rs("LOSS")) &lt;&gt; "0" Then <text:s/>Space</text:p>
          </table:table-cell>
          <table:table-cell/>
          <table:table-cell table:style-name="ce22" office:value-type="string">
            <text:p>CPTY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UNIT_OF_TRAN</text:p>
          </table:table-cell>
          <table:table-cell table:style-name="ce9" office:value-type="string">
            <text:p>NULL</text:p>
          </table:table-cell>
          <table:table-cell table:style-name="ce4" office:value-type="string">
            <text:p>Fixed by DMS</text:p>
          </table:table-cell>
          <table:table-cell/>
          <table:table-cell table:style-name="ce22" office:value-type="string">
            <text:p>BOOK</text:p>
          </table:table-cell>
          <table:table-cell table:style-name="ce10" table:number-columns-repeated="5"/>
          <table:table-cell table:number-columns-repeated="9"/>
        </table:table-row>
        <table:table-row table:style-name="ro6">
          <table:table-cell table:style-name="ce4" office:value-type="string">
            <text:p>SELL_SEC_AMT</text:p>
          </table:table-cell>
          <table:table-cell table:style-name="ce9" office:value-type="float" office:value="0">
            <text:p>0</text:p>
          </table:table-cell>
          <table:table-cell table:style-name="ce4" office:value-type="string">
            <text:p>Fixed by DMS</text:p>
          </table:table-cell>
          <table:table-cell/>
          <table:table-cell table:style-name="ce22" office:value-type="string">
            <text:p>COUPON</text:p>
          </table:table-cell>
          <table:table-cell table:style-name="ce10" table:number-columns-repeated="4"/>
          <table:table-cell table:style-name="ce10" office:value-type="string">
            <text:p>SELECT <text:s/>SEC_FEATURE.ISIN_CODE AS ISIN_CODE , <text:s/>SEC_FEATURE.INST_DESC AS DEBT_INS_NAME, SEC_FEATURE.ISSUE_DATE AS ISSUE_DTE</text:p>
            <text:p>,SEC_FEATURE.MAT_DATE AS MATURITY_DTE ,SEC_FEATURE.COUPON_RATE AS COUPON_RATE,</text:p>
            <text:p>MONTH(SEC_FEATURE.MAT_DATE - <text:s/>SEC_FEATURE.ISSUE_DATE ) AS DIFF_MONTH ,YEAR(SEC_FEATURE.MAT_DATE - <text:s/>SEC_FEATURE.ISSUE_DATE ) AS DIFF_YEAR</text:p>
            <text:p>FROM ESL_SEC_FEATURE AS SEC_FEATURE <text:s/>WHERE SEC_FEATURE.SECURITY_ID ='" &amp; Trim(rs("BOND_ID")) &amp; "' <text:s text:c="2"/>WITH UR</text:p>
          </table:table-cell>
          <table:table-cell table:number-columns-repeated="9"/>
        </table:table-row>
        <table:table-row table:style-name="ro1">
          <table:table-cell table:style-name="ce4" office:value-type="string">
            <text:p>PURCHASE_DTE</text:p>
          </table:table-cell>
          <table:table-cell table:style-name="ce9" office:value-type="string">
            <text:p>NULL</text:p>
          </table:table-cell>
          <table:table-cell table:style-name="ce4" office:value-type="string">
            <text:p>Fixed by DMS</text:p>
          </table:table-cell>
          <table:table-cell/>
          <table:table-cell table:style-name="ce22" office:value-type="string">
            <text:p>CURRENCY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OS_AMT</text:p>
          </table:table-cell>
          <table:table-cell table:style-name="ce9" office:value-type="float" office:value="0">
            <text:p>0</text:p>
          </table:table-cell>
          <table:table-cell table:style-name="ce4" office:value-type="string">
            <text:p>Fixed by DMS</text:p>
          </table:table-cell>
          <table:table-cell/>
          <table:table-cell table:style-name="ce22" office:value-type="string">
            <text:p>CHG_WAV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LU_DTE</text:p>
          </table:table-cell>
          <table:table-cell table:style-name="ce10" office:value-type="string">
            <text:p>Current Date</text:p>
          </table:table-cell>
          <table:table-cell table:style-name="ce4" office:value-type="string">
            <text:p>Set by DMS</text:p>
          </table:table-cell>
          <table:table-cell/>
          <table:table-cell table:style-name="ce22" office:value-type="string">
            <text:p>PROFIT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LU_TIME</text:p>
          </table:table-cell>
          <table:table-cell table:style-name="ce9" office:value-type="string">
            <text:p>Current Time</text:p>
          </table:table-cell>
          <table:table-cell table:style-name="ce4" office:value-type="string">
            <text:p>Set by DMS</text:p>
          </table:table-cell>
          <table:table-cell/>
          <table:table-cell table:style-name="ce22" office:value-type="string">
            <text:p>LOSS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USER_LU</text:p>
          </table:table-cell>
          <table:table-cell table:style-name="ce9" office:value-type="string">
            <text:p>PLDMS</text:p>
          </table:table-cell>
          <table:table-cell table:style-name="ce4" office:value-type="string">
            <text:p>Fixed by DMS</text:p>
          </table:table-cell>
          <table:table-cell/>
          <table:table-cell table:style-name="ce22" office:value-type="string">
            <text:p>LU_DTE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DATA_SYSTEM_CD</text:p>
          </table:table-cell>
          <table:table-cell table:style-name="ce9" office:value-type="string">
            <text:p>HIPO</text:p>
          </table:table-cell>
          <table:table-cell table:style-name="ce4" office:value-type="string">
            <text:p>Fixed by DMS</text:p>
          </table:table-cell>
          <table:table-cell/>
          <table:table-cell table:style-name="ce22" office:value-type="string">
            <text:p>LU_TIME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FLAG_ON_OFF</text:p>
          </table:table-cell>
          <table:table-cell table:style-name="ce9" office:value-type="float" office:value="0">
            <text:p>0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PART_I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7">
          <table:table-cell table:style-name="ce4" office:value-type="string">
            <text:p>IP_NAME</text:p>
          </table:table-cell>
          <table:table-cell table:style-name="ce9"/>
          <table:table-cell table:style-name="ce4" office:value-type="string">
            <text:p>Do While Not rs.EOF</text:p>
            <text:p><text:s text:c="3"/>IP_NAME = ""</text:p>
            <text:p><text:s text:c="3"/>If Trim(rs("TRANS_NUM")) &lt;&gt; "" Then</text:p>
            <text:p><text:s text:c="6"/>If Not rsSub2.EOF Then</text:p>
            <text:p><text:s text:c="10"/>If Not IsNull(Trim(rsSub2("REMARK"))) Then</text:p>
            <text:p><text:s text:c="12"/>endTxt = InStr(1, Trim(rsSub2("REMARK")), "/CF")</text:p>
            <text:p><text:s text:c="18"/>If endTxt &lt;&gt; "0" Then</text:p>
            <text:p><text:s text:c="21"/>IP_NAME = Mid(Trim(rsSub2("REMARK")), 1, endTxt)</text:p>
            <text:p><text:s text:c="21"/>IP_NAME = Replace(IP_NAME, "&amp;", " AND ")</text:p>
            <text:p><text:s text:c="18"/>End If</text:p>
            <text:p><text:s text:c="10"/>End If</text:p>
            <text:p><text:s text:c="10"/>IP_COUNTRY_CD = Trim(rsSub2("MAP_CD2"))</text:p>
            <text:p><text:s text:c="8"/>If Not IsNull(Trim(rsSub2("ENTITY_20CODE"))) Then</text:p>
            <text:p><text:s text:c="11"/>IP_NAME = Trim(rsSub2("ENTITY_20CODE"))</text:p>
            <text:p><text:s text:c="11"/>IP_NAME = Replace(IP_NAME, "&amp;", " AND ")</text:p>
            <text:p><text:s text:c="8"/>End If</text:p>
            <text:p><text:s text:c="6"/>Else</text:p>
            <text:p><text:s text:c="9"/>IP_NAME = ""</text:p>
            <text:p><text:s text:c="9"/>IP_COUNTRY_CD = ""</text:p>
            <text:p><text:s text:c="6"/>End If</text:p>
            <text:p><text:s text:c="3"/>Else</text:p>
            <text:p><text:s text:c="6"/>If Not rsSub2.EOF Then</text:p>
            <text:p><text:s text:c="10"/>If Not IsNull(rsSub2("ENTITY_20CODE")) Then</text:p>
            <text:p><text:s text:c="15"/>IP_NAME = Trim(rsSub2("ENTITY_20CODE"))</text:p>
            <text:p><text:s text:c="15"/>IP_NAME = Replace(IP_NAME, "&amp;", " AND ")</text:p>
            <text:p><text:s text:c="10"/>Else</text:p>
            <text:p><text:s text:c="15"/>IP_NAME = ""</text:p>
            <text:p><text:s text:c="10"/>End If</text:p>
            <text:p><text:s text:c="10"/>IP_COUNTRY_CD = Trim(rsSub2("MAP_CD2"))</text:p>
            <text:p><text:s text:c="5"/>Else</text:p>
            <text:p><text:s text:c="9"/>IP_NAME = ""</text:p>
            <text:p><text:s text:c="9"/>IP_COUNTRY_CD = ""</text:p>
            <text:p><text:s text:c="5"/>End If</text:p>
            <text:p><text:s text:c="3"/>End If</text:p>
            <text:p/>
            <text:p/>
            <draw:custom-shape table:end-cell-address="FI.D38" table:end-x="0.4063in" table:end-y="2.2248in" draw:z-index="0" draw:style-name="gr1" svg:width="1.3413in" svg:height="0.4783in" svg:x="4.2531in" svg:y="1.7465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FI.D38" table:end-x="0.4138in" table:end-y="4.2878in" draw:z-index="1" draw:style-name="gr1" svg:width="1.3256in" svg:height="0.4933in" svg:x="4.2764in" svg:y="3.7945in">
              <text:p/>
              <draw:enhanced-geometry svg:viewBox="0 0 21600 21600" draw:text-areas="0 ?f0 ?f5 ?f2" draw:type="right-arrow" draw:modifiers="16770.783847981 5253.58851674641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table:style-name="ce5" office:value-type="string">
            <text:p><text:s text:c="3"/>sSqlSub = " SELECT * FROM ESL_COMMON AS COMMON "</text:p>
            <text:p><text:s text:c="3"/>sSqlSub = sSqlSub &amp; " INNER JOIN <text:s/>ESL_SYENTITY AS SYENTITY ON COMMON.CNTR_PARTY = SYENTITY.ENTITY_CODE"</text:p>
            <text:p><text:s text:c="3"/>sSqlSub = sSqlSub &amp; " <text:s/>INNER JOIN MAP_CODE AS MAP_CODE ON SYENTITY.DOMI_CODE = <text:s/>MAP_CODE.MAP_CD1 AND MAP_CODE.MAP_TABLE_CD = 'MAP029' "</text:p>
            <text:p><text:s text:c="3"/>sSqlSub = sSqlSub &amp; " WHERE COMMON.TRANS_NUM ='" &amp; Trim(rs("TRANS_NUM")) &amp; "' and <text:s text:c="2"/>COMMON.AS_OF_DT = <text:s/>'" &amp; sDate &amp; "' <text:s text:c="2"/>WITH UR; "</text:p>
            <text:p><text:s text:c="4"/>Set rsSub2 = Conn.Execute(sSqlSub)</text:p>
            <text:p/>
            <text:p>ELSE</text:p>
            <text:p/>
            <text:p><text:s text:c="3"/>sSqlSub = " SELECT * FROM ESL_SEC_FEATURE AS SEC_FEATURE"</text:p>
            <text:p><text:s text:c="3"/>sSqlSub = sSqlSub &amp; " INNER JOIN <text:s/>ESL_SYENTITY AS SYENTITY ON SEC_FEATURE.ENTITY_CODE = SYENTITY.ENTITY_CODE"</text:p>
            <text:p><text:s text:c="3"/>sSqlSub = sSqlSub &amp; " <text:s/>INNER JOIN MAP_CODE AS MAP_CODE ON SYENTITY.DOMI_CODE = <text:s/>MAP_CODE.MAP_CD1 AND MAP_CODE.MAP_TABLE_CD = 'MAP029' "</text:p>
            <text:p><text:s text:c="3"/>sSqlSub = sSqlSub &amp; " WHERE SEC_FEATURE.SECURITY_ID ='" &amp; Trim(rs("BOND_ID")) &amp; "' <text:s text:c="2"/>WITH UR; "</text:p>
            <text:p><text:s text:c="42"/></text:p>
            <text:p><text:s text:c="6"/>Set rsSub2 = Conn.Execute(sSqlSub)</text:p>
          </table:table-cell>
          <table:table-cell table:number-columns-repeated="14"/>
        </table:table-row>
        <table:table-row table:style-name="ro8">
          <table:table-cell table:style-name="ce4" office:value-type="string">
            <text:p>IP_COUNTRY_CD</text:p>
          </table:table-cell>
          <table:table-cell table:style-name="ce9"/>
          <table:table-cell table:style-name="ce4" office:value-type="string">
            <text:p>If Trim(rs("TRANS_NUM")) &lt;&gt; "" Then</text:p>
            <text:p><text:s text:c="3"/>If Not rsSub2.EOF Then</text:p>
            <text:p><text:s text:c="7"/>If Not IsNull(Trim(rsSub2("REMARK"))) Then</text:p>
            <text:p><text:s text:c="12"/>endTxt = InStr(1, Trim(rsSub2("REMARK")), "/CF")</text:p>
            <text:p><text:s text:c="18"/>If endTxt &lt;&gt; "0" Then</text:p>
            <text:p><text:s text:c="21"/>IP_NAME = Mid(Trim(rsSub2("REMARK")), 1, endTxt)</text:p>
            <text:p><text:s text:c="21"/>IP_NAME = Replace(IP_NAME, "&amp;", " AND ")</text:p>
            <text:p><text:s text:c="18"/>End If</text:p>
            <text:p><text:s text:c="7"/>End If</text:p>
            <text:p><text:s text:c="7"/>IP_COUNTRY_CD = Trim(rsSub2("MAP_CD2"))</text:p>
            <text:p><text:s text:c="6"/>If Not IsNull(Trim(rsSub2("ENTITY_20CODE"))) Then</text:p>
            <text:p><text:s text:c="11"/>IP_NAME = Trim(rsSub2("ENTITY_20CODE"))</text:p>
            <text:p><text:s text:c="11"/>IP_NAME = Replace(IP_NAME, "&amp;", " AND ")</text:p>
            <text:p><text:s text:c="6"/>End If</text:p>
            <text:p><text:s text:c="3"/>Else</text:p>
            <text:p><text:s text:c="9"/>IP_NAME = ""</text:p>
            <text:p><text:s text:c="9"/>IP_COUNTRY_CD = ""</text:p>
            <text:p><text:s text:c="3"/>End If</text:p>
            <text:p>Else</text:p>
            <text:p><text:s text:c="4"/>If Not rsSub2.EOF Then</text:p>
            <text:p><text:s text:c="10"/>If Not IsNull(rsSub2("ENTITY_20CODE")) Then</text:p>
            <text:p><text:s text:c="15"/>IP_NAME = Trim(rsSub2("ENTITY_20CODE"))</text:p>
            <text:p><text:s text:c="15"/>IP_NAME = Replace(IP_NAME, "&amp;", " AND ")</text:p>
            <text:p><text:s text:c="10"/>Else</text:p>
            <text:p><text:s text:c="15"/>IP_NAME = ""</text:p>
            <text:p><text:s text:c="10"/>End If</text:p>
            <text:p><text:s text:c="10"/>IP_COUNTRY_CD = Trim(rsSub2("MAP_CD2"))</text:p>
            <text:p><text:s text:c="3"/>Else</text:p>
            <text:p><text:s text:c="9"/>IP_NAME = ""</text:p>
            <text:p><text:s text:c="9"/>IP_COUNTRY_CD = ""</text:p>
            <text:p><text:s text:c="3"/>End If</text:p>
            <text:p>End If</text:p>
            <text:p/>
            <text:p/>
            <draw:custom-shape table:end-cell-address="FI.D39" table:end-x="0.4528in" table:end-y="2.265in" draw:z-index="6" draw:style-name="gr1" svg:width="1.2787in" svg:height="0.5531in" svg:x="4.3622in" svg:y="1.7118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FI.D39" table:end-x="0.4528in" table:end-y="4.1634in" draw:z-index="7" draw:style-name="gr1" svg:width="1.263in" svg:height="0.598in" svg:x="4.378in" svg:y="3.5654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table:style-name="ce5" office:value-type="string">
            <text:p><text:s text:c="3"/>sSqlSub = " SELECT * FROM ESL_COMMON AS COMMON "</text:p>
            <text:p><text:s text:c="3"/>sSqlSub = sSqlSub &amp; " INNER JOIN <text:s/>ESL_SYENTITY AS SYENTITY ON COMMON.CNTR_PARTY = SYENTITY.ENTITY_CODE"</text:p>
            <text:p><text:s text:c="3"/>sSqlSub = sSqlSub &amp; " <text:s/>INNER JOIN MAP_CODE AS MAP_CODE ON SYENTITY.DOMI_CODE = <text:s/>MAP_CODE.MAP_CD1 AND MAP_CODE.MAP_TABLE_CD = 'MAP029' "</text:p>
            <text:p><text:s text:c="3"/>sSqlSub = sSqlSub &amp; " WHERE COMMON.TRANS_NUM ='" &amp; Trim(rs("TRANS_NUM")) &amp; "' and <text:s text:c="2"/>COMMON.AS_OF_DT = <text:s/>'" &amp; sDate &amp; "' <text:s text:c="2"/>WITH UR; "</text:p>
            <text:p><text:s text:c="4"/>Set rsSub2 = Conn.Execute(sSqlSub)</text:p>
            <text:p/>
            <text:p>ELSE</text:p>
            <text:p/>
            <text:p><text:s text:c="3"/>sSqlSub = " SELECT * FROM ESL_SEC_FEATURE AS SEC_FEATURE"</text:p>
            <text:p><text:s text:c="3"/>sSqlSub = sSqlSub &amp; " INNER JOIN <text:s/>ESL_SYENTITY AS SYENTITY ON SEC_FEATURE.ENTITY_CODE = SYENTITY.ENTITY_CODE"</text:p>
            <text:p><text:s text:c="3"/>sSqlSub = sSqlSub &amp; " <text:s/>INNER JOIN MAP_CODE AS MAP_CODE ON SYENTITY.DOMI_CODE = <text:s/>MAP_CODE.MAP_CD1 AND MAP_CODE.MAP_TABLE_CD = 'MAP029' "</text:p>
            <text:p><text:s text:c="3"/>sSqlSub = sSqlSub &amp; " WHERE SEC_FEATURE.SECURITY_ID ='" &amp; Trim(rs("BOND_ID")) &amp; "' <text:s text:c="2"/>WITH UR; "</text:p>
            <text:p><text:s text:c="42"/></text:p>
            <text:p><text:s text:c="6"/>Set rsSub2 = Conn.Execute(sSqlSub)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20"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ce20" table:number-columns-repeated="6"/>
          <table:table-cell table:number-columns-repeated="9"/>
        </table:table-row>
        <table:table-row table:style-name="ro1">
          <table:table-cell table:style-name="ce2" office:value-type="string">
            <text:p>Function <text:s/>PTX_FI_21(sDate)</text:p>
          </table:table-cell>
          <table:table-cell table:style-name="ce7"/>
          <table:table-cell table:style-name="ce14"/>
          <table:table-cell/>
          <table:table-cell table:style-name="ce20" table:number-columns-repeated="6"/>
          <table:table-cell table:number-columns-repeated="9"/>
        </table:table-row>
        <table:table-row table:style-name="ro1">
          <table:table-cell table:style-name="ce3" office:value-type="string">
            <text:p>Field Name</text:p>
          </table:table-cell>
          <table:table-cell table:style-name="ce8" office:value-type="string">
            <text:p>Value</text:p>
          </table:table-cell>
          <table:table-cell table:style-name="ce3" office:value-type="string">
            <text:p>Condition</text:p>
          </table:table-cell>
          <table:table-cell/>
          <table:table-cell table:style-name="ce20" table:number-columns-repeated="6"/>
          <table:table-cell table:number-columns-repeated="9"/>
        </table:table-row>
        <table:table-row table:style-name="ro1">
          <table:table-cell table:style-name="ce4" office:value-type="string">
            <text:p>ARR_TYPE_CD</text:p>
          </table:table-cell>
          <table:table-cell table:style-name="ce9" office:value-type="string">
            <text:p><text:s/>'999999'</text:p>
          </table:table-cell>
          <table:table-cell table:style-name="ce4" office:value-type="string">
            <text:p>Fixed by DMS</text:p>
          </table:table-cell>
          <table:table-cell/>
          <table:table-cell table:style-name="ce20" table:number-columns-repeated="6"/>
          <table:table-cell table:number-columns-repeated="9"/>
        </table:table-row>
        <table:table-row table:style-name="ro1">
          <table:table-cell table:style-name="ce4" office:value-type="string">
            <text:p>ARR_NUMBER</text:p>
          </table:table-cell>
          <table:table-cell table:style-name="ce9" office:value-type="string">
            <text:p>9999999999'</text:p>
          </table:table-cell>
          <table:table-cell table:style-name="ce4" office:value-type="string">
            <text:p>Fixed by DMS</text:p>
          </table:table-cell>
          <table:table-cell/>
          <table:table-cell table:style-name="ce20" table:number-columns-repeated="6"/>
          <table:table-cell table:number-columns-repeated="9"/>
        </table:table-row>
        <table:table-row table:style-name="ro1">
          <table:table-cell table:style-name="ce4" office:value-type="string">
            <text:p>TRAN_DTE</text:p>
          </table:table-cell>
          <table:table-cell table:style-name="ce10"/>
          <table:table-cell table:style-name="ce4" office:value-type="string">
            <text:p>iDate</text:p>
          </table:table-cell>
          <table:table-cell/>
          <table:table-cell table:style-name="ce20" table:number-columns-repeated="6"/>
          <table:table-cell table:number-columns-repeated="9"/>
        </table:table-row>
        <table:table-row table:style-name="ro2">
          <table:table-cell table:style-name="ce4" office:value-type="string">
            <text:p>TRAN_TYPE_CD</text:p>
          </table:table-cell>
          <table:table-cell table:style-name="ce9" office:value-type="string">
            <text:p>270001</text:p>
            <text:p>270002</text:p>
          </table:table-cell>
          <table:table-cell table:style-name="ce4" office:value-type="string">
            <text:p>If Trim(rs("CHG_WAV")) &gt; "0" Then <text:s text:c="2"/>270001</text:p>
            <text:p>ElseIf Trim(rs("CHG_WAV")) &lt; "0" Then <text:s text:c="2"/>270002</text:p>
          </table:table-cell>
          <table:table-cell/>
          <table:table-cell table:style-name="ce20" table:number-columns-repeated="6"/>
          <table:table-cell table:number-columns-repeated="9"/>
        </table:table-row>
        <table:table-row table:style-name="ro1">
          <table:table-cell table:style-name="ce4" office:value-type="string">
            <text:p>ITEM_TYPE_CD</text:p>
          </table:table-cell>
          <table:table-cell table:style-name="ce9" office:value-type="float" office:value="268017">
            <text:p>268017</text:p>
          </table:table-cell>
          <table:table-cell table:style-name="ce4" office:value-type="string">
            <text:p>Fixed by DMS</text:p>
          </table:table-cell>
          <table:table-cell/>
          <table:table-cell table:style-name="ce20" table:number-columns-repeated="6"/>
          <table:table-cell table:number-columns-repeated="9"/>
        </table:table-row>
        <table:table-row table:style-name="ro2">
          <table:table-cell table:style-name="ce4" office:value-type="string">
            <text:p>TRAN_SEQ</text:p>
          </table:table-cell>
          <table:table-cell table:style-name="ce10"/>
          <table:table-cell table:style-name="ce4" office:value-type="string">
            <text:p>SELECT COALESCE(MAX(TRAN_SEQ), 0) <text:s/>AS TRAN_SEQ FROM DS_PTX </text:p>
            <text:p>WHERE DATA_SET_DATE = <text:s/>'" &amp; sDate &amp; "' AND DATA_SYSTEM_CD = 'HIPO' </text:p>
          </table:table-cell>
          <table:table-cell/>
          <table:table-cell table:style-name="ce20" table:number-columns-repeated="6"/>
          <table:table-cell table:number-columns-repeated="9"/>
        </table:table-row>
        <table:table-row table:style-name="ro2">
          <table:table-cell table:style-name="ce4" office:value-type="string">
            <text:p>REC_PAY_ITEM_DSC</text:p>
          </table:table-cell>
          <table:table-cell table:style-name="ce10" office:value-type="string">
            <text:p>'DISCOUNT'</text:p>
            <text:p>'PREMIUM'</text:p>
          </table:table-cell>
          <table:table-cell table:style-name="ce4" office:value-type="string">
            <text:p>If Trim(rs("CHG_WAV")) &gt; "0" Then <text:s text:c="2"/>'DISCOUNT'</text:p>
            <text:p>ElseIf Trim(rs("CHG_WAV")) &lt; "0" Then <text:s text:c="2"/>'PREMIUM'</text:p>
          </table:table-cell>
          <table:table-cell/>
          <table:table-cell table:style-name="ce20" table:number-columns-repeated="6"/>
          <table:table-cell table:number-columns-repeated="9"/>
        </table:table-row>
        <table:table-row table:style-name="ro1">
          <table:table-cell table:style-name="ce4" office:value-type="string">
            <text:p>DATA_SET_DATE</text:p>
          </table:table-cell>
          <table:table-cell table:style-name="ce10"/>
          <table:table-cell table:style-name="ce4" office:value-type="string">
            <text:p>iDate</text:p>
          </table:table-cell>
          <table:table-cell/>
          <table:table-cell table:style-name="ce20" table:number-columns-repeated="6"/>
          <table:table-cell table:number-columns-repeated="9"/>
        </table:table-row>
        <table:table-row table:style-name="ro1">
          <table:table-cell table:style-name="ce4" office:value-type="string">
            <text:p>PROVIDER_BR_NO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/>
          <table:table-cell table:style-name="ce20" table:number-columns-repeated="6"/>
          <table:table-cell table:number-columns-repeated="9"/>
        </table:table-row>
        <table:table-row table:style-name="ro1">
          <table:table-cell table:style-name="ce4" office:value-type="string">
            <text:p>IBF_IND_C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/>
          <table:table-cell table:style-name="ce20" table:number-columns-repeated="6"/>
          <table:table-cell table:number-columns-repeated="9"/>
        </table:table-row>
        <table:table-row table:style-name="ro1">
          <table:table-cell table:style-name="ce4" office:value-type="string">
            <text:p>PAY_METHOD_C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/>
          <table:table-cell table:style-name="ce20" table:number-columns-repeated="6"/>
          <table:table-cell table:number-columns-repeated="9"/>
        </table:table-row>
        <table:table-row table:style-name="ro1">
          <table:table-cell table:style-name="ce4" office:value-type="string">
            <text:p>CURR_CD</text:p>
          </table:table-cell>
          <table:table-cell table:style-name="ce10"/>
          <table:table-cell table:style-name="ce4" office:value-type="string">
            <text:p>Trim(rs("CURRENCY"))</text:p>
          </table:table-cell>
          <table:table-cell/>
          <table:table-cell table:style-name="ce20" table:number-columns-repeated="6"/>
          <table:table-cell table:number-columns-repeated="9"/>
        </table:table-row>
        <table:table-row table:style-name="ro1">
          <table:table-cell table:style-name="ce4" office:value-type="string">
            <text:p>TRAN_AMT_CURR</text:p>
          </table:table-cell>
          <table:table-cell table:style-name="ce10"/>
          <table:table-cell table:style-name="ce4" office:value-type="string">
            <text:p>Abs(rs("CHG_WAV"))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DEBT_ARR_TYPE_C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9">
          <table:table-cell table:style-name="ce4" office:value-type="string">
            <text:p>ISIN_CODE</text:p>
          </table:table-cell>
          <table:table-cell table:style-name="ce10"/>
          <table:table-cell table:style-name="ce4" office:value-type="string">
            <text:p>Do While Not rs.EOF</text:p>
            <text:p><text:s text:c="3"/>ISIN_CODE = ""</text:p>
            <text:p><text:s text:c="2"/>If Not rsSub1.EOF Then <text:s text:c="2"/></text:p>
            <text:p><text:s text:c="6"/>If Not IsNull(rsSub1("ISIN_CODE")) Then</text:p>
            <text:p><text:s text:c="9"/>ISIN_CODE = Replace(Trim(rsSub1("ISIN_CODE")), "&amp;", " AND ")</text:p>
          </table:table-cell>
          <table:table-cell table:style-name="ce17"/>
          <table:table-cell table:style-name="ce23" office:value-type="string">
            <text:p><text:span text:style-name="T1"/></text:p>
            <text:p><text:span text:style-name="T1"><text:s text:c="12"/></text:span><text:span text:style-name="T1">'---------Select Group 1 ISIN_CODE,DEBT_INS_NAME,ISSUE_DTE,MATURITY_DTE,COUPON_RATE</text:span></text:p>
            <text:p><text:span text:style-name="T1"/></text:p>
            <text:p><text:span text:style-name="T1"><text:s text:c="19"/></text:span><text:span text:style-name="T1">SsqlSub = " <text:s/>SELECT <text:s/>SEC_FEATURE.ISIN_CODE AS ISIN_CODE , <text:s/>SEC_FEATURE.INST_DESC AS DEBT_INS_NAME, SEC_FEATURE.ISSUE_DATE AS ISSUE_DTE <text:s/>"</text:span></text:p>
            <text:p><text:span text:style-name="T1"/></text:p>
            <text:p><text:span text:style-name="T1"><text:s text:c="20"/></text:span><text:span text:style-name="T1">sSqlSub = sSqlSub &amp; " <text:s text:c="3"/>,SEC_FEATURE.MAT_DATE AS MATURITY_DTE ,SEC_FEATURE.COUPON_RATE AS COUPON_RATE, "</text:span></text:p>
            <text:p><text:span text:style-name="T1"/></text:p>
            <text:p><text:span text:style-name="T1"><text:s text:c="20"/></text:span><text:span text:style-name="T1">sSqlSub = sSqlSub &amp; " <text:s text:c="4"/>MONTH(SEC_FEATURE.MAT_DATE - <text:s/>SEC_FEATURE.ISSUE_DATE ) AS DIFF_MONTH ,YEAR(SEC_FEATURE.MAT_DATE - <text:s/>SEC_FEATURE.ISSUE_DATE ) AS DIFF_YEAR <text:s/>"</text:span></text:p>
            <text:p><text:span text:style-name="T1"/></text:p>
            <text:p><text:span text:style-name="T1"><text:s text:c="20"/></text:span><text:span text:style-name="T1">sSqlSub = sSqlSub &amp; " <text:s text:c="3"/>FROM ESL_SEC_FEATURE AS SEC_FEATURE <text:s/>WHERE SEC_FEATURE.SECURITY_ID ='" &amp; Trim(rs("BOND_ID")) &amp; "' <text:s text:c="2"/>WITH UR; <text:s text:c="2"/>"</text:span></text:p>
            <text:p><text:span text:style-name="T1"><text:s text:c="41"/></text:span></text:p>
            <text:p><text:span text:style-name="T1"><text:s text:c="30"/></text:span><text:span text:style-name="T1">Set rsSub1 = Conn.Execute(sSqlSub)</text:span></text:p>
            <text:p><text:span text:style-name="T1"/></text:p>
            <text:p><text:span text:style-name="T1"/></text:p>
          </table:table-cell>
          <table:table-cell table:number-columns-repeated="14"/>
        </table:table-row>
        <table:table-row table:style-name="ro4">
          <table:table-cell table:style-name="ce4" office:value-type="string">
            <text:p>DEBT_INS_NAME</text:p>
          </table:table-cell>
          <table:table-cell table:style-name="ce10"/>
          <table:table-cell table:style-name="ce4" office:value-type="string">
            <text:p>Do While Not rs.EOF</text:p>
            <text:p><text:s text:c="3"/>DEBT_INS_NAME = ""</text:p>
            <text:p><text:s text:c="2"/>If Not rsSub1.EOF Then <text:s text:c="2"/></text:p>
            <text:p><text:s text:c="6"/>If Not IsNull(rsSub1("DEBT_INS_NAME")) Then</text:p>
            <text:p><text:s text:c="8"/>DEBT_INS_NAME = Replace(Trim(rsSub1("DEBT_INS_NAME")), "&amp;", " AND ")</text:p>
          </table:table-cell>
          <table:table-cell table:style-name="ce17"/>
          <table:table-cell table:number-columns-repeated="15"/>
        </table:table-row>
        <table:table-row table:style-name="ro10">
          <table:table-cell table:style-name="ce4" office:value-type="string">
            <text:p>ISSUER_NAME</text:p>
          </table:table-cell>
          <table:table-cell table:style-name="ce10"/>
          <table:table-cell table:style-name="ce4" office:value-type="string">
            <text:p>Do While Not rs.EOF</text:p>
            <text:p><text:s text:c="3"/>ISSUER_NAME = "" <text:s/></text:p>
            <text:p><text:s text:c="6"/>If Not rsSub1.EOF And Not IsNull(rsSub1("ISSUER_NAME")) Then</text:p>
            <text:p><text:s text:c="7"/>ISSUER_NAME = Replace(Trim(rsSub1("ISSUER_NAME")), "&amp;", " AND ")</text:p>
          </table:table-cell>
          <table:table-cell table:style-name="ce18"/>
          <table:table-cell table:style-name="ce23" office:value-type="string">
            <text:p><text:span text:style-name="T1">---------Select Group 2 ISSUER_NAME</text:span></text:p>
            <text:p><text:span text:style-name="T1"><text:s text:c="8"/></text:span><text:span text:style-name="T1">sSqlSub = " <text:s/>SELECT SYENTITY.LONG_NAME <text:s/>AS ISSUER_NAME <text:s/>FROM ESL_SEC_FEATURE AS SEC_FEATURE "</text:span></text:p>
            <text:p><text:span text:style-name="T1"><text:s text:c="8"/></text:span><text:span text:style-name="T1">sSqlSub = sSqlSub &amp; " <text:s/>INNER JOIN ESL_SYENTITY AS SYENTITY <text:s text:c="6"/>ON <text:s text:c="4"/>SEC_FEATURE.ENTITY_CODE = SYENTITY.ENTITY_CODE "</text:span></text:p>
            <text:p><text:span text:style-name="T1"><text:s text:c="9"/></text:span><text:span text:style-name="T1">sSqlSub = sSqlSub &amp; " <text:s text:c="2"/>WHERE SEC_FEATURE.SECURITY_ID ='" &amp; Trim(rs("BOND_ID")) &amp; "' <text:s text:c="2"/>WITH UR; <text:s/>"</text:span></text:p>
            <text:p><text:span text:style-name="T1"><text:s text:c="10"/></text:span><text:span text:style-name="T1">Set rsSub1 = Conn.Execute(sSqlSub)</text:span></text:p>
            <text:p><text:span text:style-name="T1"/></text:p>
          </table:table-cell>
          <table:table-cell table:number-columns-repeated="14"/>
        </table:table-row>
        <table:table-row table:style-name="ro11">
          <table:table-cell table:style-name="ce4" office:value-type="string">
            <text:p>COUNTRY_CD_ISS</text:p>
          </table:table-cell>
          <table:table-cell table:style-name="ce10"/>
          <table:table-cell table:style-name="ce4" office:value-type="string">
            <text:p>Do While Not rs.EOF</text:p>
            <text:p><text:s text:c="3"/>COUNTRY_CD_ISS = ""</text:p>
            <text:p><text:s text:c="2"/>If Not rsSub1.EOF Then <text:s text:c="2"/></text:p>
            <text:p><text:s text:c="7"/>COUNTRY_CD_ISS = Trim(rsSub1("COUNTRY_CD_ISS"))</text:p>
          </table:table-cell>
          <table:table-cell table:style-name="ce19"/>
          <table:table-cell table:style-name="ce24" office:value-type="string">
            <text:p><text:span text:style-name="T1"><text:s text:c="7"/></text:span><text:span text:style-name="T1">---------Select Group 3 COUNTRY_CD_ISS</text:span></text:p>
            <text:p><text:s text:c="9"/>sSqlSub = " <text:s text:c="2"/>SELECT MAP_CODE.MAP_CD2 AS COUNTRY_CD_ISS <text:s text:c="4"/>FROM ESL_SEC_FEATURE AS SEC_FEATURE"</text:p>
            <text:p><text:s text:c="9"/>sSqlSub = sSqlSub &amp; " <text:s text:c="2"/>INNER JOIN ESL_SYENTITY AS SYENTITY <text:s text:c="6"/>ON <text:s text:c="4"/>SEC_FEATURE.ENTITY_CODE = SYENTITY.ENTITY_CODE"</text:p>
            <text:p><text:s text:c="9"/>sSqlSub = sSqlSub &amp; " <text:s text:c="2"/>INNER JOIN MAP_CODE AS MAP_CODE <text:s text:c="6"/>ON <text:s text:c="4"/>SYENTITY.DOMI_CODE = <text:s/>MAP_CODE.MAP_CD1 <text:s text:c="6"/>AND <text:s text:c="3"/>MAP_CODE.MAP_TABLE_CD = 'MAP029' " </text:p>
            <text:p><text:s text:c="9"/>SsqlSub = sSqlSub &amp; " <text:s text:c="2"/>WHERE SEC_FEATURE.SECURITY_ID ='" &amp; Trim(rs("BOND_ID")) &amp; "' <text:s text:c="2"/>WITH UR; <text:s/>"</text:p>
            <text:p><text:s text:c="11"/>Set rsSub1 = Conn.Execute(sSqlSub)</text:p>
            <text:p/>
          </table:table-cell>
          <table:table-cell table:style-name="ce27"/>
          <table:table-cell table:number-columns-repeated="13"/>
        </table:table-row>
        <table:table-row table:style-name="ro12">
          <table:table-cell table:style-name="ce4" office:value-type="string">
            <text:p>ISSUE_DTE</text:p>
          </table:table-cell>
          <table:table-cell table:style-name="ce9" office:value-type="string">
            <text:p>NULL</text:p>
          </table:table-cell>
          <table:table-cell table:style-name="ce4" office:value-type="string">
            <text:p>Fixed by DMS</text:p>
          </table:table-cell>
          <table:table-cell/>
          <table:table-cell table:style-name="ce21" office:value-type="string">
            <text:p>TMS_FI_WAV</text:p>
          </table:table-cell>
          <table:table-cell table:style-name="ce21" table:number-columns-repeated="4"/>
          <table:table-cell table:style-name="ce21" office:value-type="string">
            <text:p>Condition</text:p>
          </table:table-cell>
          <table:table-cell table:number-columns-repeated="9"/>
        </table:table-row>
        <table:table-row table:style-name="ro3">
          <table:table-cell table:style-name="ce4" office:value-type="string">
            <text:p>MATURITY_DTE</text:p>
          </table:table-cell>
          <table:table-cell table:style-name="ce9" office:value-type="string">
            <text:p>NULL</text:p>
          </table:table-cell>
          <table:table-cell table:style-name="ce4" office:value-type="string">
            <text:p>Fixed by DMS</text:p>
          </table:table-cell>
          <table:table-cell/>
          <table:table-cell table:style-name="ce25" office:value-type="string">
            <text:p>BOND_ID</text:p>
          </table:table-cell>
          <table:table-cell table:style-name="ce28"/>
          <table:table-cell table:style-name="ce10" table:number-columns-repeated="3"/>
          <table:table-cell table:style-name="ce32" office:value-type="string">
            <text:p>SELECT <text:s/>BOND_ID, CURRENCY <text:s text:c="2"/>, SUM(CHG_WAV) AS CHG_WAV <text:s/>FROM TMS_FI_WAV <text:s text:c="4"/></text:p>
            <text:p>WHERE TRANS_DATE BETWEEN <text:s/>'" &amp; tStart_dt &amp; "' AND '" &amp; sDate &amp; "' <text:s text:c="6"/></text:p>
            <text:p>AND TYPE <text:s/>= 'FA' AND CURRENCY &lt;&gt; 'THB' <text:s text:c="2"/>GROUP BY BOND_ID,CURRENCY <text:s text:c="3"/>WITH UR;</text:p>
          </table:table-cell>
          <table:table-cell table:number-columns-repeated="9"/>
        </table:table-row>
        <table:table-row table:style-name="ro1">
          <table:table-cell table:style-name="ce4" office:value-type="string">
            <text:p>ORG_TRM</text:p>
          </table:table-cell>
          <table:table-cell table:style-name="ce9" office:value-type="string">
            <text:p>NULL</text:p>
          </table:table-cell>
          <table:table-cell table:style-name="ce4" office:value-type="string">
            <text:p>Fixed by DMS</text:p>
          </table:table-cell>
          <table:table-cell/>
          <table:table-cell table:style-name="ce10" office:value-type="string">
            <text:p>LINE_NO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ORG_TRM_U</text:p>
          </table:table-cell>
          <table:table-cell table:style-name="ce11" office:value-type="string">
            <text:p>Space</text:p>
          </table:table-cell>
          <table:table-cell table:style-name="ce4" office:value-type="string">
            <text:p>Fixed by DMS</text:p>
          </table:table-cell>
          <table:table-cell/>
          <table:table-cell table:style-name="ce26" office:value-type="string">
            <text:p>TRANS_NUM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COUPON_RATE</text:p>
          </table:table-cell>
          <table:table-cell table:style-name="ce11" office:value-type="string">
            <text:p>NULL</text:p>
          </table:table-cell>
          <table:table-cell table:style-name="ce4" office:value-type="string">
            <text:p>Fixed by DMS</text:p>
          </table:table-cell>
          <table:table-cell/>
          <table:table-cell table:style-name="ce26" office:value-type="string">
            <text:p>TRANS_DATE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INT_COUNTRY_C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/>
          <table:table-cell table:style-name="ce10" office:value-type="string">
            <text:p>SETTLE_DATE</text:p>
          </table:table-cell>
          <table:table-cell table:style-name="ce10" table:number-columns-repeated="5"/>
          <table:table-cell table:number-columns-repeated="9"/>
        </table:table-row>
        <table:table-row table:style-name="ro2">
          <table:table-cell table:style-name="ce4" office:value-type="string">
            <text:p>UNIT_OF_TRAN</text:p>
          </table:table-cell>
          <table:table-cell table:style-name="ce9" office:value-type="string">
            <text:p>NULL</text:p>
          </table:table-cell>
          <table:table-cell table:style-name="ce4" office:value-type="string">
            <text:p>Fixed by DMS</text:p>
          </table:table-cell>
          <table:table-cell/>
          <table:table-cell table:style-name="ce25" office:value-type="string">
            <text:p>TYPE</text:p>
          </table:table-cell>
          <table:table-cell table:style-name="ce29"/>
          <table:table-cell table:style-name="ce10" table:number-columns-repeated="3"/>
          <table:table-cell table:style-name="ce10" office:value-type="string">
            <text:p>PTX_FI_21</text:p>
            <text:p>Type ='FA'</text:p>
          </table:table-cell>
          <table:table-cell table:number-columns-repeated="9"/>
        </table:table-row>
        <table:table-row table:style-name="ro1">
          <table:table-cell table:style-name="ce4" office:value-type="string">
            <text:p>SELL_SEC_AMT</text:p>
          </table:table-cell>
          <table:table-cell table:style-name="ce9" office:value-type="float" office:value="0">
            <text:p>0</text:p>
          </table:table-cell>
          <table:table-cell table:style-name="ce4" office:value-type="string">
            <text:p>Fixed by DMS</text:p>
          </table:table-cell>
          <table:table-cell/>
          <table:table-cell table:style-name="ce26" office:value-type="string">
            <text:p>CPTY</text:p>
          </table:table-cell>
          <table:table-cell table:style-name="ce10" table:number-columns-repeated="5"/>
          <table:table-cell table:number-columns-repeated="9"/>
        </table:table-row>
        <table:table-row table:style-name="ro3">
          <table:table-cell table:style-name="ce4" office:value-type="string">
            <text:p>PURCHASE_DTE</text:p>
          </table:table-cell>
          <table:table-cell table:style-name="ce9" office:value-type="string">
            <text:p>NULL</text:p>
          </table:table-cell>
          <table:table-cell table:style-name="ce4" office:value-type="string">
            <text:p>Fixed by DMS</text:p>
          </table:table-cell>
          <table:table-cell/>
          <table:table-cell table:style-name="ce10" office:value-type="string">
            <text:p>COUPON</text:p>
          </table:table-cell>
          <table:table-cell table:style-name="ce10" table:number-columns-repeated="4"/>
          <table:table-cell table:style-name="ce10" office:value-type="string">
            <text:p>SELECT <text:s/>SEC_FEATURE.ISIN_CODE AS ISIN_CODE , <text:s/>SEC_FEATURE.INST_DESC <text:s/>AS DEBT_INS_NAME, SEC_FEATURE.ISSUE_DATE AS ISSUE_DTE</text:p>
            <text:p>,SEC_FEATURE.MAT_DATE AS MATURITY_DTE ,SEC_FEATURE.COUPON_RATE AS COUPON_RATE FROM ESL_SEC_FEATURE AS SEC_FEATURE </text:p>
            <text:p><text:s/>WHERE SEC_FEATURE.SECURITY_ID ='" &amp; Trim(rs("BOND_ID")) &amp; "' <text:s text:c="2"/>WITH UR</text:p>
          </table:table-cell>
          <table:table-cell table:number-columns-repeated="9"/>
        </table:table-row>
        <table:table-row table:style-name="ro1">
          <table:table-cell table:style-name="ce4" office:value-type="string">
            <text:p>OS_AMT</text:p>
          </table:table-cell>
          <table:table-cell table:style-name="ce9" office:value-type="float" office:value="0">
            <text:p>0</text:p>
          </table:table-cell>
          <table:table-cell table:style-name="ce4" office:value-type="string">
            <text:p>Fixed by DMS</text:p>
          </table:table-cell>
          <table:table-cell/>
          <table:table-cell table:style-name="ce25" office:value-type="string">
            <text:p>CURRENCY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LU_DTE</text:p>
          </table:table-cell>
          <table:table-cell table:style-name="ce10" office:value-type="string">
            <text:p>Current Date</text:p>
          </table:table-cell>
          <table:table-cell table:style-name="ce4" office:value-type="string">
            <text:p>Set by DMS</text:p>
          </table:table-cell>
          <table:table-cell/>
          <table:table-cell table:style-name="ce25" office:value-type="string">
            <text:p>CHG_WAV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LU_TIME</text:p>
          </table:table-cell>
          <table:table-cell table:style-name="ce10" office:value-type="string">
            <text:p>Current Time</text:p>
          </table:table-cell>
          <table:table-cell table:style-name="ce4" office:value-type="string">
            <text:p>Set by DMS</text:p>
          </table:table-cell>
          <table:table-cell/>
          <table:table-cell table:style-name="ce26" office:value-type="string">
            <text:p>PROFIT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USER_LU</text:p>
          </table:table-cell>
          <table:table-cell table:style-name="ce9" office:value-type="string">
            <text:p>PLDMS</text:p>
          </table:table-cell>
          <table:table-cell table:style-name="ce4" office:value-type="string">
            <text:p>Fixed by DMS</text:p>
          </table:table-cell>
          <table:table-cell/>
          <table:table-cell table:style-name="ce26" office:value-type="string">
            <text:p>LOSS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DATA_SYSTEM_CD</text:p>
          </table:table-cell>
          <table:table-cell table:style-name="ce9" office:value-type="string">
            <text:p>HIPO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FLAG_ON_OFF</text:p>
          </table:table-cell>
          <table:table-cell table:style-name="ce9" office:value-type="float" office:value="0">
            <text:p>0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PART_I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3">
          <table:table-cell table:style-name="ce4" office:value-type="string">
            <text:p>IP_NAME</text:p>
          </table:table-cell>
          <table:table-cell table:style-name="ce9"/>
          <table:table-cell table:style-name="ce4" office:value-type="string">
            <text:p>Do While Not rs.EOF</text:p>
            <text:p><text:s text:c="3"/>IP_NAME = ""</text:p>
            <text:p><text:s text:c="3"/>IP_COUNTRY_CD = ""</text:p>
            <text:p><text:s text:c="3"/>If Not rsSub2.EOF Then</text:p>
            <text:p><text:s text:c="6"/>If Not IsNull(Trim(rsSub2("ENTITY_20CODE"))) Then</text:p>
            <text:p><text:s text:c="12"/>IP_NAME = Trim(rsSub2("ENTITY_20CODE"))</text:p>
            <text:p><text:s text:c="12"/>IP_NAME = Replace(IP_NAME, "&amp;", " AND ")</text:p>
            <text:p><text:s text:c="6"/>End If</text:p>
            <text:p><text:s text:c="6"/>IP_COUNTRY_CD = Trim(rsSub2("MAP_CD2"))</text:p>
            <text:p><text:s text:c="4"/>Else</text:p>
            <text:p><text:s text:c="8"/>IP_NAME = ""</text:p>
            <text:p><text:s text:c="8"/>IP_COUNTRY_CD = ""</text:p>
            <text:p><text:s text:c="4"/>End If</text:p>
          </table:table-cell>
          <table:table-cell/>
          <table:table-cell table:style-name="ce5" office:value-type="string">
            <text:p>sSqlSub = " SELECT * FROM ESL_SEC_FEATURE AS SEC_FEATURE"</text:p>
            <text:p><text:s text:c="2"/>sSqlSub = sSqlSub &amp; " INNER JOIN <text:s/>ESL_SYENTITY AS SYENTITY ON SEC_FEATURE.ENTITY_CODE = SYENTITY.ENTITY_CODE"</text:p>
            <text:p><text:s text:c="2"/>sSqlSub = sSqlSub &amp; " <text:s/>INNER JOIN MAP_CODE AS MAP_CODE ON SYENTITY.DOMI_CODE = <text:s/>MAP_CODE.MAP_CD1 AND MAP_CODE.MAP_TABLE_CD = 'MAP029' "</text:p>
            <text:p><text:s text:c="3"/>sSqlSub = sSqlSub &amp; " WHERE SEC_FEATURE.SECURITY_ID ='" &amp; Trim(rs("BOND_ID")) &amp; "' <text:s text:c="2"/>WITH UR; "</text:p>
            <text:p/>
            <text:p><text:s text:c="3"/>Set rsSub2 = Conn.Execute(sSqlSub)</text:p>
          </table:table-cell>
          <table:table-cell table:number-columns-repeated="14"/>
        </table:table-row>
        <table:table-row table:style-name="ro13">
          <table:table-cell table:style-name="ce4" office:value-type="string">
            <text:p>IP_COUNTRY_CD</text:p>
          </table:table-cell>
          <table:table-cell table:style-name="ce9"/>
          <table:table-cell table:style-name="ce4" office:value-type="string">
            <text:p>Do While Not rs.EOF</text:p>
            <text:p><text:s text:c="3"/>IP_NAME = ""</text:p>
            <text:p><text:s text:c="3"/>IP_COUNTRY_CD = ""</text:p>
            <text:p><text:s text:c="3"/>If Not rsSub2.EOF Then</text:p>
            <text:p><text:s text:c="6"/>If Not IsNull(Trim(rsSub2("ENTITY_20CODE"))) Then</text:p>
            <text:p><text:s text:c="12"/>IP_NAME = Trim(rsSub2("ENTITY_20CODE"))</text:p>
            <text:p><text:s text:c="12"/>IP_NAME = Replace(IP_NAME, "&amp;", " AND ")</text:p>
            <text:p><text:s text:c="6"/>End If</text:p>
            <text:p><text:s text:c="6"/>IP_COUNTRY_CD = Trim(rsSub2("MAP_CD2"))</text:p>
            <text:p><text:s text:c="4"/>Else</text:p>
            <text:p><text:s text:c="8"/>IP_NAME = ""</text:p>
            <text:p><text:s text:c="8"/>IP_COUNTRY_CD = ""</text:p>
            <text:p><text:s text:c="4"/>End If</text:p>
          </table:table-cell>
          <table:table-cell/>
          <table:table-cell table:style-name="ce5" office:value-type="string">
            <text:p>sSqlSub = " SELECT * FROM ESL_SEC_FEATURE AS SEC_FEATURE"</text:p>
            <text:p><text:s text:c="2"/>sSqlSub = sSqlSub &amp; " INNER JOIN <text:s/>ESL_SYENTITY AS SYENTITY ON SEC_FEATURE.ENTITY_CODE = SYENTITY.ENTITY_CODE"</text:p>
            <text:p><text:s text:c="2"/>sSqlSub = sSqlSub &amp; " <text:s/>INNER JOIN MAP_CODE AS MAP_CODE ON SYENTITY.DOMI_CODE = <text:s/>MAP_CODE.MAP_CD1 AND MAP_CODE.MAP_TABLE_CD = 'MAP029' "</text:p>
            <text:p><text:s text:c="3"/>sSqlSub = sSqlSub &amp; " WHERE SEC_FEATURE.SECURITY_ID ='" &amp; Trim(rs("BOND_ID")) &amp; "' <text:s text:c="2"/>WITH UR; "</text:p>
            <text:p/>
            <text:p><text:s text:c="3"/>Set rsSub2 = Conn.Execute(sSqlSub)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20"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Function <text:s/>PTX_FI_22(sDate)</text:p>
          </table:table-cell>
          <table:table-cell table:style-name="ce7"/>
          <table:table-cell table:style-name="ce14"/>
          <table:table-cell table:number-columns-repeated="16"/>
        </table:table-row>
        <table:table-row table:style-name="ro1">
          <table:table-cell table:style-name="ce3" office:value-type="string">
            <text:p>Field Name</text:p>
          </table:table-cell>
          <table:table-cell table:style-name="ce8" office:value-type="string">
            <text:p>Value</text:p>
          </table:table-cell>
          <table:table-cell table:style-name="ce3" office:value-type="string">
            <text:p>Condition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ARR_TYPE_CD</text:p>
          </table:table-cell>
          <table:table-cell table:style-name="ce9" office:value-type="string">
            <text:p><text:s/>'999999'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ARR_NUMBER</text:p>
          </table:table-cell>
          <table:table-cell table:style-name="ce9" office:value-type="string">
            <text:p>9999999999'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TRAN_DTE</text:p>
          </table:table-cell>
          <table:table-cell table:style-name="ce9"/>
          <table:table-cell table:style-name="ce4" office:value-type="string">
            <text:p>iDate</text:p>
          </table:table-cell>
          <table:table-cell table:number-columns-repeated="16"/>
        </table:table-row>
        <table:table-row table:style-name="ro3">
          <table:table-cell table:style-name="ce4" office:value-type="string">
            <text:p>TRAN_TYPE_CD</text:p>
          </table:table-cell>
          <table:table-cell table:style-name="ce9" office:value-type="string">
            <text:p>270001</text:p>
            <text:p>270002</text:p>
            <text:p>270003</text:p>
          </table:table-cell>
          <table:table-cell table:style-name="ce4" office:value-type="string">
            <text:p>If Trim(rs("CHG_WAV")) &lt;&gt; "0" Then <text:s text:c="2"/>270003</text:p>
            <text:p>If Trim(rs("PROFIT")) &lt;&gt; "0" Then 270001</text:p>
            <text:p>If Trim(rs("LOSS")) &lt;&gt; "0" Then 270002</text:p>
          </table:table-cell>
          <table:table-cell table:number-columns-repeated="16"/>
        </table:table-row>
        <table:table-row table:style-name="ro3">
          <table:table-cell table:style-name="ce4" office:value-type="string">
            <text:p>ITEM_TYPE_CD</text:p>
          </table:table-cell>
          <table:table-cell table:style-name="ce11" office:value-type="string">
            <text:p>268027</text:p>
            <text:p>267027</text:p>
          </table:table-cell>
          <table:table-cell table:style-name="ce4" office:value-type="string">
            <text:p>If Trim(rs("CHG_WAV")) &lt;&gt; "0" Then <text:s text:c="2"/>268027</text:p>
            <text:p>If Trim(rs("PROFIT")) &lt;&gt; "0" Then 268017</text:p>
            <text:p>If Trim(rs("LOSS")) &lt;&gt; "0" Then 268017</text:p>
          </table:table-cell>
          <table:table-cell table:number-columns-repeated="16"/>
        </table:table-row>
        <table:table-row table:style-name="ro2">
          <table:table-cell table:style-name="ce4" office:value-type="string">
            <text:p>TRAN_SEQ</text:p>
          </table:table-cell>
          <table:table-cell table:style-name="ce9"/>
          <table:table-cell table:style-name="ce4" office:value-type="string">
            <text:p>SELECT COALESCE(MAX(TRAN_SEQ), 0) <text:s/>AS TRAN_SEQ FROM DS_PTX </text:p>
            <text:p>WHERE DATA_SET_DATE = <text:s/>'" &amp; sDate &amp; "' AND DATA_SYSTEM_CD = 'HIPO' </text:p>
          </table:table-cell>
          <table:table-cell table:number-columns-repeated="16"/>
        </table:table-row>
        <table:table-row table:style-name="ro3">
          <table:table-cell table:style-name="ce4" office:value-type="string">
            <text:p>REC_PAY_ITEM_DSC</text:p>
          </table:table-cell>
          <table:table-cell table:style-name="ce9" office:value-type="string">
            <text:p>Space</text:p>
            <text:p>'GAIN'</text:p>
            <text:p>'LOSS'</text:p>
          </table:table-cell>
          <table:table-cell table:style-name="ce4" office:value-type="string">
            <text:p>If Trim(rs("CHG_WAV")) &lt;&gt; "0" Then <text:s text:c="2"/>Space</text:p>
            <text:p>If Trim(rs("PROFIT")) &lt;&gt; "0" Then 'GAIN'</text:p>
            <text:p>If Trim(rs("LOSS")) &lt;&gt; "0" Then 'LOSS'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DATA_SET_DATE</text:p>
          </table:table-cell>
          <table:table-cell table:style-name="ce9"/>
          <table:table-cell table:style-name="ce4" office:value-type="string">
            <text:p>iDate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PROVIDER_BR_NO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IBF_IND_C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PAY_METHOD_C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CURR_CD</text:p>
          </table:table-cell>
          <table:table-cell table:style-name="ce9"/>
          <table:table-cell table:style-name="ce4" office:value-type="string">
            <text:p>Trim(rs("CURRENCY"))</text:p>
          </table:table-cell>
          <table:table-cell table:number-columns-repeated="16"/>
        </table:table-row>
        <table:table-row table:style-name="ro3">
          <table:table-cell table:style-name="ce4" office:value-type="string">
            <text:p>TRAN_AMT_CURR</text:p>
          </table:table-cell>
          <table:table-cell table:style-name="ce9"/>
          <table:table-cell table:style-name="ce4" office:value-type="string">
            <text:p>If Trim(rs("CHG_WAV")) &lt;&gt; "0" Then <text:s/>Abs(rs("CHG_WAV"))</text:p>
            <text:p>If Trim(rs("PROFIT")) &lt;&gt; "0" Then <text:s text:c="2"/>Abs(rs("PROFIT"))</text:p>
            <text:p>If Trim(rs("LOSS")) &lt;&gt; "0" Then <text:s text:c="2"/>Abs(rs("LOSS"))</text:p>
          </table:table-cell>
          <table:table-cell table:number-columns-repeated="16"/>
        </table:table-row>
        <table:table-row table:style-name="ro3">
          <table:table-cell table:style-name="ce4" office:value-type="string">
            <text:p>DEBT_ARR_TYPE_CD</text:p>
          </table:table-cell>
          <table:table-cell table:style-name="ce9"/>
          <table:table-cell table:style-name="ce4" office:value-type="string">
            <text:p>If Trim(rs("CHG_WAV")) &lt;&gt; "0" Then DEBT_ARR_TYPE_CD</text:p>
            <text:p>If Trim(rs("PROFIT")) &lt;&gt; "0" Then <text:s text:c="2"/>Space</text:p>
            <text:p>If Trim(rs("LOSS")) &lt;&gt; "0" Then <text:s text:c="2"/>Space</text:p>
          </table:table-cell>
          <table:table-cell/>
          <table:table-cell office:value-type="string">
            <text:p><text:s text:c="17"/></text:p>
          </table:table-cell>
          <table:table-cell table:number-columns-repeated="14"/>
        </table:table-row>
        <table:table-row table:style-name="ro9">
          <table:table-cell table:style-name="ce4" office:value-type="string">
            <text:p>ISIN_CODE</text:p>
          </table:table-cell>
          <table:table-cell table:style-name="ce9"/>
          <table:table-cell table:style-name="ce4" office:value-type="string">
            <text:p>Do While Not rs.EOF</text:p>
            <text:p><text:s text:c="3"/>ISIN_CODE = ""</text:p>
            <text:p><text:s text:c="2"/>If Not rsSub1.EOF Then <text:s text:c="2"/></text:p>
            <text:p><text:s text:c="6"/>If Not IsNull(rsSub1("ISIN_CODE")) Then</text:p>
            <text:p><text:s text:c="9"/>ISIN_CODE = Replace(Trim(rsSub1("ISIN_CODE")), "&amp;", " AND ")</text:p>
          </table:table-cell>
          <table:table-cell table:style-name="ce17"/>
          <table:table-cell table:style-name="ce23" office:value-type="string">
            <text:p><text:span text:style-name="T1"/></text:p>
            <text:p><text:span text:style-name="T1"><text:s text:c="12"/></text:span><text:span text:style-name="T1">'---------Select Group 1 ISIN_CODE,DEBT_INS_NAME,ISSUE_DTE,MATURITY_DTE,COUPON_RATE</text:span></text:p>
            <text:p><text:span text:style-name="T1"/></text:p>
            <text:p><text:span text:style-name="T1"><text:s text:c="19"/></text:span><text:span text:style-name="T1">SsqlSub = " <text:s/>SELECT <text:s/>SEC_FEATURE.ISIN_CODE AS ISIN_CODE , <text:s/>SEC_FEATURE.INST_DESC AS DEBT_INS_NAME, SEC_FEATURE.ISSUE_DATE AS ISSUE_DTE <text:s/>"</text:span></text:p>
            <text:p><text:span text:style-name="T1"/></text:p>
            <text:p><text:span text:style-name="T1"><text:s text:c="20"/></text:span><text:span text:style-name="T1">sSqlSub = sSqlSub &amp; " <text:s text:c="3"/>,SEC_FEATURE.MAT_DATE AS MATURITY_DTE ,SEC_FEATURE.COUPON_RATE AS COUPON_RATE, "</text:span></text:p>
            <text:p><text:span text:style-name="T1"/></text:p>
            <text:p><text:span text:style-name="T1"><text:s text:c="20"/></text:span><text:span text:style-name="T1">sSqlSub = sSqlSub &amp; " <text:s text:c="4"/>MONTH(SEC_FEATURE.MAT_DATE - <text:s/>SEC_FEATURE.ISSUE_DATE ) AS DIFF_MONTH ,YEAR(SEC_FEATURE.MAT_DATE - <text:s/>SEC_FEATURE.ISSUE_DATE ) AS DIFF_YEAR <text:s/>"</text:span></text:p>
            <text:p><text:span text:style-name="T1"/></text:p>
            <text:p><text:span text:style-name="T1"><text:s text:c="20"/></text:span><text:span text:style-name="T1">sSqlSub = sSqlSub &amp; " <text:s text:c="3"/>FROM ESL_SEC_FEATURE AS SEC_FEATURE <text:s/>WHERE SEC_FEATURE.SECURITY_ID ='" &amp; Trim(rs("BOND_ID")) &amp; "' <text:s text:c="2"/>WITH UR; <text:s text:c="2"/>"</text:span></text:p>
            <text:p><text:span text:style-name="T1"><text:s text:c="41"/></text:span></text:p>
            <text:p><text:span text:style-name="T1"><text:s text:c="30"/></text:span><text:span text:style-name="T1">Set rsSub1 = Conn.Execute(sSqlSub)</text:span></text:p>
            <text:p><text:span text:style-name="T1"/></text:p>
            <text:p><text:span text:style-name="T1"/></text:p>
          </table:table-cell>
          <table:table-cell table:number-columns-repeated="14"/>
        </table:table-row>
        <table:table-row table:style-name="ro4">
          <table:table-cell table:style-name="ce4" office:value-type="string">
            <text:p>DEBT_INS_NAME</text:p>
          </table:table-cell>
          <table:table-cell table:style-name="ce9"/>
          <table:table-cell table:style-name="ce4" office:value-type="string">
            <text:p>Do While Not rs.EOF</text:p>
            <text:p><text:s text:c="3"/>DEBT_INS_NAME = ""</text:p>
            <text:p><text:s text:c="2"/>If Not rsSub1.EOF Then <text:s text:c="2"/></text:p>
            <text:p><text:s text:c="6"/>If Not IsNull(rsSub1("DEBT_INS_NAME")) Then</text:p>
            <text:p><text:s text:c="8"/>DEBT_INS_NAME = Replace(Trim(rsSub1("DEBT_INS_NAME")), "&amp;", " AND ")</text:p>
          </table:table-cell>
          <table:table-cell table:style-name="ce17"/>
          <table:table-cell table:number-columns-repeated="15"/>
        </table:table-row>
        <table:table-row table:style-name="ro10">
          <table:table-cell table:style-name="ce4" office:value-type="string">
            <text:p>ISSUER_NAME</text:p>
          </table:table-cell>
          <table:table-cell table:style-name="ce9"/>
          <table:table-cell table:style-name="ce4" office:value-type="string">
            <text:p>Do While Not rs.EOF</text:p>
            <text:p><text:s text:c="3"/>ISSUER_NAME = "" <text:s/></text:p>
            <text:p><text:s text:c="6"/>If Not rsSub1.EOF And Not IsNull(rsSub1("ISSUER_NAME")) Then</text:p>
            <text:p><text:s text:c="7"/>ISSUER_NAME = Replace(Trim(rsSub1("ISSUER_NAME")), "&amp;", " AND ")</text:p>
          </table:table-cell>
          <table:table-cell table:style-name="ce18"/>
          <table:table-cell table:style-name="ce23" office:value-type="string">
            <text:p><text:span text:style-name="T1">---------Select Group 2 ISSUER_NAME</text:span></text:p>
            <text:p><text:span text:style-name="T1"><text:s text:c="8"/></text:span><text:span text:style-name="T1">sSqlSub = " <text:s/>SELECT SYENTITY.LONG_NAME <text:s/>AS ISSUER_NAME <text:s/>FROM ESL_SEC_FEATURE AS SEC_FEATURE "</text:span></text:p>
            <text:p><text:span text:style-name="T1"><text:s text:c="8"/></text:span><text:span text:style-name="T1">sSqlSub = sSqlSub &amp; " <text:s/>INNER JOIN ESL_SYENTITY AS SYENTITY <text:s text:c="6"/>ON <text:s text:c="4"/>SEC_FEATURE.ENTITY_CODE = SYENTITY.ENTITY_CODE "</text:span></text:p>
            <text:p><text:span text:style-name="T1"><text:s text:c="9"/></text:span><text:span text:style-name="T1">sSqlSub = sSqlSub &amp; " <text:s text:c="2"/>WHERE SEC_FEATURE.SECURITY_ID ='" &amp; Trim(rs("BOND_ID")) &amp; "' <text:s text:c="2"/>WITH UR; <text:s/>"</text:span></text:p>
            <text:p><text:span text:style-name="T1"><text:s text:c="10"/></text:span><text:span text:style-name="T1">Set rsSub1 = Conn.Execute(sSqlSub)</text:span></text:p>
            <text:p><text:span text:style-name="T1"/></text:p>
          </table:table-cell>
          <table:table-cell table:number-columns-repeated="14"/>
        </table:table-row>
        <table:table-row table:style-name="ro11">
          <table:table-cell table:style-name="ce4" office:value-type="string">
            <text:p>COUNTRY_CD_ISS</text:p>
          </table:table-cell>
          <table:table-cell table:style-name="ce9"/>
          <table:table-cell table:style-name="ce4" office:value-type="string">
            <text:p>Do While Not rs.EOF</text:p>
            <text:p><text:s text:c="3"/>COUNTRY_CD_ISS = ""</text:p>
            <text:p><text:s text:c="2"/>If Not rsSub1.EOF Then <text:s text:c="2"/></text:p>
            <text:p><text:s text:c="7"/>COUNTRY_CD_ISS = Trim(rsSub1("COUNTRY_CD_ISS"))</text:p>
          </table:table-cell>
          <table:table-cell table:style-name="ce19"/>
          <table:table-cell table:style-name="ce24" office:value-type="string">
            <text:p><text:span text:style-name="T1"><text:s text:c="7"/></text:span><text:span text:style-name="T1">---------Select Group 3 COUNTRY_CD_ISS</text:span></text:p>
            <text:p><text:s text:c="9"/>sSqlSub = " <text:s text:c="2"/>SELECT MAP_CODE.MAP_CD2 AS COUNTRY_CD_ISS <text:s text:c="4"/>FROM ESL_SEC_FEATURE AS SEC_FEATURE"</text:p>
            <text:p><text:s text:c="9"/>sSqlSub = sSqlSub &amp; " <text:s text:c="2"/>INNER JOIN ESL_SYENTITY AS SYENTITY <text:s text:c="6"/>ON <text:s text:c="4"/>SEC_FEATURE.ENTITY_CODE = SYENTITY.ENTITY_CODE"</text:p>
            <text:p><text:s text:c="9"/>sSqlSub = sSqlSub &amp; " <text:s text:c="2"/>INNER JOIN MAP_CODE AS MAP_CODE <text:s text:c="6"/>ON <text:s text:c="4"/>SYENTITY.DOMI_CODE = <text:s/>MAP_CODE.MAP_CD1 <text:s text:c="6"/>AND <text:s text:c="3"/>MAP_CODE.MAP_TABLE_CD = 'MAP029' " </text:p>
            <text:p><text:s text:c="9"/>SsqlSub = sSqlSub &amp; " <text:s text:c="2"/>WHERE SEC_FEATURE.SECURITY_ID ='" &amp; Trim(rs("BOND_ID")) &amp; "' <text:s text:c="2"/>WITH UR; <text:s/>"</text:p>
            <text:p><text:s text:c="11"/>Set rsSub1 = Conn.Execute(sSqlSub)</text:p>
            <text:p/>
          </table:table-cell>
          <table:table-cell table:style-name="ce27"/>
          <table:table-cell table:number-columns-repeated="13"/>
        </table:table-row>
        <table:table-row table:style-name="ro3">
          <table:table-cell table:style-name="ce4" office:value-type="string">
            <text:p>ISSUE_DTE</text:p>
          </table:table-cell>
          <table:table-cell table:style-name="ce9"/>
          <table:table-cell table:style-name="ce4" office:value-type="string">
            <text:p>If Trim(rs("CHG_WAV")) &lt;&gt; "0" Then ISSUE_DTE</text:p>
            <text:p>If Trim(rs("PROFIT")) &lt;&gt; "0" Then <text:s text:c="2"/>NULL</text:p>
            <text:p>If Trim(rs("LOSS")) &lt;&gt; "0" Then <text:s text:c="2"/>NULL</text:p>
          </table:table-cell>
          <table:table-cell/>
          <table:table-cell table:style-name="ce21" office:value-type="string">
            <text:p>TMS_FI_WAV</text:p>
          </table:table-cell>
          <table:table-cell table:style-name="ce21" table:number-columns-repeated="4"/>
          <table:table-cell table:style-name="ce21" office:value-type="string">
            <text:p>Condition</text:p>
          </table:table-cell>
          <table:table-cell table:number-columns-repeated="9"/>
        </table:table-row>
        <table:table-row table:style-name="ro3">
          <table:table-cell table:style-name="ce4" office:value-type="string">
            <text:p>MATURITY_DTE</text:p>
          </table:table-cell>
          <table:table-cell table:style-name="ce9"/>
          <table:table-cell table:style-name="ce4" office:value-type="string">
            <text:p>If Trim(rs("CHG_WAV")) &lt;&gt; "0" Then MATURITY_DTE</text:p>
            <text:p>If Trim(rs("PROFIT")) &lt;&gt; "0" Then <text:s text:c="2"/>NULL</text:p>
            <text:p>If Trim(rs("LOSS")) &lt;&gt; "0" Then <text:s text:c="2"/>NULL</text:p>
          </table:table-cell>
          <table:table-cell/>
          <table:table-cell table:style-name="ce25" office:value-type="string">
            <text:p>BOND_ID</text:p>
          </table:table-cell>
          <table:table-cell table:style-name="ce28"/>
          <table:table-cell table:style-name="ce10" table:number-columns-repeated="3"/>
          <table:table-cell table:style-name="ce32" office:value-type="string">
            <text:p>SELECT <text:s/>BOND_ID ,TRANS_NUM ,TRANS_DATE ,CPTY , CURRENCY ,CHG_WAV ,PROFIT ,LOSS <text:s text:c="2"/>FROM TMS_FI_WAV <text:s/>WHERE </text:p>
            <text:p><text:s/>SETTLE_DATE <text:s/>BETWEEN '" &amp; tStart_dt &amp; "' AND '" &amp; sDate &amp; "' <text:s text:c="5"/>AND <text:s/>TYPE <text:s/>= 'M' AND <text:s text:c="5"/>CURRENCY &lt;&gt; 'THB' <text:s text:c="4"/>WITH UR</text:p>
          </table:table-cell>
          <table:table-cell table:number-columns-repeated="9"/>
        </table:table-row>
        <table:table-row table:style-name="ro3">
          <table:table-cell table:style-name="ce4" office:value-type="string">
            <text:p>ORG_TRM</text:p>
          </table:table-cell>
          <table:table-cell table:style-name="ce9"/>
          <table:table-cell table:style-name="ce4" office:value-type="string">
            <text:p>If Trim(rs("CHG_WAV")) &lt;&gt; "0" Then ORG_TRM</text:p>
            <text:p>If Trim(rs("PROFIT")) &lt;&gt; "0" Then <text:s text:c="2"/>NULL</text:p>
            <text:p>If Trim(rs("LOSS")) &lt;&gt; "0" Then <text:s text:c="2"/>NULL</text:p>
          </table:table-cell>
          <table:table-cell/>
          <table:table-cell table:style-name="ce10" office:value-type="string">
            <text:p>LINE_NO</text:p>
          </table:table-cell>
          <table:table-cell table:style-name="ce10" table:number-columns-repeated="5"/>
          <table:table-cell table:number-columns-repeated="9"/>
        </table:table-row>
        <table:table-row table:style-name="ro3">
          <table:table-cell table:style-name="ce4" office:value-type="string">
            <text:p>ORG_TRM_U</text:p>
          </table:table-cell>
          <table:table-cell table:style-name="ce9"/>
          <table:table-cell table:style-name="ce4" office:value-type="string">
            <text:p>If Trim(rs("CHG_WAV")) &lt;&gt; "0" Then ORG_TRM_U</text:p>
            <text:p>If Trim(rs("PROFIT")) &lt;&gt; "0" Then <text:s text:c="2"/>Space</text:p>
            <text:p>If Trim(rs("LOSS")) &lt;&gt; "0" Then <text:s text:c="2"/>Space</text:p>
          </table:table-cell>
          <table:table-cell/>
          <table:table-cell table:style-name="ce25" office:value-type="string">
            <text:p>TRANS_NUM</text:p>
          </table:table-cell>
          <table:table-cell table:style-name="ce10" table:number-columns-repeated="5"/>
          <table:table-cell table:number-columns-repeated="9"/>
        </table:table-row>
        <table:table-row table:style-name="ro3">
          <table:table-cell table:style-name="ce4" office:value-type="string">
            <text:p>COUPON_RATE</text:p>
          </table:table-cell>
          <table:table-cell table:style-name="ce9"/>
          <table:table-cell table:style-name="ce4" office:value-type="string">
            <text:p>If Trim(rs("CHG_WAV")) &lt;&gt; "0" Then <text:s text:c="2"/>COUPON_RATE </text:p>
            <text:p>If Trim(rs("PROFIT")) &lt;&gt; "0" Then <text:s text:c="2"/>NULL</text:p>
            <text:p>If Trim(rs("LOSS")) &lt;&gt; "0" Then <text:s text:c="2"/>NULL</text:p>
          </table:table-cell>
          <table:table-cell/>
          <table:table-cell table:style-name="ce25" office:value-type="string">
            <text:p>TRANS_DATE</text:p>
          </table:table-cell>
          <table:table-cell table:style-name="ce10" table:number-columns-repeated="5"/>
          <table:table-cell table:number-columns-repeated="9"/>
        </table:table-row>
        <table:table-row table:style-name="ro3">
          <table:table-cell table:style-name="ce4" office:value-type="string">
            <text:p>INT_COUNTRY_CD</text:p>
          </table:table-cell>
          <table:table-cell table:style-name="ce9"/>
          <table:table-cell table:style-name="ce4" office:value-type="string">
            <text:p>If Trim(rs("CHG_WAV")) &lt;&gt; "0" Then INT_COUNTRY_CD</text:p>
            <text:p>If Trim(rs("PROFIT")) &lt;&gt; "0" Then <text:s text:c="2"/>Space</text:p>
            <text:p>If Trim(rs("LOSS")) &lt;&gt; "0" Then <text:s text:c="2"/>Space</text:p>
          </table:table-cell>
          <table:table-cell/>
          <table:table-cell table:style-name="ce25" office:value-type="string">
            <text:p>SETTLE_DATE</text:p>
          </table:table-cell>
          <table:table-cell table:style-name="ce10" table:number-columns-repeated="5"/>
          <table:table-cell table:number-columns-repeated="9"/>
        </table:table-row>
        <table:table-row table:style-name="ro2">
          <table:table-cell table:style-name="ce4" office:value-type="string">
            <text:p>UNIT_OF_TRAN</text:p>
          </table:table-cell>
          <table:table-cell table:style-name="ce9" office:value-type="string">
            <text:p>NULL</text:p>
          </table:table-cell>
          <table:table-cell table:style-name="ce4" office:value-type="string">
            <text:p>Fixed by DMS</text:p>
          </table:table-cell>
          <table:table-cell/>
          <table:table-cell table:style-name="ce25" office:value-type="string">
            <text:p>TYPE</text:p>
          </table:table-cell>
          <table:table-cell table:style-name="ce29"/>
          <table:table-cell table:style-name="ce10" table:number-columns-repeated="3"/>
          <table:table-cell table:style-name="ce10" office:value-type="string">
            <text:p>PTX_FI_22</text:p>
            <text:p>Type ='M'</text:p>
          </table:table-cell>
          <table:table-cell table:number-columns-repeated="9"/>
        </table:table-row>
        <table:table-row table:style-name="ro1">
          <table:table-cell table:style-name="ce4" office:value-type="string">
            <text:p>SELL_SEC_AMT</text:p>
          </table:table-cell>
          <table:table-cell table:style-name="ce9" office:value-type="float" office:value="0">
            <text:p>0</text:p>
          </table:table-cell>
          <table:table-cell table:style-name="ce4" office:value-type="string">
            <text:p>Fixed by DMS</text:p>
          </table:table-cell>
          <table:table-cell/>
          <table:table-cell table:style-name="ce25" office:value-type="string">
            <text:p>CPTY</text:p>
          </table:table-cell>
          <table:table-cell table:style-name="ce10" table:number-columns-repeated="5"/>
          <table:table-cell table:number-columns-repeated="9"/>
        </table:table-row>
        <table:table-row table:style-name="ro6">
          <table:table-cell table:style-name="ce4" office:value-type="string">
            <text:p>PURCHASE_DTE</text:p>
          </table:table-cell>
          <table:table-cell table:style-name="ce9" office:value-type="string">
            <text:p>NULL</text:p>
          </table:table-cell>
          <table:table-cell table:style-name="ce4" office:value-type="string">
            <text:p>Fixed by DMS</text:p>
          </table:table-cell>
          <table:table-cell/>
          <table:table-cell table:style-name="ce10" office:value-type="string">
            <text:p>COUPON</text:p>
          </table:table-cell>
          <table:table-cell table:style-name="ce10" table:number-columns-repeated="4"/>
          <table:table-cell table:style-name="ce10" office:value-type="string">
            <text:p>SELECT <text:s/>SEC_FEATURE.ISIN_CODE AS ISIN_CODE , <text:s/>SEC_FEATURE.INST_DESC AS DEBT_INS_NAME, SEC_FEATURE.ISSUE_DATE AS ISSUE_DTE</text:p>
            <text:p>,SEC_FEATURE.MAT_DATE AS MATURITY_DTE ,SEC_FEATURE.COUPON_RATE AS COUPON_RATE, MONTH(SEC_FEATURE.MAT_DATE - <text:s/>SEC_FEATURE.ISSUE_DATE )</text:p>
            <text:p><text:s/>AS DIFF_MONTH ,YEAR(SEC_FEATURE.MAT_DATE - <text:s/>SEC_FEATURE.ISSUE_DATE ) AS DIFF_YEAR</text:p>
            <text:p><text:s/>FROM ESL_SEC_FEATURE AS SEC_FEATURE <text:s/>WHERE SEC_FEATURE.SECURITY_ID ='" &amp; Trim(rs("BOND_ID")) &amp; "' <text:s text:c="2"/>WITH UR</text:p>
          </table:table-cell>
          <table:table-cell table:number-columns-repeated="9"/>
        </table:table-row>
        <table:table-row table:style-name="ro1">
          <table:table-cell table:style-name="ce4" office:value-type="string">
            <text:p>OS_AMT</text:p>
          </table:table-cell>
          <table:table-cell table:style-name="ce9" office:value-type="float" office:value="0">
            <text:p>0</text:p>
          </table:table-cell>
          <table:table-cell table:style-name="ce4" office:value-type="string">
            <text:p>Fixed by DMS</text:p>
          </table:table-cell>
          <table:table-cell/>
          <table:table-cell table:style-name="ce25" office:value-type="string">
            <text:p>CURRENCY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LU_DTE</text:p>
          </table:table-cell>
          <table:table-cell table:style-name="ce9" office:value-type="string">
            <text:p>Current Date</text:p>
          </table:table-cell>
          <table:table-cell table:style-name="ce4" office:value-type="string">
            <text:p>Set by DMS</text:p>
          </table:table-cell>
          <table:table-cell/>
          <table:table-cell table:style-name="ce25" office:value-type="string">
            <text:p>CHG_WAV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LU_TIME</text:p>
          </table:table-cell>
          <table:table-cell table:style-name="ce9" office:value-type="string">
            <text:p>Current Time</text:p>
          </table:table-cell>
          <table:table-cell table:style-name="ce4" office:value-type="string">
            <text:p>Set by DMS</text:p>
          </table:table-cell>
          <table:table-cell/>
          <table:table-cell table:style-name="ce25" office:value-type="string">
            <text:p>PROFIT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USER_LU</text:p>
          </table:table-cell>
          <table:table-cell table:style-name="ce9" office:value-type="string">
            <text:p>PLDMS</text:p>
          </table:table-cell>
          <table:table-cell table:style-name="ce4" office:value-type="string">
            <text:p>Fixed by DMS</text:p>
          </table:table-cell>
          <table:table-cell/>
          <table:table-cell table:style-name="ce25" office:value-type="string">
            <text:p>LOSS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DATA_SYSTEM_CD</text:p>
          </table:table-cell>
          <table:table-cell table:style-name="ce9" office:value-type="string">
            <text:p>HIPO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FLAG_ON_OFF</text:p>
          </table:table-cell>
          <table:table-cell table:style-name="ce9" office:value-type="float" office:value="0">
            <text:p>0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PART_I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7">
          <table:table-cell table:style-name="ce4" office:value-type="string">
            <text:p>IP_NAME</text:p>
          </table:table-cell>
          <table:table-cell table:style-name="ce10"/>
          <table:table-cell table:style-name="ce4" office:value-type="string">
            <text:p>Do While Not rs.EOF</text:p>
            <text:p><text:s text:c="3"/>IP_NAME = ""</text:p>
            <text:p><text:s text:c="3"/>If Trim(rs("TRANS_NUM")) &lt;&gt; "" Then</text:p>
            <text:p><text:s text:c="6"/>If Not rsSub2.EOF Then</text:p>
            <text:p><text:s text:c="10"/>If Not IsNull(Trim(rsSub2("REMARK"))) Then</text:p>
            <text:p><text:s text:c="12"/>endTxt = InStr(1, Trim(rsSub2("REMARK")), "/CF")</text:p>
            <text:p><text:s text:c="18"/>If endTxt &lt;&gt; "0" Then</text:p>
            <text:p><text:s text:c="21"/>IP_NAME = Mid(Trim(rsSub2("REMARK")), 1, endTxt)</text:p>
            <text:p><text:s text:c="21"/>IP_NAME = Replace(IP_NAME, "&amp;", " AND ")</text:p>
            <text:p><text:s text:c="18"/>End If</text:p>
            <text:p><text:s text:c="10"/>End If</text:p>
            <text:p><text:s text:c="10"/>IP_COUNTRY_CD = Trim(rsSub2("MAP_CD2"))</text:p>
            <text:p><text:s text:c="8"/>If Not IsNull(Trim(rsSub2("ENTITY_20CODE"))) Then</text:p>
            <text:p><text:s text:c="11"/>IP_NAME = Trim(rsSub2("ENTITY_20CODE"))</text:p>
            <text:p><text:s text:c="11"/>IP_NAME = Replace(IP_NAME, "&amp;", " AND ")</text:p>
            <text:p><text:s text:c="8"/>End If</text:p>
            <text:p><text:s text:c="6"/>Else</text:p>
            <text:p><text:s text:c="9"/>IP_NAME = ""</text:p>
            <text:p><text:s text:c="9"/>IP_COUNTRY_CD = ""</text:p>
            <text:p><text:s text:c="6"/>End If</text:p>
            <text:p><text:s text:c="3"/>Else</text:p>
            <text:p><text:s text:c="6"/>If Not rsSub2.EOF Then</text:p>
            <text:p><text:s text:c="10"/>If Not IsNull(rsSub2("ENTITY_20CODE")) Then</text:p>
            <text:p><text:s text:c="15"/>IP_NAME = Trim(rsSub2("ENTITY_20CODE"))</text:p>
            <text:p><text:s text:c="15"/>IP_NAME = Replace(IP_NAME, "&amp;", " AND ")</text:p>
            <text:p><text:s text:c="10"/>Else</text:p>
            <text:p><text:s text:c="15"/>IP_NAME = ""</text:p>
            <text:p><text:s text:c="10"/>End If</text:p>
            <text:p><text:s text:c="10"/>IP_COUNTRY_CD = Trim(rsSub2("MAP_CD2"))</text:p>
            <text:p><text:s text:c="5"/>Else</text:p>
            <text:p><text:s text:c="9"/>IP_NAME = ""</text:p>
            <text:p><text:s text:c="9"/>IP_COUNTRY_CD = ""</text:p>
            <text:p><text:s text:c="5"/>End If</text:p>
            <text:p><text:s text:c="3"/>End If</text:p>
            <text:p/>
            <text:p/>
            <draw:custom-shape table:end-cell-address="FI.D118" table:end-x="0.4528in" table:end-y="2.6496in" draw:z-index="2" draw:style-name="gr1" svg:width="1.3256in" svg:height="0.5531in" svg:x="4.3154in" svg:y="2.0965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FI.D118" table:end-x="0.4602in" table:end-y="4.7122in" draw:z-index="3" draw:style-name="gr1" svg:width="1.3256in" svg:height="0.6425in" svg:x="4.3228in" svg:y="4.0697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table:style-name="ce5" office:value-type="string">
            <text:p><text:s text:c="3"/>sSqlSub = " SELECT * FROM ESL_COMMON AS COMMON "</text:p>
            <text:p><text:s text:c="3"/>sSqlSub = sSqlSub &amp; " INNER JOIN <text:s/>ESL_SYENTITY AS SYENTITY ON COMMON.CNTR_PARTY = SYENTITY.ENTITY_CODE"</text:p>
            <text:p><text:s text:c="3"/>sSqlSub = sSqlSub &amp; " <text:s/>INNER JOIN MAP_CODE AS MAP_CODE ON SYENTITY.DOMI_CODE = <text:s/>MAP_CODE.MAP_CD1 AND MAP_CODE.MAP_TABLE_CD = 'MAP029' "</text:p>
            <text:p><text:s text:c="3"/>sSqlSub = sSqlSub &amp; " WHERE COMMON.TRANS_NUM ='" &amp; Trim(rs("TRANS_NUM")) &amp; "' and <text:s text:c="2"/>COMMON.AS_OF_DT = <text:s/>'" &amp; sDate &amp; "' <text:s text:c="2"/>WITH UR; "</text:p>
            <text:p><text:s text:c="4"/>Set rsSub2 = Conn.Execute(sSqlSub)</text:p>
            <text:p/>
            <text:p>ELSE</text:p>
            <text:p/>
            <text:p><text:s text:c="3"/>sSqlSub = " SELECT * FROM ESL_SEC_FEATURE AS SEC_FEATURE"</text:p>
            <text:p><text:s text:c="3"/>sSqlSub = sSqlSub &amp; " INNER JOIN <text:s/>ESL_SYENTITY AS SYENTITY ON SEC_FEATURE.ENTITY_CODE = SYENTITY.ENTITY_CODE"</text:p>
            <text:p><text:s text:c="3"/>sSqlSub = sSqlSub &amp; " <text:s/>INNER JOIN MAP_CODE AS MAP_CODE ON SYENTITY.DOMI_CODE = <text:s/>MAP_CODE.MAP_CD1 AND MAP_CODE.MAP_TABLE_CD = 'MAP029' "</text:p>
            <text:p><text:s text:c="3"/>sSqlSub = sSqlSub &amp; " WHERE SEC_FEATURE.SECURITY_ID ='" &amp; Trim(rs("BOND_ID")) &amp; "' <text:s text:c="2"/>WITH UR; "</text:p>
            <text:p><text:s text:c="42"/></text:p>
            <text:p><text:s text:c="6"/>Set rsSub2 = Conn.Execute(sSqlSub)</text:p>
          </table:table-cell>
          <table:table-cell table:number-columns-repeated="14"/>
        </table:table-row>
        <table:table-row table:style-name="ro8">
          <table:table-cell table:style-name="ce4" office:value-type="string">
            <text:p>IP_COUNTRY_CD</text:p>
          </table:table-cell>
          <table:table-cell table:style-name="ce10"/>
          <table:table-cell table:style-name="ce4" office:value-type="string">
            <text:p>If Trim(rs("TRANS_NUM")) &lt;&gt; "" Then</text:p>
            <text:p><text:s text:c="3"/>If Not rsSub2.EOF Then</text:p>
            <text:p><text:s text:c="7"/>If Not IsNull(Trim(rsSub2("REMARK"))) Then</text:p>
            <text:p><text:s text:c="12"/>endTxt = InStr(1, Trim(rsSub2("REMARK")), "/CF")</text:p>
            <text:p><text:s text:c="18"/>If endTxt &lt;&gt; "0" Then</text:p>
            <text:p><text:s text:c="21"/>IP_NAME = Mid(Trim(rsSub2("REMARK")), 1, endTxt)</text:p>
            <text:p><text:s text:c="21"/>IP_NAME = Replace(IP_NAME, "&amp;", " AND ")</text:p>
            <text:p><text:s text:c="18"/>End If</text:p>
            <text:p><text:s text:c="7"/>End If</text:p>
            <text:p><text:s text:c="7"/>IP_COUNTRY_CD = Trim(rsSub2("MAP_CD2"))</text:p>
            <text:p><text:s text:c="6"/>If Not IsNull(Trim(rsSub2("ENTITY_20CODE"))) Then</text:p>
            <text:p><text:s text:c="11"/>IP_NAME = Trim(rsSub2("ENTITY_20CODE"))</text:p>
            <text:p><text:s text:c="11"/>IP_NAME = Replace(IP_NAME, "&amp;", " AND ")</text:p>
            <text:p><text:s text:c="6"/>End If</text:p>
            <text:p><text:s text:c="3"/>Else</text:p>
            <text:p><text:s text:c="9"/>IP_NAME = ""</text:p>
            <text:p><text:s text:c="9"/>IP_COUNTRY_CD = ""</text:p>
            <text:p><text:s text:c="3"/>End If</text:p>
            <text:p>Else</text:p>
            <text:p><text:s text:c="4"/>If Not rsSub2.EOF Then</text:p>
            <text:p><text:s text:c="10"/>If Not IsNull(rsSub2("ENTITY_20CODE")) Then</text:p>
            <text:p><text:s text:c="15"/>IP_NAME = Trim(rsSub2("ENTITY_20CODE"))</text:p>
            <text:p><text:s text:c="15"/>IP_NAME = Replace(IP_NAME, "&amp;", " AND ")</text:p>
            <text:p><text:s text:c="10"/>Else</text:p>
            <text:p><text:s text:c="15"/>IP_NAME = ""</text:p>
            <text:p><text:s text:c="10"/>End If</text:p>
            <text:p><text:s text:c="10"/>IP_COUNTRY_CD = Trim(rsSub2("MAP_CD2"))</text:p>
            <text:p><text:s text:c="3"/>Else</text:p>
            <text:p><text:s text:c="9"/>IP_NAME = ""</text:p>
            <text:p><text:s text:c="9"/>IP_COUNTRY_CD = ""</text:p>
            <text:p><text:s text:c="3"/>End If</text:p>
            <text:p>End If</text:p>
            <text:p/>
            <text:p/>
            <draw:custom-shape table:end-cell-address="FI.D119" table:end-x="0.5622in" table:end-y="2.4055in" draw:z-index="4" draw:style-name="gr1" svg:width="1.3724in" svg:height="0.7028in" svg:x="4.378in" svg:y="1.7028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FI.D119" table:end-x="0.6091in" table:end-y="4.5728in" draw:z-index="5" draw:style-name="gr1" svg:width="1.4039in" svg:height="0.6874in" svg:x="4.3933in" svg:y="3.8854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table:style-name="ce5" office:value-type="string">
            <text:p><text:s text:c="3"/>sSqlSub = " SELECT * FROM ESL_COMMON AS COMMON "</text:p>
            <text:p><text:s text:c="3"/>sSqlSub = sSqlSub &amp; " INNER JOIN <text:s/>ESL_SYENTITY AS SYENTITY ON COMMON.CNTR_PARTY = SYENTITY.ENTITY_CODE"</text:p>
            <text:p><text:s text:c="3"/>sSqlSub = sSqlSub &amp; " <text:s/>INNER JOIN MAP_CODE AS MAP_CODE ON SYENTITY.DOMI_CODE = <text:s/>MAP_CODE.MAP_CD1 AND MAP_CODE.MAP_TABLE_CD = 'MAP029' "</text:p>
            <text:p><text:s text:c="3"/>sSqlSub = sSqlSub &amp; " WHERE COMMON.TRANS_NUM ='" &amp; Trim(rs("TRANS_NUM")) &amp; "' and <text:s text:c="2"/>COMMON.AS_OF_DT = <text:s/>'" &amp; sDate &amp; "' <text:s text:c="2"/>WITH UR; "</text:p>
            <text:p><text:s text:c="4"/>Set rsSub2 = Conn.Execute(sSqlSub)</text:p>
            <text:p/>
            <text:p>ELSE</text:p>
            <text:p/>
            <text:p><text:s text:c="3"/>sSqlSub = " SELECT * FROM ESL_SEC_FEATURE AS SEC_FEATURE"</text:p>
            <text:p><text:s text:c="3"/>sSqlSub = sSqlSub &amp; " INNER JOIN <text:s/>ESL_SYENTITY AS SYENTITY ON SEC_FEATURE.ENTITY_CODE = SYENTITY.ENTITY_CODE"</text:p>
            <text:p><text:s text:c="3"/>sSqlSub = sSqlSub &amp; " <text:s/>INNER JOIN MAP_CODE AS MAP_CODE ON SYENTITY.DOMI_CODE = <text:s/>MAP_CODE.MAP_CD1 AND MAP_CODE.MAP_TABLE_CD = 'MAP029' "</text:p>
            <text:p><text:s text:c="3"/>sSqlSub = sSqlSub &amp; " WHERE SEC_FEATURE.SECURITY_ID ='" &amp; Trim(rs("BOND_ID")) &amp; "' <text:s text:c="2"/>WITH UR; "</text:p>
            <text:p><text:s text:c="42"/></text:p>
            <text:p><text:s text:c="6"/>Set rsSub2 = Conn.Execute(sSqlSub)</text:p>
          </table:table-cell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2" office:value-type="string">
            <text:p>Function <text:s/>PTX_FI_COMMON(sDate)</text:p>
          </table:table-cell>
          <table:table-cell table:style-name="ce7"/>
          <table:table-cell table:style-name="ce14"/>
          <table:table-cell table:number-columns-repeated="16"/>
        </table:table-row>
        <table:table-row table:style-name="ro12">
          <table:table-cell table:style-name="ce3" office:value-type="string">
            <text:p>Field Name</text:p>
          </table:table-cell>
          <table:table-cell table:style-name="ce8" office:value-type="string">
            <text:p>Value</text:p>
          </table:table-cell>
          <table:table-cell table:style-name="ce3" office:value-type="string">
            <text:p>Condition</text:p>
          </table:table-cell>
          <table:table-cell/>
          <table:table-cell table:style-name="ce21" office:value-type="string">
            <text:p>TMS_FI_WAV</text:p>
          </table:table-cell>
          <table:table-cell table:style-name="ce21" table:number-columns-repeated="4"/>
          <table:table-cell table:style-name="ce21" office:value-type="string">
            <text:p>Condition</text:p>
          </table:table-cell>
          <table:table-cell table:number-columns-repeated="9"/>
        </table:table-row>
        <table:table-row table:style-name="ro1">
          <table:table-cell table:style-name="ce4" office:value-type="string">
            <text:p>ARR_TYPE_CD</text:p>
          </table:table-cell>
          <table:table-cell table:style-name="ce9" office:value-type="string">
            <text:p><text:s/>'999999'</text:p>
          </table:table-cell>
          <table:table-cell table:style-name="ce4" office:value-type="string">
            <text:p>Fixed by DMS</text:p>
          </table:table-cell>
          <table:table-cell/>
          <table:table-cell table:style-name="ce22" office:value-type="string">
            <text:p>BOND_ID</text:p>
          </table:table-cell>
          <table:table-cell table:style-name="ce28"/>
          <table:table-cell table:style-name="ce10" table:number-columns-repeated="3"/>
          <table:table-cell table:number-columns-repeated="10"/>
        </table:table-row>
        <table:table-row table:style-name="ro1">
          <table:table-cell table:style-name="ce4" office:value-type="string">
            <text:p>ARR_NUMBER</text:p>
          </table:table-cell>
          <table:table-cell table:style-name="ce10"/>
          <table:table-cell table:style-name="ce4" office:value-type="string">
            <text:p>rs("TRANS_NUM")</text:p>
          </table:table-cell>
          <table:table-cell/>
          <table:table-cell table:style-name="ce10" office:value-type="string">
            <text:p>LINE_NO</text:p>
          </table:table-cell>
          <table:table-cell table:style-name="ce10" table:number-columns-repeated="5"/>
          <table:table-cell table:number-columns-repeated="9"/>
        </table:table-row>
        <table:table-row table:style-name="ro3">
          <table:table-cell table:style-name="ce4" office:value-type="string">
            <text:p>TRAN_DTE</text:p>
          </table:table-cell>
          <table:table-cell table:style-name="ce10"/>
          <table:table-cell table:style-name="ce4" office:value-type="string">
            <text:p>Format(rs("SETTLE_DATE"), "YYYY-MM-DD")</text:p>
          </table:table-cell>
          <table:table-cell/>
          <table:table-cell table:style-name="ce25" office:value-type="string">
            <text:p>TRANS_NUM</text:p>
          </table:table-cell>
          <table:table-cell table:style-name="ce10" table:number-columns-repeated="4"/>
          <table:table-cell table:style-name="ce32" office:value-type="string">
            <text:p>SELECT COMMON.*,TRANS_NUM ,TRADE_DATE , CNTR_PARTY ,CONT_FAMT ,SECURITY_ID ,PURCHASE_INT ,PURCHASE_INT_DR_CR_IND</text:p>
            <text:p>FROM ESL_COMMON AS COMMON WHERE <text:s/>PROD_GROUP = 'FI' <text:s text:c="5"/>AND <text:s text:c="3"/>CONT_CUR <text:s/>&lt;&gt; 'THB' <text:s text:c="4"/>AND <text:s text:c="2"/>GL_PROD_CD &lt;&gt; '0181' <text:s text:c="3"/>AND <text:s text:c="3"/>TRANS_Status = 1 <text:s text:c="5"/></text:p>
            <text:p><text:s/>AND <text:s text:c="3"/>settle_date = '" &amp; sDate &amp; "' <text:s text:c="2"/>AND <text:s text:c="3"/>AS_OF_DT = <text:s/>'" &amp; sDate &amp; "' and <text:s/>PURCHASE_INT &lt;&gt; 0 WITH UR</text:p>
          </table:table-cell>
          <table:table-cell table:number-columns-repeated="9"/>
        </table:table-row>
        <table:table-row table:style-name="ro2">
          <table:table-cell table:style-name="ce4" office:value-type="string">
            <text:p>TRAN_TYPE_CD</text:p>
          </table:table-cell>
          <table:table-cell table:style-name="ce9" office:value-type="string">
            <text:p>270001</text:p>
            <text:p>270002</text:p>
          </table:table-cell>
          <table:table-cell table:style-name="ce4" office:value-type="string">
            <text:p>If Trim(rs("BUY_SELL")) = "1" Then 270002</text:p>
            <text:p>ElseIf Trim(rs("BUY_SELL")) = "2" Then <text:s text:c="2"/>270001</text:p>
          </table:table-cell>
          <table:table-cell/>
          <table:table-cell table:style-name="ce25" office:value-type="string">
            <text:p>TRANS_DATE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ITEM_TYPE_CD</text:p>
          </table:table-cell>
          <table:table-cell table:style-name="ce9" office:value-type="float" office:value="268006">
            <text:p>268006</text:p>
          </table:table-cell>
          <table:table-cell table:style-name="ce4" office:value-type="string">
            <text:p>Fixed by DMS</text:p>
          </table:table-cell>
          <table:table-cell/>
          <table:table-cell table:style-name="ce25" office:value-type="string">
            <text:p>SETTLE_DATE</text:p>
          </table:table-cell>
          <table:table-cell table:style-name="ce10" table:number-columns-repeated="5"/>
          <table:table-cell table:number-columns-repeated="9"/>
        </table:table-row>
        <table:table-row table:style-name="ro3">
          <table:table-cell table:style-name="ce4" office:value-type="string">
            <text:p>TRAN_SEQ</text:p>
          </table:table-cell>
          <table:table-cell table:style-name="ce9"/>
          <table:table-cell table:style-name="ce4" office:value-type="string">
            <text:p>SELECT COALESCE(MAX(TRAN_SEQ), 0) <text:s/>AS TRAN_SEQ FROM DS_PTX </text:p>
            <text:p>WHERE DATA_SET_DATE = <text:s/>'" &amp; sDate &amp; "' AND DATA_SYSTEM_CD = 'HIPO'</text:p>
            <text:p><text:s text:c="4"/>WITH UR</text:p>
          </table:table-cell>
          <table:table-cell/>
          <table:table-cell table:style-name="ce10" office:value-type="string">
            <text:p>TYPE</text:p>
          </table:table-cell>
          <table:table-cell table:style-name="ce29"/>
          <table:table-cell table:style-name="ce10" table:number-columns-repeated="4"/>
          <table:table-cell table:number-columns-repeated="9"/>
        </table:table-row>
        <table:table-row table:style-name="ro1">
          <table:table-cell table:style-name="ce4" office:value-type="string">
            <text:p>REC_PAY_ITEM_DSC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/>
          <table:table-cell table:style-name="ce22" office:value-type="string">
            <text:p>CPTY</text:p>
          </table:table-cell>
          <table:table-cell table:style-name="ce10" table:number-columns-repeated="5"/>
          <table:table-cell table:number-columns-repeated="9"/>
        </table:table-row>
        <table:table-row table:style-name="ro6">
          <table:table-cell table:style-name="ce4" office:value-type="string">
            <text:p>DATA_SET_DATE</text:p>
          </table:table-cell>
          <table:table-cell table:style-name="ce9"/>
          <table:table-cell table:style-name="ce4" office:value-type="string">
            <text:p>Format(rs("SETTLE_DATE"), "YYYY-MM-DD")</text:p>
          </table:table-cell>
          <table:table-cell/>
          <table:table-cell table:style-name="ce10" office:value-type="string">
            <text:p>COUPON</text:p>
          </table:table-cell>
          <table:table-cell table:style-name="ce10" table:number-columns-repeated="4"/>
          <table:table-cell table:style-name="ce10" office:value-type="string">
            <text:p>SELECT <text:s/>SEC_FEATURE.ISIN_CODE AS ISIN_CODE , <text:s/>SEC_FEATURE.INST_DESC AS DEBT_INS_NAME, SEC_FEATURE.ISSUE_DATE AS ISSUE_DTE</text:p>
            <text:p>,SEC_FEATURE.MAT_DATE AS MATURITY_DTE ,SEC_FEATURE.COUPON_RATE AS COUPON_RATE, MONTH(SEC_FEATURE.MAT_DATE - <text:s/>SEC_FEATURE.ISSUE_DATE )</text:p>
            <text:p><text:s/>AS DIFF_MONTH ,YEAR(SEC_FEATURE.MAT_DATE - <text:s/>SEC_FEATURE.ISSUE_DATE ) AS DIFF_YEAR</text:p>
            <text:p><text:s/>FROM ESL_SEC_FEATURE AS SEC_FEATURE <text:s/>WHERE SEC_FEATURE.SECURITY_ID ='" &amp; Trim(rs("BOND_ID")) &amp; "' <text:s text:c="2"/>WITH UR</text:p>
          </table:table-cell>
          <table:table-cell table:number-columns-repeated="9"/>
        </table:table-row>
        <table:table-row table:style-name="ro1">
          <table:table-cell table:style-name="ce4" office:value-type="string">
            <text:p>PROVIDER_BR_NO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/>
          <table:table-cell table:style-name="ce22" office:value-type="string">
            <text:p>CURRENCY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IBF_IND_C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/>
          <table:table-cell table:style-name="ce22" office:value-type="string">
            <text:p>CHG_WAV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PAY_METHOD_C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/>
          <table:table-cell table:style-name="ce22" office:value-type="string">
            <text:p>PROFIT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CURR_CD</text:p>
          </table:table-cell>
          <table:table-cell table:style-name="ce9"/>
          <table:table-cell table:style-name="ce4" office:value-type="string">
            <text:p>rs("CONT_CUR")</text:p>
          </table:table-cell>
          <table:table-cell/>
          <table:table-cell table:style-name="ce22" office:value-type="string">
            <text:p>LOSS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TRAN_AMT_CURR</text:p>
          </table:table-cell>
          <table:table-cell table:style-name="ce9"/>
          <table:table-cell table:style-name="ce4" office:value-type="string">
            <text:p>Abs(rs("PURCHASE_INT"))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DEBT_ARR_TYPE_C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ISIN_CODE</text:p>
          </table:table-cell>
          <table:table-cell table:style-name="ce9"/>
          <table:table-cell table:style-name="ce4" office:value-type="string">
            <text:p>ISIN_CODE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DEBT_INS_NAME</text:p>
          </table:table-cell>
          <table:table-cell table:style-name="ce9"/>
          <table:table-cell table:style-name="ce4" office:value-type="string">
            <text:p>DEBT_INS_NAME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ISSUER_NAME</text:p>
          </table:table-cell>
          <table:table-cell table:style-name="ce9"/>
          <table:table-cell table:style-name="ce4" office:value-type="string">
            <text:p>ISSUER_NAME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COUNTRY_CD_ISS</text:p>
          </table:table-cell>
          <table:table-cell table:style-name="ce9"/>
          <table:table-cell table:style-name="ce4" office:value-type="string">
            <text:p>COUNTRY_CD_IS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ISSUE_DTE</text:p>
          </table:table-cell>
          <table:table-cell table:style-name="ce9" office:value-type="string">
            <text:p>NULL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MATURITY_DTE</text:p>
          </table:table-cell>
          <table:table-cell table:style-name="ce9" office:value-type="string">
            <text:p>NULL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ORG_TRM</text:p>
          </table:table-cell>
          <table:table-cell table:style-name="ce9" office:value-type="string">
            <text:p>NULL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ORG_TRM_U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COUPON_RATE</text:p>
          </table:table-cell>
          <table:table-cell table:style-name="ce9" office:value-type="string">
            <text:p>NULL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INT_COUNTRY_C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UNIT_OF_TRAN</text:p>
          </table:table-cell>
          <table:table-cell table:style-name="ce9" office:value-type="string">
            <text:p>NULL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SELL_SEC_AMT</text:p>
          </table:table-cell>
          <table:table-cell table:style-name="ce9" office:value-type="float" office:value="0">
            <text:p>0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PURCHASE_DTE</text:p>
          </table:table-cell>
          <table:table-cell table:style-name="ce9" office:value-type="string">
            <text:p>NULL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OS_AMT</text:p>
          </table:table-cell>
          <table:table-cell table:style-name="ce9" office:value-type="float" office:value="0">
            <text:p>0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LU_DTE</text:p>
          </table:table-cell>
          <table:table-cell table:style-name="ce9" office:value-type="string">
            <text:p>Current Date</text:p>
          </table:table-cell>
          <table:table-cell table:style-name="ce4" office:value-type="string">
            <text:p>Set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LU_TIME</text:p>
          </table:table-cell>
          <table:table-cell table:style-name="ce9" office:value-type="string">
            <text:p>Current Time</text:p>
          </table:table-cell>
          <table:table-cell table:style-name="ce4" office:value-type="string">
            <text:p>Set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USER_LU</text:p>
          </table:table-cell>
          <table:table-cell table:style-name="ce9" office:value-type="string">
            <text:p>PLDMS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DATA_SYSTEM_CD</text:p>
          </table:table-cell>
          <table:table-cell table:style-name="ce9" office:value-type="string">
            <text:p>HIPO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FLAG_ON_OFF</text:p>
          </table:table-cell>
          <table:table-cell table:style-name="ce9" office:value-type="float" office:value="0">
            <text:p>0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PART_I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IP_NAME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IP_COUNTRY_C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Function <text:s/>PTX_FI_BACK_DT(sDate)</text:p>
          </table:table-cell>
          <table:table-cell table:style-name="ce7"/>
          <table:table-cell table:style-name="ce14"/>
          <table:table-cell table:style-name="ce7" table:number-columns-repeated="7"/>
          <table:table-cell table:number-columns-repeated="9"/>
        </table:table-row>
        <table:table-row table:style-name="ro1">
          <table:table-cell table:style-name="ce3" office:value-type="string">
            <text:p>Field Name</text:p>
          </table:table-cell>
          <table:table-cell table:style-name="ce8" office:value-type="string">
            <text:p>Value</text:p>
          </table:table-cell>
          <table:table-cell table:style-name="ce3" office:value-type="string">
            <text:p>Condition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ARR_TYPE_CD</text:p>
          </table:table-cell>
          <table:table-cell table:style-name="ce9" office:value-type="string">
            <text:p><text:s/>'999999'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ARR_NUMBER</text:p>
          </table:table-cell>
          <table:table-cell table:style-name="ce10"/>
          <table:table-cell table:style-name="ce4" office:value-type="string">
            <text:p>Trim(rs("TRANS_NUM"))</text:p>
          </table:table-cell>
          <table:table-cell table:style-name="ce20" table:number-columns-repeated="7"/>
          <table:table-cell table:number-columns-repeated="9"/>
        </table:table-row>
        <table:table-row table:style-name="ro2">
          <table:table-cell table:style-name="ce4" office:value-type="string">
            <text:p>TRAN_DTE</text:p>
          </table:table-cell>
          <table:table-cell table:style-name="ce10"/>
          <table:table-cell table:style-name="ce4" office:value-type="string">
            <text:p>Format(Trim(rsBackdate("BACK_DT")), "YYYY") &amp; "-" &amp; Format(Trim</text:p>
            <text:p>(rsBackdate("BACK_DT")), "MM") &amp; "-" &amp; Format(Trim(rsBackdate("BACK_DT")), "DD")</text:p>
          </table:table-cell>
          <table:table-cell table:style-name="ce20" table:number-columns-repeated="7"/>
          <table:table-cell table:number-columns-repeated="9"/>
        </table:table-row>
        <table:table-row table:style-name="ro3">
          <table:table-cell table:style-name="ce4" office:value-type="string">
            <text:p>TRAN_TYPE_CD</text:p>
          </table:table-cell>
          <table:table-cell table:style-name="ce9" office:value-type="string">
            <text:p>270003</text:p>
            <text:p>270001</text:p>
            <text:p>270002</text:p>
          </table:table-cell>
          <table:table-cell table:style-name="ce4" office:value-type="string">
            <text:p>If Trim(rs("PROFIT")) &lt;&gt; "0" Then <text:s text:c="2"/>270001</text:p>
            <text:p>If Trim(rs("LOSS")) &lt;&gt; "0" Then <text:s/>270002</text:p>
            <text:p>If Trim(rs("CHG_WAV")) &lt;&gt; "0" <text:s/>Then 270003</text:p>
          </table:table-cell>
          <table:table-cell table:style-name="ce20" table:number-columns-repeated="7"/>
          <table:table-cell table:number-columns-repeated="9"/>
        </table:table-row>
        <table:table-row table:style-name="ro4">
          <table:table-cell table:style-name="ce4" office:value-type="string">
            <text:p>ITEM_TYPE_CD</text:p>
          </table:table-cell>
          <table:table-cell table:style-name="ce9" office:value-type="string">
            <text:p>268027</text:p>
            <text:p>268022</text:p>
            <text:p>268017</text:p>
          </table:table-cell>
          <table:table-cell table:style-name="ce4" office:value-type="string">
            <text:p>If Trim(rs("CHG_WAV")) &lt;&gt; "0" Then</text:p>
            <text:p><text:s text:c="3"/>If Trim(rs("CHG_WAV")) &lt; "0" Then 268027</text:p>
            <text:p>Else (CHG_WAV &gt; 0) <text:s/>268022</text:p>
            <text:p>If Trim(rs("PROFIT")) &lt;&gt; "0" Then 268017</text:p>
            <text:p>If Trim(rs("LOSS")) &lt;&gt; "0" Then 268017</text:p>
          </table:table-cell>
          <table:table-cell table:style-name="ce20" table:number-columns-repeated="7"/>
          <table:table-cell table:number-columns-repeated="9"/>
        </table:table-row>
        <table:table-row table:style-name="ro3">
          <table:table-cell table:style-name="ce4" office:value-type="string">
            <text:p>TRAN_SEQ</text:p>
          </table:table-cell>
          <table:table-cell table:style-name="ce10"/>
          <table:table-cell table:style-name="ce4" office:value-type="string">
            <text:p>SELECT COALESCE(MAX(TRAN_SEQ), 0) <text:s/>AS TRAN_SEQ <text:s/>FROM DS_PTX </text:p>
            <text:p>WHERE DATA_SET_DATE = <text:s/>'" &amp; Format(BackDate, "YYYY-MM-DD") &amp; "' <text:s text:c="2"/></text:p>
            <text:p>AND DATA_SYSTEM_CD = 'HIPO' <text:s text:c="3"/>WITH UR</text:p>
          </table:table-cell>
          <table:table-cell table:style-name="ce20" table:number-columns-repeated="7"/>
          <table:table-cell table:number-columns-repeated="9"/>
        </table:table-row>
        <table:table-row table:style-name="ro3">
          <table:table-cell table:style-name="ce4" office:value-type="string">
            <text:p>REC_PAY_ITEM_DSC</text:p>
          </table:table-cell>
          <table:table-cell table:style-name="ce9" office:value-type="string">
            <text:p>Space</text:p>
            <text:p>'GAIN'</text:p>
            <text:p>'LOSS'</text:p>
          </table:table-cell>
          <table:table-cell table:style-name="ce4" office:value-type="string">
            <text:p>If Trim(rs("CHG_WAV")) &lt;&gt; "0" Then <text:s text:c="2"/>Space</text:p>
            <text:p>If Trim(rs("PROFIT")) &lt;&gt; "0" Then 'GAIN'</text:p>
            <text:p>If Trim(rs("LOSS")) &lt;&gt; "0" Then 'LOSS'</text:p>
          </table:table-cell>
          <table:table-cell office:value-type="string">
            <text:p><text:s text:c="31"/></text:p>
          </table:table-cell>
          <table:table-cell table:number-columns-repeated="15"/>
        </table:table-row>
        <table:table-row table:style-name="ro2">
          <table:table-cell table:style-name="ce4" office:value-type="string">
            <text:p>DATA_SET_DATE</text:p>
          </table:table-cell>
          <table:table-cell table:style-name="ce10"/>
          <table:table-cell table:style-name="ce4" office:value-type="string">
            <text:p>Format(Trim(rsBackdate("BACK_DT")), "YYYY") &amp; "-" &amp; Format(Trim</text:p>
            <text:p>(rsBackdate("BACK_DT")), "MM") &amp; "-" &amp; Format(Trim(rsBackdate("BACK_DT")), "DD")</text:p>
          </table:table-cell>
          <table:table-cell office:value-type="string">
            <text:p><text:s text:c="60"/>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PROVIDER_BR_NO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/>
          <table:table-cell table:style-name="ce20" table:number-columns-repeated="5"/>
          <table:table-cell table:number-columns-repeated="10"/>
        </table:table-row>
        <table:table-row table:style-name="ro1">
          <table:table-cell table:style-name="ce4" office:value-type="string">
            <text:p>IBF_IND_C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/>
          <table:table-cell table:style-name="ce20" table:number-columns-repeated="5"/>
          <table:table-cell table:number-columns-repeated="10"/>
        </table:table-row>
        <table:table-row table:style-name="ro3">
          <table:table-cell table:style-name="ce4" office:value-type="string">
            <text:p>PAY_METHOD_CD</text:p>
          </table:table-cell>
          <table:table-cell table:style-name="ce9"/>
          <table:table-cell table:style-name="ce4" office:value-type="string">
            <text:p>If Trim(rs("CHG_WAV")) &lt;&gt; "0" Then <text:s text:c="2"/>234005</text:p>
            <text:p>If Trim(rs("PROFIT")) &lt;&gt; "0" Then <text:s/>Space</text:p>
            <text:p>If Trim(rs("LOSS")) &lt;&gt; "0" Then <text:s/>Space </text:p>
          </table:table-cell>
          <table:table-cell/>
          <table:table-cell table:style-name="ce20" table:number-columns-repeated="5"/>
          <table:table-cell table:number-columns-repeated="10"/>
        </table:table-row>
        <table:table-row table:style-name="ro1">
          <table:table-cell table:style-name="ce4" office:value-type="string">
            <text:p>CURR_CD</text:p>
          </table:table-cell>
          <table:table-cell table:style-name="ce9"/>
          <table:table-cell table:style-name="ce4" office:value-type="string">
            <text:p>Trim(rs("CURRENCY"))</text:p>
          </table:table-cell>
          <table:table-cell/>
          <table:table-cell table:style-name="ce20" table:number-columns-repeated="5"/>
          <table:table-cell table:number-columns-repeated="10"/>
        </table:table-row>
        <table:table-row table:style-name="ro3">
          <table:table-cell table:style-name="ce4" office:value-type="string">
            <text:p>TRAN_AMT_CURR</text:p>
          </table:table-cell>
          <table:table-cell table:style-name="ce9"/>
          <table:table-cell table:style-name="ce4" office:value-type="string">
            <text:p>If Trim(rs("CHG_WAV")) &lt;&gt; "0" Then <text:s/>Abs(rs("CHG_WAV"))</text:p>
            <text:p>If Trim(rs("PROFIT")) &lt;&gt; "0" Then <text:s text:c="2"/>Abs(rs("PROFIT"))</text:p>
            <text:p>If Trim(rs("LOSS")) &lt;&gt; "0" Then <text:s text:c="2"/>Abs(rs("LOSS"))</text:p>
          </table:table-cell>
          <table:table-cell/>
          <table:table-cell table:style-name="ce20" table:number-columns-repeated="5"/>
          <table:table-cell table:number-columns-repeated="10"/>
        </table:table-row>
        <table:table-row table:style-name="ro3">
          <table:table-cell table:style-name="ce4" office:value-type="string">
            <text:p>DEBT_ARR_TYPE_CD</text:p>
          </table:table-cell>
          <table:table-cell table:style-name="ce9"/>
          <table:table-cell table:style-name="ce4" office:value-type="string">
            <text:p>If Trim(rs("CHG_WAV")) &lt;&gt; "0" Then <text:s text:c="2"/>DEBT_ARR_TYPE_CD</text:p>
            <text:p>If Trim(rs("PROFIT")) &lt;&gt; "0" Then <text:s/>Space</text:p>
            <text:p>If Trim(rs("LOSS")) &lt;&gt; "0" Then <text:s/>Space </text:p>
          </table:table-cell>
          <table:table-cell/>
          <table:table-cell table:style-name="ce20" table:number-columns-repeated="5"/>
          <table:table-cell table:number-columns-repeated="10"/>
        </table:table-row>
        <table:table-row table:style-name="ro9">
          <table:table-cell table:style-name="ce4" office:value-type="string">
            <text:p>ISIN_CODE</text:p>
          </table:table-cell>
          <table:table-cell table:style-name="ce9"/>
          <table:table-cell table:style-name="ce4" office:value-type="string">
            <text:p>Do While Not rs.EOF</text:p>
            <text:p><text:s text:c="3"/>ISIN_CODE = ""</text:p>
            <text:p><text:s text:c="2"/>If Not rsSub1.EOF Then <text:s text:c="2"/></text:p>
            <text:p><text:s text:c="6"/>If Not IsNull(rsSub1("ISIN_CODE")) Then</text:p>
            <text:p><text:s text:c="9"/>ISIN_CODE = Replace(Trim(rsSub1("ISIN_CODE")), "&amp;", " AND ")</text:p>
          </table:table-cell>
          <table:table-cell table:style-name="ce17"/>
          <table:table-cell table:style-name="ce23" office:value-type="string">
            <text:p><text:span text:style-name="T1"/></text:p>
            <text:p><text:span text:style-name="T1"><text:s text:c="12"/></text:span><text:span text:style-name="T1">'---------Select Group 1 ISIN_CODE,DEBT_INS_NAME,ISSUE_DTE,MATURITY_DTE,COUPON_RATE</text:span></text:p>
            <text:p><text:span text:style-name="T1"/></text:p>
            <text:p><text:span text:style-name="T1"><text:s text:c="19"/></text:span><text:span text:style-name="T1">SsqlSub = " <text:s/>SELECT <text:s/>SEC_FEATURE.ISIN_CODE AS ISIN_CODE , <text:s/>SEC_FEATURE.INST_DESC AS DEBT_INS_NAME, SEC_FEATURE.ISSUE_DATE AS ISSUE_DTE <text:s/>"</text:span></text:p>
            <text:p><text:span text:style-name="T1"/></text:p>
            <text:p><text:span text:style-name="T1"><text:s text:c="20"/></text:span><text:span text:style-name="T1">sSqlSub = sSqlSub &amp; " <text:s text:c="3"/>,SEC_FEATURE.MAT_DATE AS MATURITY_DTE ,SEC_FEATURE.COUPON_RATE AS COUPON_RATE, "</text:span></text:p>
            <text:p><text:span text:style-name="T1"/></text:p>
            <text:p><text:span text:style-name="T1"><text:s text:c="20"/></text:span><text:span text:style-name="T1">sSqlSub = sSqlSub &amp; " <text:s text:c="4"/>MONTH(SEC_FEATURE.MAT_DATE - <text:s/>SEC_FEATURE.ISSUE_DATE ) AS DIFF_MONTH ,YEAR(SEC_FEATURE.MAT_DATE - <text:s/>SEC_FEATURE.ISSUE_DATE ) AS DIFF_YEAR <text:s/>"</text:span></text:p>
            <text:p><text:span text:style-name="T1"/></text:p>
            <text:p><text:span text:style-name="T1"><text:s text:c="20"/></text:span><text:span text:style-name="T1">sSqlSub = sSqlSub &amp; " <text:s text:c="3"/>FROM ESL_SEC_FEATURE AS SEC_FEATURE <text:s/>WHERE SEC_FEATURE.SECURITY_ID ='" &amp; Trim(rs("BOND_ID")) &amp; "' <text:s text:c="2"/>WITH UR; <text:s text:c="2"/>"</text:span></text:p>
            <text:p><text:span text:style-name="T1"><text:s text:c="41"/></text:span></text:p>
            <text:p><text:span text:style-name="T1"><text:s text:c="30"/></text:span><text:span text:style-name="T1">Set rsSub1 = Conn.Execute(sSqlSub)</text:span></text:p>
            <text:p><text:span text:style-name="T1"/></text:p>
            <text:p><text:span text:style-name="T1"/></text:p>
          </table:table-cell>
          <table:table-cell table:number-columns-repeated="14"/>
        </table:table-row>
        <table:table-row table:style-name="ro4">
          <table:table-cell table:style-name="ce4" office:value-type="string">
            <text:p>DEBT_INS_NAME</text:p>
          </table:table-cell>
          <table:table-cell table:style-name="ce9"/>
          <table:table-cell table:style-name="ce4" office:value-type="string">
            <text:p>Do While Not rs.EOF</text:p>
            <text:p><text:s text:c="3"/>DEBT_INS_NAME = ""</text:p>
            <text:p><text:s text:c="2"/>If Not rsSub1.EOF Then <text:s text:c="2"/></text:p>
            <text:p><text:s text:c="6"/>If Not IsNull(rsSub1("DEBT_INS_NAME")) Then</text:p>
            <text:p><text:s text:c="8"/>DEBT_INS_NAME = Replace(Trim(rsSub1("DEBT_INS_NAME")), "&amp;", " AND ")</text:p>
          </table:table-cell>
          <table:table-cell table:style-name="ce17"/>
          <table:table-cell table:number-columns-repeated="15"/>
        </table:table-row>
        <table:table-row table:style-name="ro10">
          <table:table-cell table:style-name="ce4" office:value-type="string">
            <text:p>ISSUER_NAME</text:p>
          </table:table-cell>
          <table:table-cell table:style-name="ce9"/>
          <table:table-cell table:style-name="ce4" office:value-type="string">
            <text:p>Do While Not rs.EOF</text:p>
            <text:p><text:s text:c="3"/>ISSUER_NAME = "" <text:s/></text:p>
            <text:p><text:s text:c="6"/>If Not rsSub1.EOF And Not IsNull(rsSub1("ISSUER_NAME")) Then</text:p>
            <text:p><text:s text:c="7"/>ISSUER_NAME = Replace(Trim(rsSub1("ISSUER_NAME")), "&amp;", " AND ")</text:p>
          </table:table-cell>
          <table:table-cell table:style-name="ce18"/>
          <table:table-cell table:style-name="ce23" office:value-type="string">
            <text:p><text:span text:style-name="T1">---------Select Group 2 ISSUER_NAME</text:span></text:p>
            <text:p><text:span text:style-name="T1"><text:s text:c="8"/></text:span><text:span text:style-name="T1">sSqlSub = " <text:s/>SELECT SYENTITY.LONG_NAME <text:s/>AS ISSUER_NAME <text:s/>FROM ESL_SEC_FEATURE AS SEC_FEATURE "</text:span></text:p>
            <text:p><text:span text:style-name="T1"><text:s text:c="8"/></text:span><text:span text:style-name="T1">sSqlSub = sSqlSub &amp; " <text:s/>INNER JOIN ESL_SYENTITY AS SYENTITY <text:s text:c="6"/>ON <text:s text:c="4"/>SEC_FEATURE.ENTITY_CODE = SYENTITY.ENTITY_CODE "</text:span></text:p>
            <text:p><text:span text:style-name="T1"><text:s text:c="9"/></text:span><text:span text:style-name="T1">sSqlSub = sSqlSub &amp; " <text:s text:c="2"/>WHERE SEC_FEATURE.SECURITY_ID ='" &amp; Trim(rs("BOND_ID")) &amp; "' <text:s text:c="2"/>WITH UR; <text:s/>"</text:span></text:p>
            <text:p><text:span text:style-name="T1"><text:s text:c="10"/></text:span><text:span text:style-name="T1">Set rsSub1 = Conn.Execute(sSqlSub)</text:span></text:p>
            <text:p><text:span text:style-name="T1"/></text:p>
          </table:table-cell>
          <table:table-cell table:number-columns-repeated="14"/>
        </table:table-row>
        <table:table-row table:style-name="ro11">
          <table:table-cell table:style-name="ce4" office:value-type="string">
            <text:p>COUNTRY_CD_ISS</text:p>
          </table:table-cell>
          <table:table-cell table:style-name="ce9"/>
          <table:table-cell table:style-name="ce4" office:value-type="string">
            <text:p>Do While Not rs.EOF</text:p>
            <text:p><text:s text:c="3"/>COUNTRY_CD_ISS = ""</text:p>
            <text:p><text:s text:c="2"/>If Not rsSub1.EOF Then <text:s text:c="2"/></text:p>
            <text:p><text:s text:c="7"/>COUNTRY_CD_ISS = Trim(rsSub1("COUNTRY_CD_ISS"))</text:p>
          </table:table-cell>
          <table:table-cell table:style-name="ce19"/>
          <table:table-cell table:style-name="ce24" office:value-type="string">
            <text:p><text:span text:style-name="T1"><text:s text:c="7"/></text:span><text:span text:style-name="T1">---------Select Group 3 COUNTRY_CD_ISS</text:span></text:p>
            <text:p><text:s text:c="9"/>sSqlSub = " <text:s text:c="2"/>SELECT MAP_CODE.MAP_CD2 AS COUNTRY_CD_ISS <text:s text:c="4"/>FROM ESL_SEC_FEATURE AS SEC_FEATURE"</text:p>
            <text:p><text:s text:c="9"/>sSqlSub = sSqlSub &amp; " <text:s text:c="2"/>INNER JOIN ESL_SYENTITY AS SYENTITY <text:s text:c="6"/>ON <text:s text:c="4"/>SEC_FEATURE.ENTITY_CODE = SYENTITY.ENTITY_CODE"</text:p>
            <text:p><text:s text:c="9"/>sSqlSub = sSqlSub &amp; " <text:s text:c="2"/>INNER JOIN MAP_CODE AS MAP_CODE <text:s text:c="6"/>ON <text:s text:c="4"/>SYENTITY.DOMI_CODE = <text:s/>MAP_CODE.MAP_CD1 <text:s text:c="6"/>AND <text:s text:c="3"/>MAP_CODE.MAP_TABLE_CD = 'MAP029' " </text:p>
            <text:p><text:s text:c="9"/>SsqlSub = sSqlSub &amp; " <text:s text:c="2"/>WHERE SEC_FEATURE.SECURITY_ID ='" &amp; Trim(rs("BOND_ID")) &amp; "' <text:s text:c="2"/>WITH UR; <text:s/>"</text:p>
            <text:p><text:s text:c="11"/>Set rsSub1 = Conn.Execute(sSqlSub)</text:p>
            <text:p/>
          </table:table-cell>
          <table:table-cell table:style-name="ce27"/>
          <table:table-cell table:number-columns-repeated="13"/>
        </table:table-row>
        <table:table-row table:style-name="ro3">
          <table:table-cell table:style-name="ce4" office:value-type="string">
            <text:p>ISSUE_DTE</text:p>
          </table:table-cell>
          <table:table-cell table:style-name="ce9"/>
          <table:table-cell table:style-name="ce4" office:value-type="string">
            <text:p>If Trim(rs("CHG_WAV")) &lt;&gt; "0" Then <text:s text:c="2"/>ISSUE_DTE</text:p>
            <text:p>If Trim(rs("PROFIT")) &lt;&gt; "0" Then <text:s/>NULL</text:p>
            <text:p>If Trim(rs("LOSS")) &lt;&gt; "0" Then <text:s/>NULL </text:p>
          </table:table-cell>
          <table:table-cell table:number-columns-repeated="16"/>
        </table:table-row>
        <table:table-row table:style-name="ro3">
          <table:table-cell table:style-name="ce4" office:value-type="string">
            <text:p>MATURITY_DTE</text:p>
          </table:table-cell>
          <table:table-cell table:style-name="ce9"/>
          <table:table-cell table:style-name="ce4" office:value-type="string">
            <text:p>If Trim(rs("CHG_WAV")) &lt;&gt; "0" Then <text:s text:c="2"/>MATURITY_DTE</text:p>
            <text:p>If Trim(rs("PROFIT")) &lt;&gt; "0" Then <text:s/>NULL</text:p>
            <text:p>If Trim(rs("LOSS")) &lt;&gt; "0" Then <text:s/>NULL </text:p>
          </table:table-cell>
          <table:table-cell table:number-columns-repeated="16"/>
        </table:table-row>
        <table:table-row table:style-name="ro3">
          <table:table-cell table:style-name="ce4" office:value-type="string">
            <text:p>ORG_TRM</text:p>
          </table:table-cell>
          <table:table-cell table:style-name="ce9"/>
          <table:table-cell table:style-name="ce4" office:value-type="string">
            <text:p>If Trim(rs("CHG_WAV")) &lt;&gt; "0" Then <text:s text:c="2"/>ORG_TRM</text:p>
            <text:p>If Trim(rs("PROFIT")) &lt;&gt; "0" Then <text:s/>NULL</text:p>
            <text:p>If Trim(rs("LOSS")) &lt;&gt; "0" Then <text:s/>NULL </text:p>
          </table:table-cell>
          <table:table-cell table:number-columns-repeated="16"/>
        </table:table-row>
        <table:table-row table:style-name="ro3">
          <table:table-cell table:style-name="ce4" office:value-type="string">
            <text:p>ORG_TRM_U</text:p>
          </table:table-cell>
          <table:table-cell table:style-name="ce9"/>
          <table:table-cell table:style-name="ce15" office:value-type="string">
            <text:p>If Trim(rs("CHG_WAV")) &lt;&gt; "0" Then <text:s text:c="2"/>ORG_TRM_U</text:p>
            <text:p>If Trim(rs("PROFIT")) &lt;&gt; "0" Then <text:s/>Space</text:p>
            <text:p>If Trim(rs("LOSS")) &lt;&gt; "0" Then <text:s/>Space </text:p>
          </table:table-cell>
          <table:table-cell table:number-columns-repeated="16"/>
        </table:table-row>
        <table:table-row table:style-name="ro3">
          <table:table-cell table:style-name="ce4" office:value-type="string">
            <text:p>COUPON_RATE</text:p>
          </table:table-cell>
          <table:table-cell table:style-name="ce9"/>
          <table:table-cell table:style-name="ce4" office:value-type="string">
            <text:p>If Trim(rs("CHG_WAV")) &lt;&gt; "0" Then <text:s text:c="2"/>COUPON_RATE</text:p>
            <text:p>If Trim(rs("PROFIT")) &lt;&gt; "0" Then <text:s/>NULL</text:p>
            <text:p>If Trim(rs("LOSS")) &lt;&gt; "0" Then <text:s/>NULL </text:p>
          </table:table-cell>
          <table:table-cell/>
          <table:table-cell table:style-name="ce21" office:value-type="string">
            <text:p>TMS_FI_WAV</text:p>
          </table:table-cell>
          <table:table-cell table:style-name="ce21" table:number-columns-repeated="4"/>
          <table:table-cell table:style-name="ce21" office:value-type="string">
            <text:p>Condition</text:p>
          </table:table-cell>
          <table:table-cell table:number-columns-repeated="9"/>
        </table:table-row>
        <table:table-row table:style-name="ro11">
          <table:table-cell table:style-name="ce4" office:value-type="string">
            <text:p>INT_COUNTRY_CD</text:p>
          </table:table-cell>
          <table:table-cell table:style-name="ce9"/>
          <table:table-cell table:style-name="ce4" office:value-type="string">
            <text:p>If Trim(rs("CHG_WAV")) &lt;&gt; "0" Then <text:s text:c="2"/>INT_COUNTRY_CD</text:p>
            <text:p>If Trim(rs("PROFIT")) &lt;&gt; "0" Then <text:s/>Space</text:p>
            <text:p>If Trim(rs("LOSS")) &lt;&gt; "0" Then <text:s/>Space </text:p>
          </table:table-cell>
          <table:table-cell/>
          <table:table-cell table:style-name="ce25" office:value-type="string">
            <text:p>BOND_ID</text:p>
          </table:table-cell>
          <table:table-cell table:style-name="ce28"/>
          <table:table-cell table:style-name="ce10" table:number-columns-repeated="3"/>
          <table:table-cell table:style-name="ce32" office:value-type="string">
            <text:p>SELECT <text:s text:c="3"/>FI_WAV_B.BOND_ID , <text:s text:c="3"/>FI_WAV_B.TRANS_DATE <text:s text:c="3"/>, FI_WAV_B.TRANS_NUM <text:s text:c="3"/>,FI_WAV_B.CURRENCY</text:p>
            <text:p>FI_WAV_AC.CHG_WAV , FI_WAV_AC.PROFIT , FI_WAV_AC.LOSS FROM <text:s text:c="4"/>TMS_FI_WAV <text:s/>AS FI_WAV_B</text:p>
            <text:p>Inner Join ( SELECT <text:s text:c="2"/>A.BOND_ID , <text:s/>A.CHG_WAV,A.PROFIT,A.LOSS,A.TRANS_DATE From <text:s text:c="4"/>TMS_FI_WAV <text:s text:c="3"/>AS A</text:p>
            <text:p>Inner Join ( SELECT <text:s text:c="2"/>BOND_ID , MAX(LINE_NO) From TMS_FI_WAV WHERE <text:s text:c="3"/>TRANS_DATE = <text:s text:c="2"/>'" &amp; sDate &amp; "' <text:s text:c="2"/></text:p>
            <text:p>AND <text:s text:c="2"/>TYPE = 'AC' <text:s/>GROUP BY BOND_ID <text:s/>) B ON A.BOND_ID = B.BOND_ID <text:s/>WHERE <text:s text:c="2"/>A.TRANS_DATE = <text:s/></text:p>
            <text:p><text:s/>'" &amp; sDate &amp; "' AND <text:s text:c="2"/>A.TYPE = 'AC' <text:s/>) AS <text:s/>FI_WAV_AC ON FI_WAV_AC.BOND_ID = FI_WAV_B.BOND_ID <text:s/></text:p>
            <text:p>AND FI_WAV_AC.TRANS_DATE = FI_WAV_B.TRANS_DATE WHERE FI_WAV_B.TRANS_DATE = <text:s/>'" &amp; sDate &amp; "' <text:s/>AND <text:s/>FI_WAV_B.TYPE = 'B'</text:p>
          </table:table-cell>
          <table:table-cell table:number-columns-repeated="9"/>
        </table:table-row>
        <table:table-row table:style-name="ro1">
          <table:table-cell table:style-name="ce4" office:value-type="string">
            <text:p>UNIT_OF_TRAN</text:p>
          </table:table-cell>
          <table:table-cell table:style-name="ce9" office:value-type="string">
            <text:p>NULL</text:p>
          </table:table-cell>
          <table:table-cell table:style-name="ce4" office:value-type="string">
            <text:p>Fixed by DMS</text:p>
          </table:table-cell>
          <table:table-cell/>
          <table:table-cell table:style-name="ce25" office:value-type="string">
            <text:p>LINE_NO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SELL_SEC_AMT</text:p>
          </table:table-cell>
          <table:table-cell table:style-name="ce9" office:value-type="float" office:value="0">
            <text:p>0</text:p>
          </table:table-cell>
          <table:table-cell table:style-name="ce4" office:value-type="string">
            <text:p>Fixed by DMS</text:p>
          </table:table-cell>
          <table:table-cell/>
          <table:table-cell table:style-name="ce25" office:value-type="string">
            <text:p>TRANS_NUM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PURCHASE_DTE</text:p>
          </table:table-cell>
          <table:table-cell table:style-name="ce9" office:value-type="string">
            <text:p>NULL</text:p>
          </table:table-cell>
          <table:table-cell table:style-name="ce4" office:value-type="string">
            <text:p>Fixed by DMS</text:p>
          </table:table-cell>
          <table:table-cell/>
          <table:table-cell table:style-name="ce25" office:value-type="string">
            <text:p>TRANS_DATE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OS_AMT</text:p>
          </table:table-cell>
          <table:table-cell table:style-name="ce9" office:value-type="float" office:value="0">
            <text:p>0</text:p>
          </table:table-cell>
          <table:table-cell table:style-name="ce4" office:value-type="string">
            <text:p>Fixed by DMS</text:p>
          </table:table-cell>
          <table:table-cell/>
          <table:table-cell table:style-name="ce10" office:value-type="string">
            <text:p>SETTLE_DATE</text:p>
          </table:table-cell>
          <table:table-cell table:style-name="ce10" table:number-columns-repeated="5"/>
          <table:table-cell table:number-columns-repeated="9"/>
        </table:table-row>
        <table:table-row table:style-name="ro3">
          <table:table-cell table:style-name="ce4" office:value-type="string">
            <text:p>LU_DTE</text:p>
          </table:table-cell>
          <table:table-cell table:style-name="ce9" office:value-type="string">
            <text:p>Current Date</text:p>
          </table:table-cell>
          <table:table-cell table:style-name="ce4" office:value-type="string">
            <text:p>Set by DMS</text:p>
          </table:table-cell>
          <table:table-cell/>
          <table:table-cell table:style-name="ce25" office:value-type="string">
            <text:p>TYPE</text:p>
          </table:table-cell>
          <table:table-cell table:style-name="ce29"/>
          <table:table-cell table:style-name="ce10" table:number-columns-repeated="3"/>
          <table:table-cell table:style-name="ce10" office:value-type="string">
            <text:p>PTX_FI_Back</text:p>
            <text:p>Type = 'AC'</text:p>
            <text:p>B</text:p>
          </table:table-cell>
          <table:table-cell table:number-columns-repeated="9"/>
        </table:table-row>
        <table:table-row table:style-name="ro1">
          <table:table-cell table:style-name="ce4" office:value-type="string">
            <text:p>LU_TIME</text:p>
          </table:table-cell>
          <table:table-cell table:style-name="ce9" office:value-type="string">
            <text:p>Current Time</text:p>
          </table:table-cell>
          <table:table-cell table:style-name="ce4" office:value-type="string">
            <text:p>Set by DMS</text:p>
          </table:table-cell>
          <table:table-cell/>
          <table:table-cell table:style-name="ce25" office:value-type="string">
            <text:p>CPTY</text:p>
          </table:table-cell>
          <table:table-cell table:style-name="ce10" table:number-columns-repeated="5"/>
          <table:table-cell table:number-columns-repeated="9"/>
        </table:table-row>
        <table:table-row table:style-name="ro6">
          <table:table-cell table:style-name="ce4" office:value-type="string">
            <text:p>USER_LU</text:p>
          </table:table-cell>
          <table:table-cell table:style-name="ce9" office:value-type="string">
            <text:p>PLDMS</text:p>
          </table:table-cell>
          <table:table-cell table:style-name="ce4" office:value-type="string">
            <text:p>Fixed by DMS</text:p>
          </table:table-cell>
          <table:table-cell/>
          <table:table-cell table:style-name="ce10" office:value-type="string">
            <text:p>COUPON</text:p>
          </table:table-cell>
          <table:table-cell table:style-name="ce10" table:number-columns-repeated="4"/>
          <table:table-cell table:style-name="ce10" office:value-type="string">
            <text:p>SELECT <text:s/>SEC_FEATURE.ISIN_CODE AS ISIN_CODE , <text:s/>SEC_FEATURE.INST_DESC AS DEBT_INS_NAME, SEC_FEATURE.ISSUE_DATE AS ISSUE_DTE</text:p>
            <text:p>,SEC_FEATURE.MAT_DATE AS MATURITY_DTE ,SEC_FEATURE.COUPON_RATE AS COUPON_RATE, MONTH(SEC_FEATURE.MAT_DATE - <text:s/>SEC_FEATURE.ISSUE_DATE )</text:p>
            <text:p><text:s/>AS DIFF_MONTH ,YEAR(SEC_FEATURE.MAT_DATE - <text:s/>SEC_FEATURE.ISSUE_DATE ) AS DIFF_YEAR FROM ESL_SEC_FEATURE AS SEC_FEATURE <text:s/>WHERE </text:p>
            <text:p>SEC_FEATURE.SECURITY_ID ='" &amp; Trim(rs("BOND_ID")) &amp; "' <text:s text:c="2"/>WITH UR</text:p>
          </table:table-cell>
          <table:table-cell table:number-columns-repeated="9"/>
        </table:table-row>
        <table:table-row table:style-name="ro1">
          <table:table-cell table:style-name="ce4" office:value-type="string">
            <text:p>DATA_SYSTEM_CD</text:p>
          </table:table-cell>
          <table:table-cell table:style-name="ce9" office:value-type="string">
            <text:p>HIPO</text:p>
          </table:table-cell>
          <table:table-cell table:style-name="ce4" office:value-type="string">
            <text:p>Fixed by DMS</text:p>
          </table:table-cell>
          <table:table-cell/>
          <table:table-cell table:style-name="ce25" office:value-type="string">
            <text:p>CURRENCY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FLAG_ON_OFF</text:p>
          </table:table-cell>
          <table:table-cell table:style-name="ce9" office:value-type="float" office:value="0">
            <text:p>0</text:p>
          </table:table-cell>
          <table:table-cell table:style-name="ce4" office:value-type="string">
            <text:p>Fixed by DMS</text:p>
          </table:table-cell>
          <table:table-cell/>
          <table:table-cell table:style-name="ce25" office:value-type="string">
            <text:p>CHG_WAV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PART_I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/>
          <table:table-cell table:style-name="ce25" office:value-type="string">
            <text:p>PROFIT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IP_NAME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/>
          <table:table-cell table:style-name="ce25" office:value-type="string">
            <text:p>LOSS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IP_COUNTRY_C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style-name="ce6" office:value-type="string">
            <text:p>Function <text:s/>PTX_FI_DAILY(sDate)</text:p>
          </table:table-cell>
          <table:table-cell table:style-name="ce12"/>
          <table:table-cell table:style-name="ce16"/>
          <table:table-cell table:style-name="ce7" table:number-columns-repeated="7"/>
          <table:table-cell table:number-columns-repeated="9"/>
        </table:table-row>
        <table:table-row table:style-name="ro1">
          <table:table-cell table:style-name="ce3" office:value-type="string">
            <text:p>Field Name</text:p>
          </table:table-cell>
          <table:table-cell table:style-name="ce8" office:value-type="string">
            <text:p>Value</text:p>
          </table:table-cell>
          <table:table-cell table:style-name="ce3" office:value-type="string">
            <text:p>Condition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ARR_TYPE_CD</text:p>
          </table:table-cell>
          <table:table-cell table:style-name="ce9" office:value-type="string">
            <text:p><text:s/>'999999'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ARR_NUMBER</text:p>
          </table:table-cell>
          <table:table-cell table:style-name="ce10"/>
          <table:table-cell table:style-name="ce4" office:value-type="string">
            <text:p>Trim(rs("TRANS_NUM"))</text:p>
          </table:table-cell>
          <table:table-cell table:number-columns-repeated="16"/>
        </table:table-row>
        <table:table-row table:style-name="ro2">
          <table:table-cell table:style-name="ce4" office:value-type="string">
            <text:p>TRAN_DTE</text:p>
          </table:table-cell>
          <table:table-cell table:style-name="ce9"/>
          <table:table-cell table:style-name="ce4" office:value-type="string">
            <text:p>Format(Trim(rs("TRANS_DT")), "YYYY") &amp; "-" &amp; Format(Trim(rs("TRANS_DT")),</text:p>
            <text:p><text:s/>"MM") &amp; "-" &amp; Format(Trim(rs("TRANS_DT")), "DD")</text:p>
          </table:table-cell>
          <table:table-cell/>
          <table:table-cell table:style-name="ce20" table:number-columns-repeated="6"/>
          <table:table-cell table:number-columns-repeated="9"/>
        </table:table-row>
        <table:table-row table:style-name="ro2">
          <table:table-cell table:style-name="ce4" office:value-type="string">
            <text:p>TRAN_TYPE_CD</text:p>
          </table:table-cell>
          <table:table-cell table:style-name="ce9" office:value-type="string">
            <text:p>270001</text:p>
            <text:p>270002</text:p>
          </table:table-cell>
          <table:table-cell table:style-name="ce4" office:value-type="string">
            <text:p><text:s/>If Trim(rs("payment_flag")) = "P" Then <text:s text:c="2"/>TRAN_TYPE_CD = "270002"</text:p>
            <text:p>ESLE <text:s/>TRAN_TYPE_CD = "270001"</text:p>
          </table:table-cell>
          <table:table-cell/>
          <table:table-cell table:style-name="ce20" table:number-columns-repeated="6"/>
          <table:table-cell table:number-columns-repeated="9"/>
        </table:table-row>
        <table:table-row table:style-name="ro1">
          <table:table-cell table:style-name="ce4" office:value-type="string">
            <text:p>ITEM_TYPE_CD</text:p>
          </table:table-cell>
          <table:table-cell table:style-name="ce9" office:value-type="float" office:value="268006">
            <text:p>268006</text:p>
          </table:table-cell>
          <table:table-cell table:style-name="ce4" office:value-type="string">
            <text:p>Fixed by DMS</text:p>
          </table:table-cell>
          <table:table-cell/>
          <table:table-cell table:style-name="ce20" table:number-columns-repeated="6"/>
          <table:table-cell table:number-columns-repeated="9"/>
        </table:table-row>
        <table:table-row table:style-name="ro3">
          <table:table-cell table:style-name="ce4" office:value-type="string">
            <text:p>TRAN_SEQ</text:p>
          </table:table-cell>
          <table:table-cell table:style-name="ce9"/>
          <table:table-cell table:style-name="ce4" office:value-type="string">
            <text:p>SELECT COALESCE(MAX(TRAN_SEQ), 0) <text:s/>AS TRAN_SEQ FROM DS_PTX </text:p>
            <text:p>WHERE DATA_SET_DATE = <text:s/>'" &amp; sDate &amp; "' AND DATA_SYSTEM_CD = 'HIPO' </text:p>
            <text:p><text:s text:c="3"/>WITH UR</text:p>
          </table:table-cell>
          <table:table-cell/>
          <table:table-cell table:style-name="ce20" table:number-columns-repeated="6"/>
          <table:table-cell table:number-columns-repeated="9"/>
        </table:table-row>
        <table:table-row table:style-name="ro1">
          <table:table-cell table:style-name="ce4" office:value-type="string">
            <text:p>REC_PAY_ITEM_DSC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/>
          <table:table-cell table:style-name="ce20" table:number-columns-repeated="6"/>
          <table:table-cell table:number-columns-repeated="9"/>
        </table:table-row>
        <table:table-row table:style-name="ro2">
          <table:table-cell table:style-name="ce4" office:value-type="string">
            <text:p>DATA_SET_DATE</text:p>
          </table:table-cell>
          <table:table-cell table:style-name="ce9"/>
          <table:table-cell table:style-name="ce4" office:value-type="string">
            <text:p>Format(Trim(rs("TRANS_DT")), "YYYY") &amp; "-" &amp; Format(Trim(rs("TRANS_DT")),</text:p>
            <text:p><text:s/>"MM") &amp; "-" &amp; Format(Trim(rs("TRANS_DT")), "DD")</text:p>
          </table:table-cell>
          <table:table-cell office:value-type="string">
            <text:p><text:s text:c="31"/></text:p>
          </table:table-cell>
          <table:table-cell table:style-name="ce20" table:number-columns-repeated="6"/>
          <table:table-cell table:number-columns-repeated="9"/>
        </table:table-row>
        <table:table-row table:style-name="ro1">
          <table:table-cell table:style-name="ce4" office:value-type="string">
            <text:p>PROVIDER_BR_NO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 office:value-type="string">
            <text:p><text:s text:c="60"/></text:p>
          </table:table-cell>
          <table:table-cell table:style-name="ce20" table:number-columns-repeated="6"/>
          <table:table-cell table:number-columns-repeated="9"/>
        </table:table-row>
        <table:table-row table:style-name="ro1">
          <table:table-cell table:style-name="ce4" office:value-type="string">
            <text:p>IBF_IND_C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/>
          <table:table-cell table:style-name="ce20" table:number-columns-repeated="6"/>
          <table:table-cell table:number-columns-repeated="9"/>
        </table:table-row>
        <table:table-row table:style-name="ro1">
          <table:table-cell table:style-name="ce4" office:value-type="string">
            <text:p>PAY_METHOD_C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/>
          <table:table-cell table:style-name="ce20" table:number-columns-repeated="6"/>
          <table:table-cell table:number-columns-repeated="9"/>
        </table:table-row>
        <table:table-row table:style-name="ro1">
          <table:table-cell table:style-name="ce4" office:value-type="string">
            <text:p>CURR_CD</text:p>
          </table:table-cell>
          <table:table-cell table:style-name="ce9"/>
          <table:table-cell table:style-name="ce4" office:value-type="string">
            <text:p>Trim(rs("PAYMENT_CUR"))</text:p>
          </table:table-cell>
          <table:table-cell/>
          <table:table-cell table:style-name="ce20" table:number-columns-repeated="6"/>
          <table:table-cell table:number-columns-repeated="9"/>
        </table:table-row>
        <table:table-row table:style-name="ro1">
          <table:table-cell table:style-name="ce4" office:value-type="string">
            <text:p>TRAN_AMT_CURR</text:p>
          </table:table-cell>
          <table:table-cell table:style-name="ce9"/>
          <table:table-cell table:style-name="ce4" office:value-type="string">
            <text:p>Abs(rs("INT_AMT"))</text:p>
          </table:table-cell>
          <table:table-cell/>
          <table:table-cell table:style-name="ce20" table:number-columns-repeated="6"/>
          <table:table-cell table:number-columns-repeated="9"/>
        </table:table-row>
        <table:table-row table:style-name="ro1">
          <table:table-cell table:style-name="ce4" office:value-type="string">
            <text:p>DEBT_ARR_TYPE_C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/>
          <table:table-cell table:style-name="ce20" table:number-columns-repeated="6"/>
          <table:table-cell table:number-columns-repeated="9"/>
        </table:table-row>
        <table:table-row table:style-name="ro9">
          <table:table-cell table:style-name="ce4" office:value-type="string">
            <text:p>ISIN_CODE</text:p>
          </table:table-cell>
          <table:table-cell table:style-name="ce9"/>
          <table:table-cell table:style-name="ce4" office:value-type="string">
            <text:p>Do While Not rs.EOF</text:p>
            <text:p><text:s text:c="3"/>ISIN_CODE = ""</text:p>
            <text:p><text:s text:c="2"/>If Not rsSub1.EOF Then <text:s text:c="2"/></text:p>
            <text:p><text:s text:c="6"/>If Not IsNull(rsSub1("ISIN_CODE")) Then</text:p>
            <text:p><text:s text:c="9"/>ISIN_CODE = Replace(Trim(rsSub1("ISIN_CODE")), "&amp;", " AND ")</text:p>
          </table:table-cell>
          <table:table-cell table:style-name="ce17"/>
          <table:table-cell table:style-name="ce23" office:value-type="string">
            <text:p><text:span text:style-name="T1"/></text:p>
            <text:p><text:span text:style-name="T1"><text:s text:c="12"/></text:span><text:span text:style-name="T1">'---------Select Group 1 ISIN_CODE,DEBT_INS_NAME,ISSUE_DTE,MATURITY_DTE,COUPON_RATE</text:span></text:p>
            <text:p><text:span text:style-name="T1"/></text:p>
            <text:p><text:span text:style-name="T1"><text:s text:c="19"/></text:span><text:span text:style-name="T1">SsqlSub = " <text:s/>SELECT <text:s/>SEC_FEATURE.ISIN_CODE AS ISIN_CODE , <text:s/>SEC_FEATURE.INST_DESC AS DEBT_INS_NAME, SEC_FEATURE.ISSUE_DATE AS ISSUE_DTE <text:s/>"</text:span></text:p>
            <text:p><text:span text:style-name="T1"/></text:p>
            <text:p><text:span text:style-name="T1"><text:s text:c="20"/></text:span><text:span text:style-name="T1">sSqlSub = sSqlSub &amp; " <text:s text:c="3"/>,SEC_FEATURE.MAT_DATE AS MATURITY_DTE ,SEC_FEATURE.COUPON_RATE AS COUPON_RATE, "</text:span></text:p>
            <text:p><text:span text:style-name="T1"/></text:p>
            <text:p><text:span text:style-name="T1"><text:s text:c="20"/></text:span><text:span text:style-name="T1">sSqlSub = sSqlSub &amp; " <text:s text:c="4"/>MONTH(SEC_FEATURE.MAT_DATE - <text:s/>SEC_FEATURE.ISSUE_DATE ) AS DIFF_MONTH ,YEAR(SEC_FEATURE.MAT_DATE - <text:s/>SEC_FEATURE.ISSUE_DATE ) AS DIFF_YEAR <text:s/>"</text:span></text:p>
            <text:p><text:span text:style-name="T1"/></text:p>
            <text:p><text:span text:style-name="T1"><text:s text:c="20"/></text:span><text:span text:style-name="T1">sSqlSub = sSqlSub &amp; " <text:s text:c="3"/>FROM ESL_SEC_FEATURE AS SEC_FEATURE <text:s/>WHERE SEC_FEATURE.SECURITY_ID ='" &amp; Trim(rs("BOND_ID")) &amp; "' <text:s text:c="2"/>WITH UR; <text:s text:c="2"/>"</text:span></text:p>
            <text:p><text:span text:style-name="T1"><text:s text:c="41"/></text:span></text:p>
            <text:p><text:span text:style-name="T1"><text:s text:c="30"/></text:span><text:span text:style-name="T1">Set rsSub1 = Conn.Execute(sSqlSub)</text:span></text:p>
            <text:p><text:span text:style-name="T1"/></text:p>
            <text:p><text:span text:style-name="T1"/></text:p>
          </table:table-cell>
          <table:table-cell table:number-columns-repeated="14"/>
        </table:table-row>
        <table:table-row table:style-name="ro4">
          <table:table-cell table:style-name="ce4" office:value-type="string">
            <text:p>DEBT_INS_NAME</text:p>
          </table:table-cell>
          <table:table-cell table:style-name="ce9"/>
          <table:table-cell table:style-name="ce4" office:value-type="string">
            <text:p>Do While Not rs.EOF</text:p>
            <text:p><text:s text:c="3"/>DEBT_INS_NAME = ""</text:p>
            <text:p><text:s text:c="2"/>If Not rsSub1.EOF Then <text:s text:c="2"/></text:p>
            <text:p><text:s text:c="6"/>If Not IsNull(rsSub1("DEBT_INS_NAME")) Then</text:p>
            <text:p><text:s text:c="8"/>DEBT_INS_NAME = Replace(Trim(rsSub1("DEBT_INS_NAME")), "&amp;", " AND ")</text:p>
          </table:table-cell>
          <table:table-cell table:style-name="ce17"/>
          <table:table-cell table:number-columns-repeated="15"/>
        </table:table-row>
        <table:table-row table:style-name="ro10">
          <table:table-cell table:style-name="ce4" office:value-type="string">
            <text:p>ISSUER_NAME</text:p>
          </table:table-cell>
          <table:table-cell table:style-name="ce9"/>
          <table:table-cell table:style-name="ce4" office:value-type="string">
            <text:p>Do While Not rs.EOF</text:p>
            <text:p><text:s text:c="3"/>ISSUER_NAME = "" <text:s/></text:p>
            <text:p><text:s text:c="6"/>If Not rsSub1.EOF And Not IsNull(rsSub1("ISSUER_NAME")) Then</text:p>
            <text:p><text:s text:c="7"/>ISSUER_NAME = Replace(Trim(rsSub1("ISSUER_NAME")), "&amp;", " AND ")</text:p>
          </table:table-cell>
          <table:table-cell table:style-name="ce18"/>
          <table:table-cell table:style-name="ce23" office:value-type="string">
            <text:p><text:span text:style-name="T1">---------Select Group 2 ISSUER_NAME</text:span></text:p>
            <text:p><text:span text:style-name="T1"><text:s text:c="8"/></text:span><text:span text:style-name="T1">sSqlSub = " <text:s/>SELECT SYENTITY.LONG_NAME <text:s/>AS ISSUER_NAME <text:s/>FROM ESL_SEC_FEATURE AS SEC_FEATURE "</text:span></text:p>
            <text:p><text:span text:style-name="T1"><text:s text:c="8"/></text:span><text:span text:style-name="T1">sSqlSub = sSqlSub &amp; " <text:s/>INNER JOIN ESL_SYENTITY AS SYENTITY <text:s text:c="6"/>ON <text:s text:c="4"/>SEC_FEATURE.ENTITY_CODE = SYENTITY.ENTITY_CODE "</text:span></text:p>
            <text:p><text:span text:style-name="T1"><text:s text:c="9"/></text:span><text:span text:style-name="T1">sSqlSub = sSqlSub &amp; " <text:s text:c="2"/>WHERE SEC_FEATURE.SECURITY_ID ='" &amp; Trim(rs("BOND_ID")) &amp; "' <text:s text:c="2"/>WITH UR; <text:s/>"</text:span></text:p>
            <text:p><text:span text:style-name="T1"><text:s text:c="10"/></text:span><text:span text:style-name="T1">Set rsSub1 = Conn.Execute(sSqlSub)</text:span></text:p>
            <text:p><text:span text:style-name="T1"/></text:p>
          </table:table-cell>
          <table:table-cell table:number-columns-repeated="14"/>
        </table:table-row>
        <table:table-row table:style-name="ro11">
          <table:table-cell table:style-name="ce4" office:value-type="string">
            <text:p>COUNTRY_CD_ISS</text:p>
          </table:table-cell>
          <table:table-cell table:style-name="ce9"/>
          <table:table-cell table:style-name="ce4" office:value-type="string">
            <text:p>Do While Not rs.EOF</text:p>
            <text:p><text:s text:c="3"/>COUNTRY_CD_ISS = ""</text:p>
            <text:p><text:s text:c="2"/>If Not rsSub1.EOF Then <text:s text:c="2"/></text:p>
            <text:p><text:s text:c="7"/>COUNTRY_CD_ISS = Trim(rsSub1("COUNTRY_CD_ISS"))</text:p>
          </table:table-cell>
          <table:table-cell table:style-name="ce19"/>
          <table:table-cell table:style-name="ce24" office:value-type="string">
            <text:p><text:span text:style-name="T1"><text:s text:c="7"/></text:span><text:span text:style-name="T1">---------Select Group 3 COUNTRY_CD_ISS</text:span></text:p>
            <text:p><text:s text:c="9"/>sSqlSub = " <text:s text:c="2"/>SELECT MAP_CODE.MAP_CD2 AS COUNTRY_CD_ISS <text:s text:c="4"/>FROM ESL_SEC_FEATURE AS SEC_FEATURE"</text:p>
            <text:p><text:s text:c="9"/>sSqlSub = sSqlSub &amp; " <text:s text:c="2"/>INNER JOIN ESL_SYENTITY AS SYENTITY <text:s text:c="6"/>ON <text:s text:c="4"/>SEC_FEATURE.ENTITY_CODE = SYENTITY.ENTITY_CODE"</text:p>
            <text:p><text:s text:c="9"/>sSqlSub = sSqlSub &amp; " <text:s text:c="2"/>INNER JOIN MAP_CODE AS MAP_CODE <text:s text:c="6"/>ON <text:s text:c="4"/>SYENTITY.DOMI_CODE = <text:s/>MAP_CODE.MAP_CD1 <text:s text:c="6"/>AND <text:s text:c="3"/>MAP_CODE.MAP_TABLE_CD = 'MAP029' " </text:p>
            <text:p><text:s text:c="9"/>SsqlSub = sSqlSub &amp; " <text:s text:c="2"/>WHERE SEC_FEATURE.SECURITY_ID ='" &amp; Trim(rs("BOND_ID")) &amp; "' <text:s text:c="2"/>WITH UR; <text:s/>"</text:p>
            <text:p><text:s text:c="11"/>Set rsSub1 = Conn.Execute(sSqlSub)</text:p>
            <text:p/>
          </table:table-cell>
          <table:table-cell table:style-name="ce27"/>
          <table:table-cell table:number-columns-repeated="13"/>
        </table:table-row>
        <table:table-row table:style-name="ro1">
          <table:table-cell table:style-name="ce4" office:value-type="string">
            <text:p>ISSUE_DTE</text:p>
          </table:table-cell>
          <table:table-cell table:style-name="ce9" office:value-type="string">
            <text:p>NULL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MATURITY_DTE</text:p>
          </table:table-cell>
          <table:table-cell table:style-name="ce9" office:value-type="string">
            <text:p>NULL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ORG_TRM</text:p>
          </table:table-cell>
          <table:table-cell table:style-name="ce9" office:value-type="string">
            <text:p>NULL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ORG_TRM_U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2">
          <table:table-cell table:style-name="ce4" office:value-type="string">
            <text:p>COUPON_RATE</text:p>
          </table:table-cell>
          <table:table-cell table:style-name="ce9" office:value-type="string">
            <text:p>NULL</text:p>
          </table:table-cell>
          <table:table-cell table:style-name="ce4" office:value-type="string">
            <text:p>Fixed by DMS</text:p>
          </table:table-cell>
          <table:table-cell/>
          <table:table-cell table:style-name="ce21" office:value-type="string">
            <text:p>TMS_FI_WAV</text:p>
          </table:table-cell>
          <table:table-cell table:style-name="ce21" table:number-columns-repeated="4"/>
          <table:table-cell table:style-name="ce21" office:value-type="string">
            <text:p>Condition</text:p>
          </table:table-cell>
          <table:table-cell table:number-columns-repeated="9"/>
        </table:table-row>
        <table:table-row table:style-name="ro11">
          <table:table-cell table:style-name="ce4" office:value-type="string">
            <text:p>INT_COUNTRY_C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/>
          <table:table-cell table:style-name="ce25" office:value-type="string">
            <text:p>BOND_ID</text:p>
          </table:table-cell>
          <table:table-cell table:style-name="ce28"/>
          <table:table-cell table:style-name="ce10" table:number-columns-repeated="3"/>
          <table:table-cell table:style-name="ce32" office:value-type="string">
            <text:p>SELECT <text:s text:c="3"/>FI_WAV_B.BOND_ID , <text:s text:c="3"/>FI_WAV_B.TRANS_DATE <text:s text:c="3"/>, FI_WAV_B.TRANS_NUM <text:s text:c="3"/>,FI_WAV_B.CURRENCY</text:p>
            <text:p>FI_WAV_AC.CHG_WAV , FI_WAV_AC.PROFIT , FI_WAV_AC.LOSS FROM <text:s text:c="4"/>TMS_FI_WAV <text:s/>AS FI_WAV_B</text:p>
            <text:p>Inner Join ( SELECT <text:s text:c="2"/>A.BOND_ID , <text:s/>A.CHG_WAV,A.PROFIT,A.LOSS,A.TRANS_DATE From <text:s text:c="4"/>TMS_FI_WAV <text:s text:c="3"/>AS A</text:p>
            <text:p>Inner Join ( SELECT <text:s text:c="2"/>BOND_ID , MAX(LINE_NO) From TMS_FI_WAV WHERE <text:s text:c="3"/>TRANS_DATE = <text:s text:c="2"/>'" &amp; sDate &amp; "' <text:s text:c="2"/></text:p>
            <text:p>AND <text:s text:c="2"/>TYPE = 'AC' <text:s/>GROUP BY BOND_ID <text:s/>) B ON A.BOND_ID = B.BOND_ID <text:s/>WHERE <text:s text:c="2"/>A.TRANS_DATE = <text:s/></text:p>
            <text:p><text:s/>'" &amp; sDate &amp; "' AND <text:s text:c="2"/>A.TYPE = 'AC' <text:s/>) AS <text:s/>FI_WAV_AC ON FI_WAV_AC.BOND_ID = FI_WAV_B.BOND_ID <text:s/></text:p>
            <text:p>AND FI_WAV_AC.TRANS_DATE = FI_WAV_B.TRANS_DATE WHERE FI_WAV_B.TRANS_DATE = <text:s/>'" &amp; sDate &amp; "' <text:s/>AND <text:s/>FI_WAV_B.TYPE = 'B'</text:p>
          </table:table-cell>
          <table:table-cell table:number-columns-repeated="9"/>
        </table:table-row>
        <table:table-row table:style-name="ro1">
          <table:table-cell table:style-name="ce4" office:value-type="string">
            <text:p>UNIT_OF_TRAN</text:p>
          </table:table-cell>
          <table:table-cell table:style-name="ce9" office:value-type="string">
            <text:p>NULL</text:p>
          </table:table-cell>
          <table:table-cell table:style-name="ce4" office:value-type="string">
            <text:p>Fixed by DMS</text:p>
          </table:table-cell>
          <table:table-cell/>
          <table:table-cell table:style-name="ce25" office:value-type="string">
            <text:p>LINE_NO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SELL_SEC_AMT</text:p>
          </table:table-cell>
          <table:table-cell table:style-name="ce9" office:value-type="float" office:value="0">
            <text:p>0</text:p>
          </table:table-cell>
          <table:table-cell table:style-name="ce4" office:value-type="string">
            <text:p>Fixed by DMS</text:p>
          </table:table-cell>
          <table:table-cell/>
          <table:table-cell table:style-name="ce25" office:value-type="string">
            <text:p>TRANS_NUM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PURCHASE_DTE</text:p>
          </table:table-cell>
          <table:table-cell table:style-name="ce9" office:value-type="string">
            <text:p>NULL</text:p>
          </table:table-cell>
          <table:table-cell table:style-name="ce4" office:value-type="string">
            <text:p>Fixed by DMS</text:p>
          </table:table-cell>
          <table:table-cell/>
          <table:table-cell table:style-name="ce25" office:value-type="string">
            <text:p>TRANS_DATE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OS_AMT</text:p>
          </table:table-cell>
          <table:table-cell table:style-name="ce9" office:value-type="float" office:value="0">
            <text:p>0</text:p>
          </table:table-cell>
          <table:table-cell table:style-name="ce4" office:value-type="string">
            <text:p>Fixed by DMS</text:p>
          </table:table-cell>
          <table:table-cell/>
          <table:table-cell table:style-name="ce10" office:value-type="string">
            <text:p>SETTLE_DATE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LU_DTE</text:p>
          </table:table-cell>
          <table:table-cell table:style-name="ce9" office:value-type="string">
            <text:p>Current Date</text:p>
          </table:table-cell>
          <table:table-cell table:style-name="ce4" office:value-type="string">
            <text:p>Set by DMS</text:p>
          </table:table-cell>
          <table:table-cell/>
          <table:table-cell table:style-name="ce10" office:value-type="string">
            <text:p>TYPE</text:p>
          </table:table-cell>
          <table:table-cell table:style-name="ce29"/>
          <table:table-cell table:style-name="ce10" table:number-columns-repeated="4"/>
          <table:table-cell table:number-columns-repeated="9"/>
        </table:table-row>
        <table:table-row table:style-name="ro1">
          <table:table-cell table:style-name="ce4" office:value-type="string">
            <text:p>LU_TIME</text:p>
          </table:table-cell>
          <table:table-cell table:style-name="ce9" office:value-type="string">
            <text:p>Current Time</text:p>
          </table:table-cell>
          <table:table-cell table:style-name="ce4" office:value-type="string">
            <text:p>Set by DMS</text:p>
          </table:table-cell>
          <table:table-cell/>
          <table:table-cell table:style-name="ce25" office:value-type="string">
            <text:p>CPTY</text:p>
          </table:table-cell>
          <table:table-cell table:style-name="ce10" table:number-columns-repeated="5"/>
          <table:table-cell table:number-columns-repeated="9"/>
        </table:table-row>
        <table:table-row table:style-name="ro6">
          <table:table-cell table:style-name="ce4" office:value-type="string">
            <text:p>USER_LU</text:p>
          </table:table-cell>
          <table:table-cell table:style-name="ce9" office:value-type="string">
            <text:p>PLDMS</text:p>
          </table:table-cell>
          <table:table-cell table:style-name="ce4" office:value-type="string">
            <text:p>Fixed by DMS</text:p>
          </table:table-cell>
          <table:table-cell/>
          <table:table-cell table:style-name="ce10" office:value-type="string">
            <text:p>COUPON</text:p>
          </table:table-cell>
          <table:table-cell table:style-name="ce10" table:number-columns-repeated="4"/>
          <table:table-cell table:style-name="ce10" office:value-type="string">
            <text:p>SELECT <text:s/>SEC_FEATURE.ISIN_CODE AS ISIN_CODE , <text:s/>SEC_FEATURE.INST_DESC AS DEBT_INS_NAME, SEC_FEATURE.ISSUE_DATE AS ISSUE_DTE</text:p>
            <text:p>,SEC_FEATURE.MAT_DATE AS MATURITY_DTE ,SEC_FEATURE.COUPON_RATE AS COUPON_RATE, MONTH(SEC_FEATURE.MAT_DATE - <text:s/>SEC_FEATURE.ISSUE_DATE )</text:p>
            <text:p><text:s/>AS DIFF_MONTH ,YEAR(SEC_FEATURE.MAT_DATE - <text:s/>SEC_FEATURE.ISSUE_DATE ) AS DIFF_YEAR FROM ESL_SEC_FEATURE AS SEC_FEATURE <text:s/>WHERE </text:p>
            <text:p>SEC_FEATURE.SECURITY_ID ='" &amp; Trim(rs("BOND_ID")) &amp; "' <text:s text:c="2"/>WITH UR</text:p>
          </table:table-cell>
          <table:table-cell table:number-columns-repeated="9"/>
        </table:table-row>
        <table:table-row table:style-name="ro1">
          <table:table-cell table:style-name="ce4" office:value-type="string">
            <text:p>DATA_SYSTEM_CD</text:p>
          </table:table-cell>
          <table:table-cell table:style-name="ce9" office:value-type="string">
            <text:p>HIPO</text:p>
          </table:table-cell>
          <table:table-cell table:style-name="ce4" office:value-type="string">
            <text:p>Fixed by DMS</text:p>
          </table:table-cell>
          <table:table-cell/>
          <table:table-cell table:style-name="ce25" office:value-type="string">
            <text:p>CURRENCY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FLAG_ON_OFF</text:p>
          </table:table-cell>
          <table:table-cell table:style-name="ce9" office:value-type="float" office:value="0">
            <text:p>0</text:p>
          </table:table-cell>
          <table:table-cell table:style-name="ce4" office:value-type="string">
            <text:p>Fixed by DMS</text:p>
          </table:table-cell>
          <table:table-cell/>
          <table:table-cell table:style-name="ce25" office:value-type="string">
            <text:p>CHG_WAV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PART_I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/>
          <table:table-cell table:style-name="ce25" office:value-type="string">
            <text:p>PROFIT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IP_NAME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/>
          <table:table-cell table:style-name="ce25" office:value-type="string">
            <text:p>LOSS</text:p>
          </table:table-cell>
          <table:table-cell table:style-name="ce10" table:number-columns-repeated="5"/>
          <table:table-cell table:number-columns-repeated="9"/>
        </table:table-row>
        <table:table-row table:style-name="ro1">
          <table:table-cell table:style-name="ce4" office:value-type="string">
            <text:p>IP_COUNTRY_CD</text:p>
          </table:table-cell>
          <table:table-cell table:style-name="ce9" office:value-type="string">
            <text:p>Space</text:p>
          </table:table-cell>
          <table:table-cell table:style-name="ce4" office:value-type="string">
            <text:p>Fixed by DMS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7"/>
        </table:table-row>
        <table:table-row table:style-name="ro1" table:number-rows-repeated="104833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MM" table:style-name="ta1" table:print="false"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34" office:value-type="string">
            <text:p>DS_PTX</text:p>
          </table:table-cell>
          <table:table-cell table:style-name="Default" table:number-columns-repeated="3"/>
          <table:table-cell table:number-columns-repeated="7"/>
        </table:table-row>
        <table:table-row table:style-name="ro14">
          <table:table-cell table:style-name="ce35" office:value-type="string">
            <text:p>Function PTX_MM(sDate)</text:p>
          </table:table-cell>
          <table:table-cell table:style-name="ce7" table:number-columns-repeated="10"/>
        </table:table-row>
        <table:table-row table:style-name="ro1">
          <table:table-cell table:style-name="ce8" office:value-type="string">
            <text:p>Field Name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Condition</text:p>
          </table:table-cell>
          <table:table-cell table:style-name="ce8" office:value-type="string">
            <text:p>Field from Source</text:p>
          </table:table-cell>
          <table:table-cell table:number-columns-repeated="2"/>
          <table:table-cell table:style-name="ce37" office:value-type="string" table:number-columns-spanned="2" table:number-rows-spanned="1">
            <text:p>Source</text:p>
          </table:table-cell>
          <table:covered-table-cell table:style-name="ce37"/>
          <table:table-cell table:style-name="ce37" office:value-type="string" table:number-columns-spanned="1" table:number-rows-spanned="2">
            <text:p>DMS Field</text:p>
          </table:table-cell>
          <table:table-cell table:style-name="ce37" office:value-type="string" table:number-columns-spanned="1" table:number-rows-spanned="2">
            <text:p>Condition</text:p>
          </table:table-cell>
          <table:table-cell table:style-name="ce37" office:value-type="string" table:number-columns-spanned="1" table:number-rows-spanned="2">
            <text:p>Condition</text:p>
          </table:table-cell>
        </table:table-row>
        <table:table-row table:style-name="ro1">
          <table:table-cell office:value-type="string">
            <text:p>ARR_TYPE_CD</text:p>
          </table:table-cell>
          <table:table-cell office:value-type="string">
            <text:p><text:s/>'999999'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37" office:value-type="string">
            <text:p>ESL_SETTLEMENT</text:p>
          </table:table-cell>
          <table:table-cell table:style-name="ce37" office:value-type="string">
            <text:p>ESL_COMMON</text:p>
          </table:table-cell>
          <table:covered-table-cell table:number-columns-repeated="3" table:style-name="ce37"/>
        </table:table-row>
        <table:table-row table:style-name="ro1">
          <table:table-cell office:value-type="string">
            <text:p>ARR_NUMBER</text:p>
          </table:table-cell>
          <table:table-cell/>
          <table:table-cell office:value-type="string">
            <text:p>CNT_ORG_NO (Direct Move from ESL Common)</text:p>
          </table:table-cell>
          <table:table-cell office:value-type="string">
            <text:p>CNT_ORG_NO (ESL_COMMON)</text:p>
          </table:table-cell>
          <table:table-cell table:number-columns-repeated="2"/>
          <table:table-cell table:style-name="ce10" office:value-type="string">
            <text:p>SUB_NUM</text:p>
          </table:table-cell>
          <table:table-cell table:style-name="ce10"/>
          <table:table-cell table:style-name="ce10" office:value-type="string">
            <text:p>SUB_NUM</text:p>
          </table:table-cell>
          <table:table-cell table:style-name="ce10"/>
          <table:table-cell table:style-name="ce41" office:value-type="string" table:number-columns-spanned="1" table:number-rows-spanned="10">
            <text:p><text:span text:style-name="T2"><text:s text:c="11"/></text:span><text:span text:style-name="T2">SETTLEMENT.TRANS_NUM = COMMON.TRANS_NUM AND</text:span></text:p>
            <text:p><text:span text:style-name="T2"><text:s text:c="11"/></text:span><text:span text:style-name="T2">SETTLEMENT.SUB_NUM = COMMON.SUB_NUM AND </text:span></text:p>
            <text:p><text:span text:style-name="T2"><text:s text:c="11"/></text:span><text:span text:style-name="T2">COMMON.PROD_GROUP IN ('MM','LD') AND </text:span></text:p>
            <text:p><text:span text:style-name="T2"><text:s text:c="11"/></text:span><text:span text:style-name="T2">COMMON.AS_OF_DT = '" &amp; sDate &amp; "' </text:span></text:p>
            <text:p><text:span text:style-name="T2"><text:s text:c="8"/></text:span><text:span text:style-name="T2">WHERE SETTLEMENT.PAYMENT_CUR &lt;&gt; 'THB' AND </text:span></text:p>
            <text:p><text:span text:style-name="T2"><text:s text:c="11"/></text:span><text:span text:style-name="T2">PAYMENT_TYPE IN (503,504,505,506,507) AND </text:span></text:p>
            <text:p><text:span text:style-name="T2"><text:s text:c="11"/></text:span><text:span text:style-name="T2">TRANS_DT = <text:s/>'" &amp; sDate &amp; "' </text:span></text:p>
            <text:p><text:span text:style-name="T2"><text:s text:c="8"/></text:span><text:span text:style-name="T2">) t1 </text:span></text:p>
            <text:p><text:span text:style-name="T2"><text:s text:c="8"/></text:span><text:span text:style-name="T2">where seq = 1 </text:span></text:p>
            <text:p><text:span text:style-name="T2"><text:s text:c="8"/></text:span><text:span text:style-name="T2">WITH UR"</text:span></text:p>
          </table:table-cell>
        </table:table-row>
        <table:table-row table:style-name="ro14">
          <table:table-cell office:value-type="string">
            <text:p>TRAN_DTE</text:p>
          </table:table-cell>
          <table:table-cell/>
          <table:table-cell office:value-type="string">
            <text:p>dateInsert = Format(Trim(rs("TRANS_DT")), "YYYY") &amp; "-" &amp; Format(Trim(rs("TRANS_DT")), "MM") &amp; "-" &amp; Format(Trim(rs("TRANS_DT")), "DD")</text:p>
          </table:table-cell>
          <table:table-cell office:value-type="string">
            <text:p>TRANS_DT (ESL_SETTLEMENT)</text:p>
          </table:table-cell>
          <table:table-cell table:number-columns-repeated="2"/>
          <table:table-cell table:style-name="ce10" office:value-type="string">
            <text:p>PAYMENT_FLAG</text:p>
          </table:table-cell>
          <table:table-cell table:style-name="ce10"/>
          <table:table-cell table:style-name="ce10" office:value-type="string">
            <text:p>PAYMENT_FLAG</text:p>
          </table:table-cell>
          <table:table-cell table:style-name="ce10"/>
          <table:covered-table-cell table:style-name="ce10"/>
        </table:table-row>
        <table:table-row table:style-name="ro15">
          <table:table-cell office:value-type="string">
            <text:p>TRAN_TYPE_CD</text:p>
          </table:table-cell>
          <table:table-cell office:value-type="string">
            <text:p>270002</text:p>
            <text:p>270001</text:p>
          </table:table-cell>
          <table:table-cell office:value-type="string">
            <text:p><text:s text:c="2"/>If Trim(rs("PAYMENT_FLAG")) = "P" Then</text:p>
            <text:p><text:s text:c="12"/>TRAN_TYPE_CD = "270002"</text:p>
            <text:p><text:s text:c="8"/>ElseIf Trim(rs("PAYMENT_FLAG")) = "R" Then</text:p>
            <text:p><text:s text:c="12"/>TRAN_TYPE_CD = "270001"</text:p>
            <text:p><text:s text:c="8"/>End If</text:p>
          </table:table-cell>
          <table:table-cell office:value-type="string">
            <text:p>PAYMENT_FLAG (ESL_STATEMENT)</text:p>
          </table:table-cell>
          <table:table-cell table:number-columns-repeated="2"/>
          <table:table-cell table:style-name="ce10" office:value-type="string">
            <text:p>INT_CUR</text:p>
          </table:table-cell>
          <table:table-cell table:style-name="ce10"/>
          <table:table-cell table:style-name="ce10" office:value-type="string">
            <text:p>INT_CUR</text:p>
          </table:table-cell>
          <table:table-cell table:style-name="ce10" office:value-type="string">
            <text:p><text:s/>[COALESCE(SETTLEMENT.INT_CUR , '')]</text:p>
          </table:table-cell>
          <table:covered-table-cell table:style-name="ce10"/>
        </table:table-row>
        <table:table-row table:style-name="ro1">
          <table:table-cell office:value-type="string">
            <text:p>ITEM_TYPE_CD</text:p>
          </table:table-cell>
          <table:table-cell office:value-type="string">
            <text:p>268003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10" office:value-type="string">
            <text:p>PAYMENT_CUR</text:p>
          </table:table-cell>
          <table:table-cell table:style-name="ce10"/>
          <table:table-cell table:style-name="ce10" office:value-type="string">
            <text:p>PAYMENT_CUR</text:p>
          </table:table-cell>
          <table:table-cell table:style-name="ce10"/>
          <table:covered-table-cell table:style-name="ce10"/>
        </table:table-row>
        <table:table-row table:style-name="ro16">
          <table:table-cell office:value-type="string">
            <text:p>TRAN_SEQ</text:p>
          </table:table-cell>
          <table:table-cell/>
          <table:table-cell office:value-type="string">
            <text:p>SELECT COALESCE(MAX(TRAN_SEQ), 0) <text:s/>AS TRAN_SEQ </text:p>
            <text:p>FROM DS_PTX WHERE DATA_SET_DATE = <text:s/>'" &amp; sDate &amp; "' </text:p>
            <text:p>AND DATA_SYSTEM_CD = 'FNX' AND FLAG_ON_OFF = '0' <text:s/></text:p>
            <text:p><text:s text:c="4"/></text:p>
          </table:table-cell>
          <table:table-cell table:number-columns-repeated="3"/>
          <table:table-cell table:style-name="ce10" office:value-type="string">
            <text:p>INT_AMT</text:p>
          </table:table-cell>
          <table:table-cell table:style-name="ce10"/>
          <table:table-cell table:style-name="ce10" office:value-type="string">
            <text:p>INT_AMT</text:p>
          </table:table-cell>
          <table:table-cell table:style-name="ce10"/>
          <table:covered-table-cell table:style-name="ce10"/>
        </table:table-row>
        <table:table-row table:style-name="ro1">
          <table:table-cell office:value-type="string">
            <text:p>REC_PAY_ITEM_DSC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10" office:value-type="string">
            <text:p>PAYMENT_AMT</text:p>
          </table:table-cell>
          <table:table-cell table:style-name="ce10"/>
          <table:table-cell table:style-name="ce10" office:value-type="string">
            <text:p>PAYMENT_AMT</text:p>
          </table:table-cell>
          <table:table-cell table:style-name="ce10"/>
          <table:covered-table-cell table:style-name="ce10"/>
        </table:table-row>
        <table:table-row table:style-name="ro14">
          <table:table-cell office:value-type="string">
            <text:p>DATA_SET_DATE</text:p>
          </table:table-cell>
          <table:table-cell/>
          <table:table-cell office:value-type="string">
            <text:p>dateInsert = Format(Trim(rs("TRANS_DT")), "YYYY") &amp; "-" &amp; Format(Trim(rs("TRANS_DT")), "MM") &amp; "-" &amp; Format(Trim(rs("TRANS_DT")), "DD")</text:p>
          </table:table-cell>
          <table:table-cell office:value-type="string">
            <text:p>TRANS_DT (ESL_SETTLEMENT)</text:p>
          </table:table-cell>
          <table:table-cell table:number-columns-repeated="2"/>
          <table:table-cell table:style-name="ce10" office:value-type="string">
            <text:p>TRANS_DT</text:p>
          </table:table-cell>
          <table:table-cell table:style-name="ce10"/>
          <table:table-cell table:style-name="ce10" office:value-type="string">
            <text:p>TRANS_DT</text:p>
          </table:table-cell>
          <table:table-cell table:style-name="ce10"/>
          <table:covered-table-cell table:style-name="ce10"/>
        </table:table-row>
        <table:table-row table:style-name="ro1">
          <table:table-cell office:value-type="string">
            <text:p>PROVIDER_BR_NO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10" office:value-type="string">
            <text:p>TRANS_NUM</text:p>
          </table:table-cell>
          <table:table-cell table:style-name="ce10"/>
          <table:table-cell table:style-name="ce10" office:value-type="string">
            <text:p>TRANS_NUM</text:p>
          </table:table-cell>
          <table:table-cell table:style-name="ce10"/>
          <table:covered-table-cell table:style-name="ce10"/>
        </table:table-row>
        <table:table-row table:style-name="ro1">
          <table:table-cell office:value-type="string">
            <text:p>IBF_IN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10"/>
          <table:table-cell table:number-columns-repeated="2" table:style-name="ce10" office:value-type="string">
            <text:p>PROD_GROUP</text:p>
          </table:table-cell>
          <table:table-cell table:style-name="ce10"/>
          <table:covered-table-cell table:style-name="ce10"/>
        </table:table-row>
        <table:table-row table:style-name="ro1">
          <table:table-cell office:value-type="string">
            <text:p>PAY_METHO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10"/>
          <table:table-cell table:number-columns-repeated="2" table:style-name="ce10" office:value-type="string">
            <text:p>CNT_ORG_NO</text:p>
          </table:table-cell>
          <table:table-cell table:style-name="ce10" office:value-type="string">
            <text:p><text:s/>case when COMMON.CNT_ORG_NO is null or COMMON.CNT_ORG_NO = '' or COMMON.CNT_ORG_NO = '0' then COMMON.TRANS_NUM else COMMON.CNT_ORG_NO end as CNT_ORG_NO</text:p>
          </table:table-cell>
          <table:covered-table-cell table:style-name="ce10"/>
        </table:table-row>
        <table:table-row table:style-name="ro17">
          <table:table-cell office:value-type="string">
            <text:p>CURR_CD</text:p>
          </table:table-cell>
          <table:table-cell/>
          <table:table-cell office:value-type="string">
            <text:p>If Trim(rs("PROD_GROUP")) = "MM" Then</text:p>
            <text:p><text:s text:c="12"/>If Trim(rs("INT_CUR")) = "" Then</text:p>
            <text:p><text:s text:c="16"/>CURR_CD = Trim(rs("PAYMENT_CUR"))</text:p>
            <text:p><text:s text:c="12"/>Else</text:p>
            <text:p><text:s text:c="16"/>CURR_CD = Trim(rs("INT_CUR"))</text:p>
            <text:p><text:s text:c="12"/>End If</text:p>
            <text:p><text:s text:c="8"/>ElseIf Trim(rs("PROD_GROUP")) = "LD" Then</text:p>
            <text:p><text:s text:c="12"/>CURR_CD = Trim(rs("PAYMENT_CUR"))</text:p>
            <text:p><text:s text:c="8"/>End If</text:p>
          </table:table-cell>
          <table:table-cell office:value-type="string">
            <text:p>PROD_GROUP (ESL_COMMON)</text:p>
            <text:p>INT_CUR (ESL_SETTLEMENT)</text:p>
            <text:p>PAYMENT_CUR (ESL_SETTLEMENT)</text:p>
          </table:table-cell>
          <table:table-cell table:number-columns-repeated="7"/>
        </table:table-row>
        <table:table-row table:style-name="ro18">
          <table:table-cell office:value-type="string">
            <text:p>TRAN_AMT_CURR</text:p>
          </table:table-cell>
          <table:table-cell/>
          <table:table-cell office:value-type="string">
            <text:p>1. <text:s/>If Trim(rs("PROD_GROUP")) = "MM" Then</text:p>
            <text:p><text:s text:c="12"/>TRANS_AMT_CURR = Trim(rs("INT_AMT"))</text:p>
            <text:p><text:s text:c="8"/>ElseIf Trim(rs("PROD_GROUP")) = "LD" Then</text:p>
            <text:p><text:s text:c="12"/>TRANS_AMT_CURR = Trim(rs("PAYMENT_AMT"))</text:p>
            <text:p><text:s text:c="8"/>End If</text:p>
            <text:p>2. Then <text:s/>Abs(TRANS_AMT_CURR) </text:p>
          </table:table-cell>
          <table:table-cell office:value-type="string">
            <text:p>PROD_GROUP (ESL_COMMON)</text:p>
            <text:p>INT_AMT (ESL_SETTLEMENT)</text:p>
            <text:p>PAYMENT_AMT (ESL_SETTLEMENT)</text:p>
          </table:table-cell>
          <table:table-cell table:number-columns-repeated="2"/>
          <table:table-cell office:value-type="string">
            <text:p><text:s text:c="3"/></text:p>
          </table:table-cell>
          <table:table-cell table:number-columns-repeated="4"/>
        </table:table-row>
        <table:table-row table:style-name="ro1">
          <table:table-cell office:value-type="string">
            <text:p>DEBT_ARR_TYPE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SIN_COD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DEBT_INS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SSUER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COUNTRY_CD_ISS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SSUE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MATURITY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ORG_TRM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ORG_TRM_U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COUPON_RA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NT_COUNTRY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UNIT_OF_TRAN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SELL_SEC_AMT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PURCHASE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OS_AMT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LU_DTE</text:p>
          </table:table-cell>
          <table:table-cell office:value-type="string">
            <text:p>Current Date</text:p>
          </table:table-cell>
          <table:table-cell office:value-type="string">
            <text:p>Set by DMS</text:p>
          </table:table-cell>
          <table:table-cell table:number-columns-repeated="8"/>
        </table:table-row>
        <table:table-row table:style-name="ro1">
          <table:table-cell office:value-type="string">
            <text:p>LU_TIME</text:p>
          </table:table-cell>
          <table:table-cell office:value-type="string">
            <text:p>Current Date</text:p>
          </table:table-cell>
          <table:table-cell office:value-type="string">
            <text:p>Set by DMS</text:p>
          </table:table-cell>
          <table:table-cell table:number-columns-repeated="8"/>
        </table:table-row>
        <table:table-row table:style-name="ro1">
          <table:table-cell office:value-type="string">
            <text:p>USER_LU</text:p>
          </table:table-cell>
          <table:table-cell office:value-type="string">
            <text:p>MM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DATA_SYSTEM_CD</text:p>
          </table:table-cell>
          <table:table-cell office:value-type="string">
            <text:p>FNX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FLAG_ON_OFF</text:p>
          </table:table-cell>
          <table:table-cell table:style-name="ce36"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PART_I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2">
          <table:table-cell office:value-type="string">
            <text:p>IP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6"/>
          <table:table-cell table:style-name="ce38"/>
          <table:table-cell/>
        </table:table-row>
        <table:table-row table:style-name="ro1">
          <table:table-cell office:value-type="string">
            <text:p>IP_COUNTRY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4"/>
          <table:table-cell table:number-columns-repeated="7"/>
        </table:table-row>
        <table:table-row table:style-name="ro14">
          <table:table-cell table:style-name="ce35" office:value-type="string">
            <text:p>Function PTX_Option(sDate)</text:p>
          </table:table-cell>
          <table:table-cell table:style-name="ce7" table:number-columns-repeated="10"/>
        </table:table-row>
        <table:table-row table:style-name="ro1">
          <table:table-cell table:style-name="ce8" office:value-type="string">
            <text:p>Field Name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Condition</text:p>
          </table:table-cell>
          <table:table-cell table:style-name="ce8" office:value-type="string">
            <text:p>Field from Source</text:p>
          </table:table-cell>
          <table:table-cell table:number-columns-repeated="2"/>
          <table:table-cell table:style-name="ce37" office:value-type="string" table:number-columns-spanned="2" table:number-rows-spanned="1">
            <text:p>Source</text:p>
          </table:table-cell>
          <table:covered-table-cell table:style-name="ce37"/>
          <table:table-cell table:style-name="ce37" office:value-type="string" table:number-columns-spanned="1" table:number-rows-spanned="2">
            <text:p>DMS Field</text:p>
          </table:table-cell>
          <table:table-cell table:style-name="ce39" office:value-type="string" table:number-columns-spanned="1" table:number-rows-spanned="2">
            <text:p>Condition</text:p>
          </table:table-cell>
          <table:table-cell table:style-name="ce39" office:value-type="string" table:number-columns-spanned="1" table:number-rows-spanned="2">
            <text:p>Condition</text:p>
          </table:table-cell>
        </table:table-row>
        <table:table-row table:style-name="ro1">
          <table:table-cell office:value-type="string">
            <text:p>ARR_TYPE_CD</text:p>
          </table:table-cell>
          <table:table-cell office:value-type="string">
            <text:p><text:s/>'999999'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37" office:value-type="string">
            <text:p>ESL_SETTLEMENT</text:p>
          </table:table-cell>
          <table:table-cell table:style-name="ce37" office:value-type="string">
            <text:p>ESL_COMMON</text:p>
          </table:table-cell>
          <table:covered-table-cell table:number-columns-repeated="2" table:style-name="ce37"/>
          <table:covered-table-cell table:style-name="ce42"/>
        </table:table-row>
        <table:table-row table:style-name="ro12">
          <table:table-cell office:value-type="string">
            <text:p>ARR_NUMBER</text:p>
          </table:table-cell>
          <table:table-cell/>
          <table:table-cell office:value-type="string">
            <text:p>Trim(rs("ROOT_CNT_NO"))</text:p>
          </table:table-cell>
          <table:table-cell office:value-type="string">
            <text:p>ROOT_CNT_NO (ESL_COMMON)</text:p>
          </table:table-cell>
          <table:table-cell table:number-columns-repeated="2"/>
          <table:table-cell table:style-name="ce10" office:value-type="string">
            <text:p>SUB_NUM</text:p>
          </table:table-cell>
          <table:table-cell table:style-name="ce10"/>
          <table:table-cell table:style-name="ce10" office:value-type="string">
            <text:p>SUB_NUM</text:p>
          </table:table-cell>
          <table:table-cell table:style-name="ce40"/>
          <table:table-cell table:style-name="ce38" office:value-type="string" table:number-columns-spanned="1" table:number-rows-spanned="11">
            <text:p><text:span text:style-name="T3">1. ON SETTLEMENT.TRANS_NUM = COMMON.TRANS_NUM AND SETTLEMENT.SUB_NUM = COMMON.SUB_NUM AND COMMON.PRODUCT = 'FX OPTIONS' AND <text:s/>COMMON.AS_OF_DT = '" &amp; sDate &amp; "' <text:s text:c="2"/>"</text:span></text:p>
            <text:p><text:span text:style-name="T4">WHERE PAYMENT_CUR &lt;&gt; 'THB' AND PAYMENT_TYPE = 548 AND TRANS_DT = <text:s/>'" &amp; sDate &amp; "' <text:s/>WITH UR ; <text:s/>"</text:span></text:p>
            <text:p/>
            <text:p>2. <text:s text:c="4"/><text:span text:style-name="T5">from ESL_COMMON COMMON where </text:span></text:p>
            <text:p><text:span text:style-name="T5"><text:s text:c="8"/></text:span><text:span text:style-name="T5">COMMON.PRODUCT = 'FX OPTIONS' AND </text:span></text:p>
            <text:p><text:span text:style-name="T5"><text:s text:c="8"/></text:span><text:span text:style-name="T5">COMMON.SETTLE_DATE = COMMON.AS_OF_DT and</text:span></text:p>
            <text:p><text:span text:style-name="T5"><text:s text:c="8"/></text:span><text:span text:style-name="T5">COMMON.AS_OF_DT = '" &amp; sDate &amp; "' and </text:span></text:p>
            <text:p><text:span text:style-name="T5"><text:s text:c="8"/></text:span><text:span text:style-name="T5">COMMON.PAYMENT_CUR &lt;&gt; 'THB' and</text:span></text:p>
            <text:p><text:span text:style-name="T5"><text:s text:c="8"/></text:span><text:span text:style-name="T5">COMMON.PAYMENT_AMT &lt;&gt; 0.0 and</text:span></text:p>
            <text:p><text:span text:style-name="T5"><text:s text:c="8"/></text:span><text:span text:style-name="T5">COMMON.GL_PROD_CD = '0091' </text:span></text:p>
          </table:table-cell>
        </table:table-row>
        <table:table-row table:style-name="ro14">
          <table:table-cell office:value-type="string">
            <text:p>TRAN_DTE</text:p>
          </table:table-cell>
          <table:table-cell/>
          <table:table-cell office:value-type="string">
            <text:p>dateInsert = Format(Trim(rs("TRANS_DT")), "YYYY") &amp; "-" &amp; Format(Trim(rs("TRANS_DT")), "MM") &amp; "-" &amp; Format(Trim(rs("TRANS_DT")), "DD")</text:p>
          </table:table-cell>
          <table:table-cell office:value-type="string">
            <text:p>TRANS_DT (ESL_SETTLEMENT)</text:p>
          </table:table-cell>
          <table:table-cell table:number-columns-repeated="2"/>
          <table:table-cell table:style-name="ce10" office:value-type="string">
            <text:p>PAYMENT_FLAG</text:p>
          </table:table-cell>
          <table:table-cell table:style-name="ce10"/>
          <table:table-cell table:style-name="ce10" office:value-type="string">
            <text:p>PAYMENT_FLAG</text:p>
          </table:table-cell>
          <table:table-cell table:style-name="ce10" office:value-type="string">
            <text:p>common.buy_sell = 1 then 'P' else 'R' </text:p>
          </table:table-cell>
          <table:covered-table-cell/>
        </table:table-row>
        <table:table-row table:style-name="ro19">
          <table:table-cell office:value-type="string">
            <text:p>TRAN_TYPE_CD</text:p>
          </table:table-cell>
          <table:table-cell office:value-type="string">
            <text:p>270002</text:p>
            <text:p>270001</text:p>
          </table:table-cell>
          <table:table-cell office:value-type="string">
            <text:p><text:s text:c="5"/>If Trim(rs("PAYMENT_FLAG")) = "P" Then</text:p>
            <text:p><text:s text:c="12"/>TRAN_TYPE_CD = "270002"</text:p>
            <text:p><text:s text:c="8"/>ElseIf Trim(rs("PAYMENT_FLAG")) = "R" Then</text:p>
            <text:p><text:s text:c="12"/>TRAN_TYPE_CD = "270001"</text:p>
            <text:p><text:s text:c="8"/>End If</text:p>
          </table:table-cell>
          <table:table-cell office:value-type="string">
            <text:p>PAYMENT_FLAG (ESL_STATEMENT)</text:p>
          </table:table-cell>
          <table:table-cell table:number-columns-repeated="2"/>
          <table:table-cell table:style-name="ce10" office:value-type="string">
            <text:p>INT_CUR</text:p>
          </table:table-cell>
          <table:table-cell table:style-name="ce10"/>
          <table:table-cell table:style-name="ce10" office:value-type="string">
            <text:p>INT_CUR</text:p>
          </table:table-cell>
          <table:table-cell table:style-name="ce10"/>
          <table:covered-table-cell/>
        </table:table-row>
        <table:table-row table:style-name="ro1">
          <table:table-cell office:value-type="string">
            <text:p>ITEM_TYPE_CD</text:p>
          </table:table-cell>
          <table:table-cell office:value-type="string">
            <text:p>268002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10" office:value-type="string">
            <text:p>PAYMENT_CUR</text:p>
          </table:table-cell>
          <table:table-cell table:style-name="ce10"/>
          <table:table-cell table:style-name="ce10" office:value-type="string">
            <text:p>PAYMENT_CUR</text:p>
          </table:table-cell>
          <table:table-cell table:style-name="ce10"/>
          <table:covered-table-cell/>
        </table:table-row>
        <table:table-row table:style-name="ro20">
          <table:table-cell office:value-type="string">
            <text:p>TRAN_SEQ</text:p>
          </table:table-cell>
          <table:table-cell/>
          <table:table-cell office:value-type="string">
            <text:p>SELECT COALESCE(MAX(TRAN_SEQ), 0) <text:s/>AS TRAN_SEQ</text:p>
            <text:p>FROM DS_PTX WHERE DATA_SET_DATE = <text:s/>'" &amp; sDate &amp; "' AND DATA_SYSTEM_CD = 'FNX' AND FLAG_ON_OFF = '0' <text:s/></text:p>
          </table:table-cell>
          <table:table-cell table:number-columns-repeated="3"/>
          <table:table-cell table:style-name="ce10" office:value-type="string">
            <text:p>INT_AMT</text:p>
          </table:table-cell>
          <table:table-cell table:style-name="ce10"/>
          <table:table-cell table:style-name="ce10" office:value-type="string">
            <text:p>INT_AMT</text:p>
          </table:table-cell>
          <table:table-cell table:style-name="ce10"/>
          <table:covered-table-cell/>
        </table:table-row>
        <table:table-row table:style-name="ro1">
          <table:table-cell office:value-type="string">
            <text:p>REC_PAY_ITEM_DSC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10" office:value-type="string">
            <text:p>PAYMENT_AMT</text:p>
          </table:table-cell>
          <table:table-cell table:style-name="ce10"/>
          <table:table-cell table:style-name="ce10" office:value-type="string">
            <text:p>PAYMENT_AMT</text:p>
          </table:table-cell>
          <table:table-cell table:style-name="ce10"/>
          <table:covered-table-cell/>
        </table:table-row>
        <table:table-row table:style-name="ro14">
          <table:table-cell office:value-type="string">
            <text:p>DATA_SET_DATE</text:p>
          </table:table-cell>
          <table:table-cell/>
          <table:table-cell office:value-type="string">
            <text:p>dateInsert = Format(Trim(rs("TRANS_DT")), "YYYY") &amp; "-" &amp; Format(Trim(rs("TRANS_DT")), "MM") &amp; "-" &amp; Format(Trim(rs("TRANS_DT")), "DD")</text:p>
          </table:table-cell>
          <table:table-cell office:value-type="string">
            <text:p>TRANS_DT (ESL_SETTLEMENT)</text:p>
          </table:table-cell>
          <table:table-cell table:number-columns-repeated="2"/>
          <table:table-cell table:style-name="ce10" office:value-type="string">
            <text:p>TRANS_DT</text:p>
          </table:table-cell>
          <table:table-cell table:style-name="ce10"/>
          <table:table-cell table:style-name="ce10" office:value-type="string">
            <text:p>TRANS_DT</text:p>
          </table:table-cell>
          <table:table-cell table:style-name="ce10"/>
          <table:covered-table-cell/>
        </table:table-row>
        <table:table-row table:style-name="ro1">
          <table:table-cell office:value-type="string">
            <text:p>PROVIDER_BR_NO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10" office:value-type="string">
            <text:p>TRANS_NUM</text:p>
          </table:table-cell>
          <table:table-cell table:style-name="ce10"/>
          <table:table-cell table:style-name="ce10" office:value-type="string">
            <text:p>TRANS_NUM</text:p>
          </table:table-cell>
          <table:table-cell table:style-name="ce10"/>
          <table:covered-table-cell/>
        </table:table-row>
        <table:table-row table:style-name="ro1">
          <table:table-cell office:value-type="string">
            <text:p>IBF_IN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10"/>
          <table:table-cell table:number-columns-repeated="2" table:style-name="ce10" office:value-type="string">
            <text:p>PROD_GROUP</text:p>
          </table:table-cell>
          <table:table-cell table:style-name="ce10"/>
          <table:covered-table-cell/>
        </table:table-row>
        <table:table-row table:style-name="ro1">
          <table:table-cell office:value-type="string">
            <text:p>PAY_METHO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10"/>
          <table:table-cell table:style-name="ce10" office:value-type="string">
            <text:p>settle_date </text:p>
          </table:table-cell>
          <table:table-cell table:style-name="ce10" office:value-type="string">
            <text:p>TRANS_DT</text:p>
          </table:table-cell>
          <table:table-cell table:style-name="ce10"/>
          <table:covered-table-cell/>
        </table:table-row>
        <table:table-row table:style-name="ro1">
          <table:table-cell office:value-type="string">
            <text:p>CURR_CD</text:p>
          </table:table-cell>
          <table:table-cell/>
          <table:table-cell office:value-type="string">
            <text:p>Trim(rs("PAYMENT_CUR"))</text:p>
          </table:table-cell>
          <table:table-cell office:value-type="string">
            <text:p>PAYMENT_CUR (ESL_SETTLEMENT)</text:p>
          </table:table-cell>
          <table:table-cell table:number-columns-repeated="2"/>
          <table:table-cell table:style-name="ce10"/>
          <table:table-cell table:number-columns-repeated="2" table:style-name="ce10" office:value-type="string">
            <text:p>ROOT_CNT_NO</text:p>
          </table:table-cell>
          <table:table-cell table:style-name="ce10" office:value-type="string">
            <text:p>case when ROOT_CNT_NO is null or ROOT_CNT_NO = '' or ROOT_CNT_NO = '0' then TRANS_NUM else ROOT_CNT_NO end as ROOT_CNT_NO</text:p>
          </table:table-cell>
          <table:covered-table-cell/>
        </table:table-row>
        <table:table-row table:style-name="ro21">
          <table:table-cell office:value-type="string">
            <text:p>TRAN_AMT_CURR</text:p>
          </table:table-cell>
          <table:table-cell/>
          <table:table-cell office:value-type="string">
            <text:p>setAmountByCurr(Trim(rs("PAYMENT_CUR"))</text:p>
            <text:p/>
            <text:p>Private Function setAmountByCurr(sCurrCD, amount)</text:p>
            <text:p><text:s text:c="4"/>Static curr_remove_dec As String</text:p>
            <text:p><text:s text:c="8"/>If curr_remove_dec = "" Then</text:p>
            <text:p><text:s text:c="8"/>Dim rs, sql As String</text:p>
            <text:p><text:s text:c="8"/>curr_remove_dec = Chr(8)</text:p>
            <text:p><text:s text:c="8"/>Set rs = CreateObject("adoDB.RecordSet")</text:p>
            <text:p><text:s text:c="8"/></text:p>
            <text:p><text:s text:c="8"/>sql = "select input_field " &amp; _</text:p>
            <text:p><text:s text:c="12"/>"from map_code_edw " &amp; _</text:p>
            <text:p><text:s text:c="12"/>"where " &amp; _</text:p>
            <text:p><text:s text:c="12"/>" <text:s text:c="2"/>field_name = 'MUREX_CCY_REMOVE_DECIMAL' and " &amp; _</text:p>
            <text:p><text:s text:c="12"/>" <text:s text:c="2"/>field_condition = 'CURRENCY_CD' " &amp; _</text:p>
            <text:p><text:s text:c="12"/>"order by input_field " &amp; _</text:p>
            <text:p><text:s text:c="12"/>"with ur"</text:p>
            <text:p><text:s text:c="8"/>rs.open sql, Conn</text:p>
            <text:p><text:s text:c="8"/></text:p>
            <text:p><text:s text:c="8"/>Do While Not rs.EOF</text:p>
            <text:p><text:s text:c="12"/>curr_remove_dec = curr_remove_dec &amp; Trim(UCase(rs("input_field"))) &amp; Chr(8)</text:p>
            <text:p><text:s text:c="12"/>rs.movenext</text:p>
            <text:p><text:s text:c="8"/>Loop</text:p>
            <text:p><text:s text:c="8"/>rs.Close</text:p>
            <text:p><text:s text:c="8"/>Set rs = Nothing</text:p>
            <text:p><text:s text:c="4"/>End If</text:p>
            <text:p><text:s text:c="4"/></text:p>
            <text:p><text:s text:c="4"/>If InStr(1, curr_remove_dec, Chr(8) &amp; UCase(Trim(sCurrCD)) &amp; Chr(8)) = 0 Then</text:p>
            <text:p><text:s text:c="8"/>setAmountByCurr = amount</text:p>
            <text:p><text:s text:c="4"/>Else</text:p>
            <text:p><text:s text:c="8"/>setAmountByCurr = Int(amount)</text:p>
            <text:p><text:s text:c="4"/>End If</text:p>
            <text:p>End Function</text:p>
          </table:table-cell>
          <table:table-cell office:value-type="string">
            <text:p>PAYMENT_CUR (ESL_SETTLEMENT)</text:p>
          </table:table-cell>
          <table:table-cell table:number-columns-repeated="7"/>
        </table:table-row>
        <table:table-row table:style-name="ro1">
          <table:table-cell office:value-type="string">
            <text:p>DEBT_ARR_TYPE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SIN_COD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DEBT_INS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22">
          <table:table-cell office:value-type="string">
            <text:p>ISSUER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office:value-type="string">
            <text:p/>
            <text:p><text:s text:c="2"/></text:p>
            <text:p><text:s/></text:p>
          </table:table-cell>
          <table:table-cell table:number-columns-repeated="4"/>
        </table:table-row>
        <table:table-row table:style-name="ro1">
          <table:table-cell office:value-type="string">
            <text:p>COUNTRY_CD_ISS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SSUE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MATURITY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ORG_TRM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ORG_TRM_U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COUPON_RA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NT_COUNTRY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UNIT_OF_TRAN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SELL_SEC_AMT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PURCHASE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OS_AMT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LU_DTE</text:p>
          </table:table-cell>
          <table:table-cell office:value-type="string">
            <text:p>Current Date</text:p>
          </table:table-cell>
          <table:table-cell office:value-type="string">
            <text:p>Set by DMS</text:p>
          </table:table-cell>
          <table:table-cell table:number-columns-repeated="8"/>
        </table:table-row>
        <table:table-row table:style-name="ro1">
          <table:table-cell office:value-type="string">
            <text:p>LU_TIME</text:p>
          </table:table-cell>
          <table:table-cell office:value-type="string">
            <text:p>Current Date</text:p>
          </table:table-cell>
          <table:table-cell office:value-type="string">
            <text:p>Set by DMS</text:p>
          </table:table-cell>
          <table:table-cell table:number-columns-repeated="8"/>
        </table:table-row>
        <table:table-row table:style-name="ro1">
          <table:table-cell office:value-type="string">
            <text:p>USER_LU</text:p>
          </table:table-cell>
          <table:table-cell office:value-type="string">
            <text:p>OPT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DATA_SYSTEM_CD</text:p>
          </table:table-cell>
          <table:table-cell office:value-type="string">
            <text:p>FNX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FLAG_ON_OFF</text:p>
          </table:table-cell>
          <table:table-cell table:style-name="ce36"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PART_I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P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P_COUNTRY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</table:table>
      <table:database-ranges>
        <table:database-range table:target-range-address="FI.J19:FI.J2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th" style:country-complex="TH"/>
    </style:default-style>
    <number:number-style style:name="N0">
      <number:number number:min-integer-digits="1"/>
    </number:number-style>
    <number:currency-style style:name="N117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8/20/2018</text:date>, <text:time>15:1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9:15:45.02</meta:creation-date>
    <dc:date>2018-08-20T15:13:52.35</dc:date>
    <meta:editing-duration>P1DT10M4S</meta:editing-duration>
    <meta:editing-cycles>162</meta:editing-cycles>
    <meta:generator>OpenOffice/4.0.1$Win32 OpenOffice.org_project/401m5$Build-9714</meta:generator>
    <meta:document-statistic meta:table-count="2" meta:cell-count="1014" meta:object-count="8"/>
  </office:meta>
</office:document-meta>
</file>